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style:shrink-to-fit="false" fo:min-height="14.629cm" fo:min-width="14.498cm" fo:padding-top="0.127cm" fo:padding-bottom="0.127cm" fo:padding-left="0.254cm" fo:padding-right="0.254cm" fo:wrap-option="wrap"/>
    </style:style>
    <style:style style:name="gr2" style:family="graphic" style:parent-style-name="standard">
      <style:graphic-properties draw:stroke="none" svg:stroke-width="0cm" draw:fill="none" draw:textarea-horizontal-align="center" draw:textarea-vertical-align="top" draw:auto-grow-height="false" draw:fit-to-size="false" style:shrink-to-fit="false" fo:padding-top="0.127cm" fo:padding-bottom="0.127cm" fo:padding-left="0.254cm" fo:padding-right="0.254cm" fo:wrap-option="wrap"/>
    </style:style>
    <style:style style:name="gr3" style:family="graphic" style:parent-style-name="standard">
      <style:graphic-properties draw:stroke="solid" svg:stroke-width="0.022cm" svg:stroke-color="#1385b7" draw:stroke-linejoin="miter" draw:fill="none" draw:textarea-horizontal-align="center" draw:textarea-vertical-align="top" draw:auto-grow-height="false" draw:fit-to-size="false" style:shrink-to-fit="false" fo:padding-top="0.127cm" fo:padding-bottom="0.127cm" fo:padding-left="0.254cm" fo:padding-right="0.254cm" fo:wrap-option="wrap"/>
    </style:style>
    <style:style style:name="gr4" style:family="graphic" style:parent-style-name="standard">
      <style:graphic-properties draw:stroke="solid" svg:stroke-width="0.035cm" svg:stroke-color="#000000" draw:stroke-linejoin="miter" draw:fill="none" draw:textarea-vertical-align="top" draw:auto-grow-height="false" draw:fit-to-size="false" style:shrink-to-fit="false" fo:min-height="0.818cm" fo:min-width="0cm" fo:padding-top="0.127cm" fo:padding-bottom="0.127cm" fo:padding-left="0.254cm" fo:padding-right="0.254cm" fo:wrap-option="wrap"/>
    </style:style>
    <style:style style:name="gr5" style:family="graphic" style:parent-style-name="standard">
      <style:graphic-properties draw:stroke="solid" svg:stroke-width="0.035cm" svg:stroke-color="#000000" draw:stroke-linejoin="miter" draw:fill="none" draw:textarea-vertical-align="top" draw:auto-grow-height="false" draw:fit-to-size="false" style:shrink-to-fit="false" fo:min-height="0.707cm" fo:min-width="1.419cm" fo:padding-top="0.127cm" fo:padding-bottom="0.127cm" fo:padding-left="0.254cm" fo:padding-right="0.254cm" fo:wrap-option="wrap"/>
    </style:style>
    <style:style style:name="gr6" style:family="graphic" style:parent-style-name="standard">
      <style:graphic-properties draw:stroke="solid" svg:stroke-width="0.035cm" svg:stroke-color="#000000" draw:stroke-linejoin="miter" draw:fill="none" draw:textarea-vertical-align="top" draw:auto-grow-height="false" draw:fit-to-size="false" style:shrink-to-fit="false" fo:min-height="0.002cm" fo:min-width="0cm" fo:padding-top="0.127cm" fo:padding-bottom="0.127cm" fo:padding-left="0.254cm" fo:padding-right="0.254cm" fo:wrap-option="wrap"/>
    </style:style>
    <style:style style:name="gr7" style:family="graphic" style:parent-style-name="standard">
      <style:graphic-properties draw:stroke="solid" svg:stroke-width="0.035cm" svg:stroke-color="#000000" draw:stroke-linejoin="miter" draw:fill="none" draw:textarea-vertical-align="top" draw:auto-grow-height="false" draw:fit-to-size="false" style:shrink-to-fit="false" fo:min-height="0.932cm" fo:min-width="0.29cm" fo:padding-top="0.127cm" fo:padding-bottom="0.127cm" fo:padding-left="0.254cm" fo:padding-right="0.254cm" fo:wrap-option="wrap"/>
    </style:style>
    <style:style style:name="gr8" style:family="graphic" style:parent-style-name="standard">
      <style:graphic-properties draw:stroke="solid" svg:stroke-width="0.035cm" svg:stroke-color="#000000" draw:stroke-linejoin="miter" draw:fill="none" draw:textarea-vertical-align="top" draw:auto-grow-height="false" draw:fit-to-size="false" style:shrink-to-fit="false" fo:min-height="0.372cm" fo:min-width="0.123cm" fo:padding-top="0.127cm" fo:padding-bottom="0.127cm" fo:padding-left="0.254cm" fo:padding-right="0.254cm" fo:wrap-option="wrap"/>
    </style:style>
    <style:style style:name="gr9" style:family="graphic" style:parent-style-name="standard">
      <style:graphic-properties draw:stroke="solid" svg:stroke-width="0.035cm" svg:stroke-color="#000000" draw:stroke-linejoin="miter" draw:fill="none" draw:textarea-vertical-align="top" draw:auto-grow-height="false" draw:fit-to-size="false" style:shrink-to-fit="false" fo:min-height="0.13cm" fo:min-width="0.643cm" fo:padding-top="0.127cm" fo:padding-bottom="0.127cm" fo:padding-left="0.254cm" fo:padding-right="0.254cm" fo:wrap-option="wrap"/>
    </style:style>
    <style:style style:name="gr10" style:family="graphic" style:parent-style-name="standard">
      <style:graphic-properties draw:stroke="solid" svg:stroke-width="0.035cm" svg:stroke-color="#000000" draw:stroke-linejoin="miter" draw:fill="none" draw:textarea-vertical-align="top" draw:auto-grow-height="false" draw:fit-to-size="false" style:shrink-to-fit="false" fo:min-height="0.566cm" fo:min-width="0.078cm" fo:padding-top="0.127cm" fo:padding-bottom="0.127cm" fo:padding-left="0.254cm" fo:padding-right="0.254cm" fo:wrap-option="wrap"/>
    </style:style>
    <style:style style:name="gr11" style:family="graphic" style:parent-style-name="standard">
      <style:graphic-properties draw:stroke="solid" svg:stroke-width="0.035cm" svg:stroke-color="#000000" draw:stroke-linejoin="miter" draw:fill="none" draw:textarea-vertical-align="top" draw:auto-grow-height="false" draw:fit-to-size="false" style:shrink-to-fit="false" fo:min-height="0.818cm" fo:min-width="0.092cm" fo:padding-top="0.127cm" fo:padding-bottom="0.127cm" fo:padding-left="0.254cm" fo:padding-right="0.254cm" fo:wrap-option="wrap"/>
    </style:style>
    <style:style style:name="gr12" style:family="graphic" style:parent-style-name="standard">
      <style:graphic-properties draw:stroke="solid" svg:stroke-width="0.035cm" svg:stroke-color="#000000" draw:stroke-linejoin="miter" draw:fill="none" draw:textarea-horizontal-align="center" draw:textarea-vertical-align="top" draw:auto-grow-height="false" draw:fit-to-size="false" style:shrink-to-fit="false" fo:padding-top="0.127cm" fo:padding-bottom="0.127cm" fo:padding-left="0.254cm" fo:padding-right="0.254cm" fo:wrap-option="wrap"/>
    </style:style>
    <style:style style:name="gr13" style:family="graphic" style:parent-style-name="standard">
      <style:graphic-properties draw:stroke="solid" svg:stroke-width="0.035cm" svg:stroke-color="#000000" draw:stroke-linejoin="miter" draw:fill="none" draw:textarea-vertical-align="top" draw:auto-grow-height="false" draw:fit-to-size="false" style:shrink-to-fit="false" fo:min-height="0.443cm" fo:min-width="0.021cm" fo:padding-top="0.127cm" fo:padding-bottom="0.127cm" fo:padding-left="0.254cm" fo:padding-right="0.254cm" fo:wrap-option="wrap"/>
    </style:style>
    <style:style style:name="gr14" style:family="graphic" style:parent-style-name="standard">
      <style:graphic-properties draw:stroke="solid" svg:stroke-width="0.035cm" svg:stroke-color="#000000" draw:stroke-linejoin="miter" draw:fill="none" draw:textarea-vertical-align="top" draw:auto-grow-height="false" draw:fit-to-size="false" style:shrink-to-fit="false" fo:min-height="1.761cm" fo:min-width="0.89cm" fo:padding-top="0.127cm" fo:padding-bottom="0.127cm" fo:padding-left="0.254cm" fo:padding-right="0.254cm" fo:wrap-option="wrap"/>
    </style:style>
    <style:style style:name="gr15" style:family="graphic" style:parent-style-name="standard">
      <style:graphic-properties draw:stroke="solid" svg:stroke-width="0.035cm" svg:stroke-color="#000000" draw:stroke-linejoin="miter" draw:fill="none" draw:textarea-vertical-align="top" draw:auto-grow-height="false" draw:fit-to-size="false" style:shrink-to-fit="false" fo:min-height="2.277cm" fo:min-width="0.811cm" fo:padding-top="0.127cm" fo:padding-bottom="0.127cm" fo:padding-left="0.254cm" fo:padding-right="0.254cm" fo:wrap-option="wrap"/>
    </style:style>
    <style:style style:name="gr16" style:family="graphic" style:parent-style-name="standard">
      <style:graphic-properties draw:stroke="solid" svg:stroke-width="0.035cm" svg:stroke-color="#000000" draw:stroke-linejoin="miter" draw:fill="none" draw:textarea-vertical-align="top" draw:auto-grow-height="false" draw:fit-to-size="false" style:shrink-to-fit="false" fo:min-height="1.003cm" fo:min-width="2.641cm" fo:padding-top="0.127cm" fo:padding-bottom="0.127cm" fo:padding-left="0.254cm" fo:padding-right="0.254cm" fo:wrap-option="wrap"/>
    </style:style>
    <style:style style:name="gr17" style:family="graphic" style:parent-style-name="standard">
      <style:graphic-properties draw:stroke="solid" svg:stroke-width="0.035cm" svg:stroke-color="#000000" draw:stroke-linejoin="miter" draw:fill="none" draw:textarea-vertical-align="top" draw:auto-grow-height="false" draw:fit-to-size="false" style:shrink-to-fit="false" fo:min-height="0.496cm" fo:min-width="2.076cm" fo:padding-top="0.127cm" fo:padding-bottom="0.127cm" fo:padding-left="0.254cm" fo:padding-right="0.254cm" fo:wrap-option="wrap"/>
    </style:style>
    <style:style style:name="gr18" style:family="graphic" style:parent-style-name="standard">
      <style:graphic-properties draw:stroke="solid" svg:stroke-width="0.035cm" svg:stroke-color="#000000" draw:stroke-linejoin="miter" draw:fill="none" draw:textarea-vertical-align="top" draw:auto-grow-height="false" draw:fit-to-size="false" style:shrink-to-fit="false" fo:min-height="0.293cm" fo:min-width="0cm" fo:padding-top="0.127cm" fo:padding-bottom="0.127cm" fo:padding-left="0.254cm" fo:padding-right="0.254cm" fo:wrap-option="wrap"/>
    </style:style>
    <style:style style:name="gr19" style:family="graphic" style:parent-style-name="standard">
      <style:graphic-properties draw:stroke="solid" svg:stroke-width="0.035cm" svg:stroke-color="#000000" draw:stroke-linejoin="miter" draw:fill="none" draw:textarea-vertical-align="top" draw:auto-grow-height="false" draw:fit-to-size="false" style:shrink-to-fit="false" fo:min-height="0.981cm" fo:min-width="0cm" fo:padding-top="0.127cm" fo:padding-bottom="0.127cm" fo:padding-left="0.254cm" fo:padding-right="0.254cm" fo:wrap-option="wrap"/>
    </style:style>
    <style:style style:name="gr20" style:family="graphic" style:parent-style-name="standard">
      <style:graphic-properties draw:stroke="solid" svg:stroke-width="0.035cm" svg:stroke-color="#000000" draw:stroke-linejoin="miter" draw:fill="none" draw:textarea-vertical-align="top" draw:auto-grow-height="false" draw:fit-to-size="false" style:shrink-to-fit="false" fo:min-height="0.87cm" fo:min-width="0.078cm" fo:padding-top="0.127cm" fo:padding-bottom="0.127cm" fo:padding-left="0.254cm" fo:padding-right="0.254cm" fo:wrap-option="wrap"/>
    </style:style>
    <style:style style:name="gr21" style:family="graphic" style:parent-style-name="standard">
      <style:graphic-properties draw:stroke="solid" svg:stroke-width="0.035cm" svg:stroke-color="#000000" draw:stroke-linejoin="miter" draw:fill="none" draw:textarea-vertical-align="top" draw:auto-grow-height="false" draw:fit-to-size="false" style:shrink-to-fit="false" fo:min-height="1.285cm" fo:min-width="0.405cm" fo:padding-top="0.127cm" fo:padding-bottom="0.127cm" fo:padding-left="0.254cm" fo:padding-right="0.254cm" fo:wrap-option="wrap"/>
    </style:style>
    <style:style style:name="gr22" style:family="graphic" style:parent-style-name="standard">
      <style:graphic-properties draw:stroke="solid" svg:stroke-width="0.035cm" svg:stroke-color="#000000" draw:stroke-linejoin="miter" draw:fill="none" draw:textarea-vertical-align="top" draw:auto-grow-height="false" draw:fit-to-size="false" style:shrink-to-fit="false" fo:min-height="0.068cm" fo:min-width="0.299cm" fo:padding-top="0.127cm" fo:padding-bottom="0.127cm" fo:padding-left="0.254cm" fo:padding-right="0.254cm" fo:wrap-option="wrap"/>
    </style:style>
    <style:style style:name="gr23" style:family="graphic" style:parent-style-name="standard">
      <style:graphic-properties draw:stroke="solid" svg:stroke-width="0.035cm" svg:stroke-color="#000000" draw:stroke-linejoin="miter" draw:fill="none" draw:textarea-vertical-align="top" draw:auto-grow-height="false" draw:fit-to-size="false" style:shrink-to-fit="false" fo:min-height="0.425cm" fo:min-width="0cm" fo:padding-top="0.127cm" fo:padding-bottom="0.127cm" fo:padding-left="0.254cm" fo:padding-right="0.254cm" fo:wrap-option="wrap"/>
    </style:style>
    <style:style style:name="gr24" style:family="graphic" style:parent-style-name="standard">
      <style:graphic-properties draw:stroke="solid" svg:stroke-width="0.035cm" svg:stroke-color="#000000" draw:stroke-linejoin="miter" draw:fill="none" draw:textarea-vertical-align="top" draw:auto-grow-height="false" draw:fit-to-size="false" style:shrink-to-fit="false" fo:min-height="0.191cm" fo:min-width="0.14cm" fo:padding-top="0.127cm" fo:padding-bottom="0.127cm" fo:padding-left="0.254cm" fo:padding-right="0.254cm" fo:wrap-option="wrap"/>
    </style:style>
    <style:style style:name="gr25" style:family="graphic" style:parent-style-name="standard">
      <style:graphic-properties draw:stroke="solid" svg:stroke-width="0.035cm" svg:stroke-color="#000000" draw:stroke-linejoin="miter" draw:fill="none" draw:textarea-vertical-align="top" draw:auto-grow-height="false" draw:fit-to-size="false" style:shrink-to-fit="false" fo:min-height="0.174cm" fo:min-width="0cm" fo:padding-top="0.127cm" fo:padding-bottom="0.127cm" fo:padding-left="0.254cm" fo:padding-right="0.254cm" fo:wrap-option="wrap"/>
    </style:style>
    <style:style style:name="gr26" style:family="graphic" style:parent-style-name="standard">
      <style:graphic-properties draw:stroke="solid" svg:stroke-width="0.035cm" svg:stroke-color="#000000" draw:stroke-linejoin="miter" draw:fill="none" draw:textarea-vertical-align="top" draw:auto-grow-height="false" draw:fit-to-size="false" style:shrink-to-fit="false" fo:min-height="0.191cm" fo:min-width="0cm" fo:padding-top="0.127cm" fo:padding-bottom="0.127cm" fo:padding-left="0.254cm" fo:padding-right="0.254cm" fo:wrap-option="wrap"/>
    </style:style>
    <style:style style:name="gr27" style:family="graphic" style:parent-style-name="standard">
      <style:graphic-properties draw:stroke="solid" svg:stroke-width="0.035cm" svg:stroke-color="#000000" draw:stroke-linejoin="miter" draw:fill="none" draw:textarea-vertical-align="top" draw:auto-grow-height="false" draw:fit-to-size="false" style:shrink-to-fit="false" fo:min-height="0.253cm" fo:min-width="0.533cm" fo:padding-top="0.127cm" fo:padding-bottom="0.127cm" fo:padding-left="0.254cm" fo:padding-right="0.254cm" fo:wrap-option="wrap"/>
    </style:style>
    <style:style style:name="gr28" style:family="graphic" style:parent-style-name="standard">
      <style:graphic-properties draw:stroke="solid" svg:stroke-width="0.035cm" svg:stroke-color="#000000" draw:stroke-linejoin="miter" draw:fill="none" draw:textarea-vertical-align="top" draw:auto-grow-height="false" draw:fit-to-size="false" style:shrink-to-fit="false" fo:min-height="0.668cm" fo:min-width="0.242cm" fo:padding-top="0.127cm" fo:padding-bottom="0.127cm" fo:padding-left="0.254cm" fo:padding-right="0.254cm" fo:wrap-option="wrap"/>
    </style:style>
    <style:style style:name="gr29" style:family="graphic" style:parent-style-name="standard">
      <style:graphic-properties draw:stroke="solid" svg:stroke-width="0.035cm" svg:stroke-color="#000000" draw:stroke-linejoin="miter" draw:fill="none" draw:textarea-vertical-align="top" draw:auto-grow-height="false" draw:fit-to-size="false" style:shrink-to-fit="false" fo:min-height="1.638cm" fo:min-width="0.198cm" fo:padding-top="0.127cm" fo:padding-bottom="0.127cm" fo:padding-left="0.254cm" fo:padding-right="0.254cm" fo:wrap-option="wrap"/>
    </style:style>
    <style:style style:name="gr30" style:family="graphic" style:parent-style-name="standard">
      <style:graphic-properties draw:stroke="solid" svg:stroke-width="0.035cm" svg:stroke-color="#000000" draw:stroke-linejoin="miter" draw:fill="none" draw:textarea-vertical-align="top" draw:auto-grow-height="false" draw:fit-to-size="false" style:shrink-to-fit="false" fo:min-height="0.893cm" fo:min-width="0.678cm" fo:padding-top="0.127cm" fo:padding-bottom="0.127cm" fo:padding-left="0.254cm" fo:padding-right="0.254cm" fo:wrap-option="wrap"/>
    </style:style>
    <style:style style:name="gr31" style:family="graphic" style:parent-style-name="standard">
      <style:graphic-properties draw:stroke="solid" svg:stroke-width="0.035cm" svg:stroke-color="#000000" draw:stroke-linejoin="miter" draw:fill="none" draw:textarea-vertical-align="top" draw:auto-grow-height="false" draw:fit-to-size="false" style:shrink-to-fit="false" fo:min-height="1.849cm" fo:min-width="0.475cm" fo:padding-top="0.127cm" fo:padding-bottom="0.127cm" fo:padding-left="0.254cm" fo:padding-right="0.254cm" fo:wrap-option="wrap"/>
    </style:style>
    <style:style style:name="gr32" style:family="graphic" style:parent-style-name="standard">
      <style:graphic-properties draw:stroke="solid" svg:stroke-width="0.035cm" svg:stroke-color="#000000" draw:stroke-linejoin="miter" draw:fill="none" draw:textarea-vertical-align="top" draw:auto-grow-height="false" draw:fit-to-size="false" style:shrink-to-fit="false" fo:min-height="0.13cm" fo:min-width="0.392cm" fo:padding-top="0.127cm" fo:padding-bottom="0.127cm" fo:padding-left="0.254cm" fo:padding-right="0.254cm" fo:wrap-option="wrap"/>
    </style:style>
    <style:style style:name="gr33" style:family="graphic" style:parent-style-name="standard">
      <style:graphic-properties draw:stroke="solid" svg:stroke-width="0.035cm" svg:stroke-color="#000000" draw:stroke-linejoin="miter" draw:fill="none" draw:textarea-vertical-align="top" draw:auto-grow-height="false" draw:fit-to-size="false" style:shrink-to-fit="false" fo:min-height="0.011cm" fo:min-width="0cm" fo:padding-top="0.127cm" fo:padding-bottom="0.127cm" fo:padding-left="0.254cm" fo:padding-right="0.254cm" fo:wrap-option="wrap"/>
    </style:style>
    <style:style style:name="gr34" style:family="graphic" style:parent-style-name="standard">
      <style:graphic-properties draw:stroke="solid" svg:stroke-width="0.035cm" svg:stroke-color="#000000" draw:stroke-linejoin="miter" draw:fill="none" draw:textarea-vertical-align="top" draw:auto-grow-height="false" draw:fit-to-size="false" style:shrink-to-fit="false" fo:min-height="0.403cm" fo:min-width="0.29cm" fo:padding-top="0.127cm" fo:padding-bottom="0.127cm" fo:padding-left="0.254cm" fo:padding-right="0.254cm" fo:wrap-option="wrap"/>
    </style:style>
    <style:style style:name="gr35" style:family="graphic" style:parent-style-name="standard">
      <style:graphic-properties draw:stroke="solid" svg:stroke-width="0.035cm" svg:stroke-color="#000000" draw:stroke-linejoin="miter" draw:fill="none" draw:textarea-vertical-align="top" draw:auto-grow-height="false" draw:fit-to-size="false" style:shrink-to-fit="false" fo:min-height="0.231cm" fo:min-width="0.118cm" fo:padding-top="0.127cm" fo:padding-bottom="0.127cm" fo:padding-left="0.254cm" fo:padding-right="0.254cm" fo:wrap-option="wrap"/>
    </style:style>
    <style:style style:name="gr36" style:family="graphic" style:parent-style-name="standard">
      <style:graphic-properties draw:stroke="solid" svg:stroke-width="0.035cm" svg:stroke-color="#000000" draw:stroke-linejoin="miter" draw:fill="none" draw:textarea-vertical-align="top" draw:auto-grow-height="false" draw:fit-to-size="false" style:shrink-to-fit="false" fo:min-height="0.09cm" fo:min-width="0.07cm" fo:padding-top="0.127cm" fo:padding-bottom="0.127cm" fo:padding-left="0.254cm" fo:padding-right="0.254cm" fo:wrap-option="wrap"/>
    </style:style>
    <style:style style:name="gr37" style:family="graphic" style:parent-style-name="standard">
      <style:graphic-properties draw:stroke="solid" svg:stroke-width="0.035cm" svg:stroke-color="#000000" draw:stroke-linejoin="miter" draw:fill="none" draw:textarea-vertical-align="top" draw:auto-grow-height="false" draw:fit-to-size="false" style:shrink-to-fit="false" fo:min-height="0.121cm" fo:min-width="0cm" fo:padding-top="0.127cm" fo:padding-bottom="0.127cm" fo:padding-left="0.254cm" fo:padding-right="0.254cm" fo:wrap-option="wrap"/>
    </style:style>
    <style:style style:name="gr38" style:family="graphic" style:parent-style-name="standard">
      <style:graphic-properties draw:stroke="solid" svg:stroke-width="0.035cm" svg:stroke-color="#000000" draw:stroke-linejoin="miter" draw:fill="none" draw:textarea-vertical-align="top" draw:auto-grow-height="false" draw:fit-to-size="false" style:shrink-to-fit="false" fo:min-height="0.183cm" fo:min-width="0.405cm" fo:padding-top="0.127cm" fo:padding-bottom="0.127cm" fo:padding-left="0.254cm" fo:padding-right="0.254cm" fo:wrap-option="wrap"/>
    </style:style>
    <style:style style:name="gr39" style:family="graphic" style:parent-style-name="standard">
      <style:graphic-properties draw:stroke="solid" svg:stroke-width="0.035cm" svg:stroke-color="#000000" draw:stroke-linejoin="miter" draw:fill="none" draw:textarea-vertical-align="top" draw:auto-grow-height="false" draw:fit-to-size="false" style:shrink-to-fit="false" fo:min-height="0.363cm" fo:min-width="0.149cm" fo:padding-top="0.127cm" fo:padding-bottom="0.127cm" fo:padding-left="0.254cm" fo:padding-right="0.254cm" fo:wrap-option="wrap"/>
    </style:style>
    <style:style style:name="gr40" style:family="graphic" style:parent-style-name="standard">
      <style:graphic-properties draw:stroke="solid" svg:stroke-width="0.035cm" svg:stroke-color="#000000" draw:stroke-linejoin="miter" draw:fill="none" draw:textarea-vertical-align="top" draw:auto-grow-height="false" draw:fit-to-size="false" style:shrink-to-fit="false" fo:min-height="0.31cm" fo:min-width="0.03cm" fo:padding-top="0.127cm" fo:padding-bottom="0.127cm" fo:padding-left="0.254cm" fo:padding-right="0.254cm" fo:wrap-option="wrap"/>
    </style:style>
    <style:style style:name="gr41" style:family="graphic" style:parent-style-name="standard">
      <style:graphic-properties draw:stroke="solid" svg:stroke-width="0.035cm" svg:stroke-color="#000000" draw:stroke-linejoin="miter" draw:fill="none" draw:textarea-vertical-align="top" draw:auto-grow-height="false" draw:fit-to-size="false" style:shrink-to-fit="false" fo:min-height="0.205cm" fo:min-width="0.012cm" fo:padding-top="0.127cm" fo:padding-bottom="0.127cm" fo:padding-left="0.254cm" fo:padding-right="0.254cm" fo:wrap-option="wrap"/>
    </style:style>
    <style:style style:name="gr42" style:family="graphic" style:parent-style-name="standard">
      <style:graphic-properties draw:stroke="solid" svg:stroke-width="0.035cm" svg:stroke-color="#000000" draw:stroke-linejoin="miter" draw:fill="none" draw:textarea-vertical-align="top" draw:auto-grow-height="false" draw:fit-to-size="false" style:shrink-to-fit="false" fo:min-height="0.112cm" fo:min-width="0cm" fo:padding-top="0.127cm" fo:padding-bottom="0.127cm" fo:padding-left="0.254cm" fo:padding-right="0.254cm" fo:wrap-option="wrap"/>
    </style:style>
    <style:style style:name="gr43" style:family="graphic" style:parent-style-name="standard">
      <style:graphic-properties draw:stroke="solid" svg:stroke-width="0.035cm" svg:stroke-color="#000000" draw:stroke-linejoin="miter" draw:fill="none" draw:textarea-vertical-align="top" draw:auto-grow-height="false" draw:fit-to-size="false" style:shrink-to-fit="false" fo:min-height="0.209cm" fo:min-width="0.109cm" fo:padding-top="0.127cm" fo:padding-bottom="0.127cm" fo:padding-left="0.254cm" fo:padding-right="0.254cm" fo:wrap-option="wrap"/>
    </style:style>
    <style:style style:name="gr44" style:family="graphic" style:parent-style-name="standard">
      <style:graphic-properties draw:stroke="solid" svg:stroke-width="0.035cm" svg:stroke-color="#000000" draw:stroke-linejoin="miter" draw:fill="none" draw:textarea-vertical-align="top" draw:auto-grow-height="false" draw:fit-to-size="false" style:shrink-to-fit="false" fo:min-height="0.169cm" fo:min-width="0.039cm" fo:padding-top="0.127cm" fo:padding-bottom="0.127cm" fo:padding-left="0.254cm" fo:padding-right="0.254cm" fo:wrap-option="wrap"/>
    </style:style>
    <style:style style:name="gr45" style:family="graphic" style:parent-style-name="standard">
      <style:graphic-properties draw:stroke="solid" svg:stroke-width="0.035cm" svg:stroke-color="#000000" draw:stroke-linejoin="miter" draw:fill="none" draw:textarea-vertical-align="top" draw:auto-grow-height="false" draw:fit-to-size="false" style:shrink-to-fit="false" fo:min-height="0.619cm" fo:min-width="0.859cm" fo:padding-top="0.127cm" fo:padding-bottom="0.127cm" fo:padding-left="0.254cm" fo:padding-right="0.254cm" fo:wrap-option="wrap"/>
    </style:style>
    <style:style style:name="gr46" style:family="graphic" style:parent-style-name="standard">
      <style:graphic-properties draw:stroke="solid" svg:stroke-width="0.035cm" svg:stroke-color="#000000" draw:stroke-linejoin="miter" draw:fill="none" draw:textarea-vertical-align="top" draw:auto-grow-height="false" draw:fit-to-size="false" style:shrink-to-fit="false" fo:min-height="0.566cm" fo:min-width="1.922cm" fo:padding-top="0.127cm" fo:padding-bottom="0.127cm" fo:padding-left="0.254cm" fo:padding-right="0.254cm" fo:wrap-option="wrap"/>
    </style:style>
    <style:style style:name="gr47" style:family="graphic" style:parent-style-name="standard">
      <style:graphic-properties draw:stroke="solid" svg:stroke-width="0.035cm" svg:stroke-color="#000000" draw:stroke-linejoin="miter" draw:fill="none" draw:textarea-vertical-align="top" draw:auto-grow-height="false" draw:fit-to-size="false" style:shrink-to-fit="false" fo:min-height="0.765cm" fo:min-width="0.118cm" fo:padding-top="0.127cm" fo:padding-bottom="0.127cm" fo:padding-left="0.254cm" fo:padding-right="0.254cm" fo:wrap-option="wrap"/>
    </style:style>
    <style:style style:name="gr48" style:family="graphic" style:parent-style-name="standard">
      <style:graphic-properties draw:stroke="solid" svg:stroke-width="0.035cm" svg:stroke-color="#000000" draw:stroke-linejoin="miter" draw:fill="none" draw:textarea-vertical-align="top" draw:auto-grow-height="false" draw:fit-to-size="false" style:shrink-to-fit="false" fo:min-height="1.792cm" fo:min-width="0.29cm" fo:padding-top="0.127cm" fo:padding-bottom="0.127cm" fo:padding-left="0.254cm" fo:padding-right="0.254cm" fo:wrap-option="wrap"/>
    </style:style>
    <style:style style:name="gr49" style:family="graphic" style:parent-style-name="standard">
      <style:graphic-properties draw:stroke="solid" svg:stroke-width="0.035cm" svg:stroke-color="#000000" draw:stroke-linejoin="miter" draw:fill="none" draw:textarea-vertical-align="top" draw:auto-grow-height="false" draw:fit-to-size="false" style:shrink-to-fit="false" fo:min-height="0.91cm" fo:min-width="0.643cm" fo:padding-top="0.127cm" fo:padding-bottom="0.127cm" fo:padding-left="0.254cm" fo:padding-right="0.254cm" fo:wrap-option="wrap"/>
    </style:style>
    <style:style style:name="gr50" style:family="graphic" style:parent-style-name="standard">
      <style:graphic-properties draw:stroke="solid" svg:stroke-width="0.035cm" svg:stroke-color="#000000" draw:stroke-linejoin="miter" draw:fill="none" draw:textarea-vertical-align="top" draw:auto-grow-height="false" draw:fit-to-size="false" style:shrink-to-fit="false" fo:min-height="3.261cm" fo:min-width="0.211cm" fo:padding-top="0.127cm" fo:padding-bottom="0.127cm" fo:padding-left="0.254cm" fo:padding-right="0.254cm" fo:wrap-option="wrap"/>
    </style:style>
    <style:style style:name="gr51" style:family="graphic" style:parent-style-name="standard">
      <style:graphic-properties draw:stroke="solid" svg:stroke-width="0.035cm" svg:stroke-color="#000000" draw:stroke-linejoin="miter" draw:fill="none" draw:textarea-vertical-align="top" draw:auto-grow-height="false" draw:fit-to-size="false" style:shrink-to-fit="false" fo:min-height="1.166cm" fo:min-width="0.374cm" fo:padding-top="0.127cm" fo:padding-bottom="0.127cm" fo:padding-left="0.254cm" fo:padding-right="0.254cm" fo:wrap-option="wrap"/>
    </style:style>
    <style:style style:name="gr52" style:family="graphic" style:parent-style-name="standard">
      <style:graphic-properties draw:stroke="solid" svg:stroke-width="0.035cm" svg:stroke-color="#000000" draw:stroke-linejoin="miter" draw:fill="none" draw:textarea-vertical-align="top" draw:auto-grow-height="false" draw:fit-to-size="false" style:shrink-to-fit="false" fo:min-height="0.527cm" fo:min-width="0cm" fo:padding-top="0.127cm" fo:padding-bottom="0.127cm" fo:padding-left="0.254cm" fo:padding-right="0.254cm" fo:wrap-option="wrap"/>
    </style:style>
    <style:style style:name="gr53" style:family="graphic" style:parent-style-name="standard">
      <style:graphic-properties draw:stroke="solid" svg:stroke-width="0.035cm" svg:stroke-color="#000000" draw:stroke-linejoin="miter" draw:fill="none" draw:textarea-vertical-align="top" draw:auto-grow-height="false" draw:fit-to-size="false" style:shrink-to-fit="false" fo:min-height="0cm" fo:min-width="0cm" fo:padding-top="0.127cm" fo:padding-bottom="0.127cm" fo:padding-left="0.254cm" fo:padding-right="0.254cm" fo:wrap-option="wrap"/>
    </style:style>
    <style:style style:name="gr54" style:family="graphic" style:parent-style-name="standard">
      <style:graphic-properties draw:stroke="solid" svg:stroke-width="0.035cm" svg:stroke-color="#000000" draw:stroke-linejoin="miter" draw:fill="none" draw:textarea-vertical-align="top" draw:auto-grow-height="false" draw:fit-to-size="false" style:shrink-to-fit="false" fo:min-height="0.152cm" fo:min-width="0cm" fo:padding-top="0.127cm" fo:padding-bottom="0.127cm" fo:padding-left="0.254cm" fo:padding-right="0.254cm" fo:wrap-option="wrap"/>
    </style:style>
    <style:style style:name="gr55" style:family="graphic" style:parent-style-name="standard">
      <style:graphic-properties draw:stroke="solid" svg:stroke-width="0.035cm" svg:stroke-color="#000000" draw:stroke-linejoin="miter" draw:fill="none" draw:textarea-vertical-align="top" draw:auto-grow-height="false" draw:fit-to-size="false" style:shrink-to-fit="false" fo:min-height="0.363cm" fo:min-width="0cm" fo:padding-top="0.127cm" fo:padding-bottom="0.127cm" fo:padding-left="0.254cm" fo:padding-right="0.254cm" fo:wrap-option="wrap"/>
    </style:style>
    <style:style style:name="gr56" style:family="graphic" style:parent-style-name="standard">
      <style:graphic-properties draw:stroke="solid" svg:stroke-width="0.035cm" svg:stroke-color="#000000" draw:stroke-linejoin="miter" draw:fill="none" draw:textarea-vertical-align="top" draw:auto-grow-height="false" draw:fit-to-size="false" style:shrink-to-fit="false" fo:min-height="0.809cm" fo:min-width="0.352cm" fo:padding-top="0.127cm" fo:padding-bottom="0.127cm" fo:padding-left="0.254cm" fo:padding-right="0.254cm" fo:wrap-option="wrap"/>
    </style:style>
    <style:style style:name="gr57" style:family="graphic" style:parent-style-name="standard">
      <style:graphic-properties draw:stroke="solid" svg:stroke-width="0.035cm" svg:stroke-color="#000000" draw:stroke-linejoin="miter" draw:fill="none" draw:textarea-vertical-align="top" draw:auto-grow-height="false" draw:fit-to-size="false" style:shrink-to-fit="false" fo:min-height="0.496cm" fo:min-width="0cm" fo:padding-top="0.127cm" fo:padding-bottom="0.127cm" fo:padding-left="0.254cm" fo:padding-right="0.254cm" fo:wrap-option="wrap"/>
    </style:style>
    <style:style style:name="gr58" style:family="graphic" style:parent-style-name="standard">
      <style:graphic-properties draw:stroke="solid" svg:stroke-width="0.035cm" svg:stroke-color="#000000" draw:stroke-linejoin="miter" draw:fill="none" draw:textarea-vertical-align="top" draw:auto-grow-height="false" draw:fit-to-size="false" style:shrink-to-fit="false" fo:min-height="0.527cm" fo:min-width="0.189cm" fo:padding-top="0.127cm" fo:padding-bottom="0.127cm" fo:padding-left="0.254cm" fo:padding-right="0.254cm" fo:wrap-option="wrap"/>
    </style:style>
    <style:style style:name="gr59" style:family="graphic" style:parent-style-name="standard">
      <style:graphic-properties draw:stroke="solid" svg:stroke-width="0.035cm" svg:stroke-color="#000000" draw:stroke-linejoin="miter" draw:fill="none" draw:textarea-vertical-align="top" draw:auto-grow-height="false" draw:fit-to-size="false" style:shrink-to-fit="false" fo:min-height="0.981cm" fo:min-width="0.33cm" fo:padding-top="0.127cm" fo:padding-bottom="0.127cm" fo:padding-left="0.254cm" fo:padding-right="0.254cm" fo:wrap-option="wrap"/>
    </style:style>
    <style:style style:name="gr60" style:family="graphic" style:parent-style-name="standard">
      <style:graphic-properties draw:stroke="solid" svg:stroke-width="0.035cm" svg:stroke-color="#000000" draw:stroke-linejoin="miter" draw:fill="none" draw:textarea-vertical-align="top" draw:auto-grow-height="false" draw:fit-to-size="false" style:shrink-to-fit="false" fo:min-height="1.245cm" fo:min-width="0.048cm" fo:padding-top="0.127cm" fo:padding-bottom="0.127cm" fo:padding-left="0.254cm" fo:padding-right="0.254cm" fo:wrap-option="wrap"/>
    </style:style>
    <style:style style:name="gr61" style:family="graphic" style:parent-style-name="standard">
      <style:graphic-properties draw:stroke="solid" svg:stroke-width="0.035cm" svg:stroke-color="#000000" draw:stroke-linejoin="miter" draw:fill="none" draw:textarea-vertical-align="top" draw:auto-grow-height="false" draw:fit-to-size="false" style:shrink-to-fit="false" fo:min-height="0.019cm" fo:min-width="0cm" fo:padding-top="0.127cm" fo:padding-bottom="0.127cm" fo:padding-left="0.254cm" fo:padding-right="0.254cm" fo:wrap-option="wrap"/>
    </style:style>
    <style:style style:name="gr62" style:family="graphic" style:parent-style-name="standard">
      <style:graphic-properties draw:stroke="solid" svg:stroke-width="0.035cm" svg:stroke-color="#000000" draw:stroke-linejoin="miter" draw:fill="none" draw:textarea-vertical-align="top" draw:auto-grow-height="false" draw:fit-to-size="false" style:shrink-to-fit="false" fo:min-height="0.13cm" fo:min-width="0.325cm" fo:padding-top="0.127cm" fo:padding-bottom="0.127cm" fo:padding-left="0.254cm" fo:padding-right="0.254cm" fo:wrap-option="wrap"/>
    </style:style>
    <style:style style:name="gr63" style:family="graphic" style:parent-style-name="standard">
      <style:graphic-properties draw:stroke="solid" svg:stroke-width="0.035cm" svg:stroke-color="#000000" draw:stroke-linejoin="miter" draw:fill="none" draw:textarea-vertical-align="top" draw:auto-grow-height="false" draw:fit-to-size="false" style:shrink-to-fit="false" fo:min-height="0.324cm" fo:min-width="0.705cm" fo:padding-top="0.127cm" fo:padding-bottom="0.127cm" fo:padding-left="0.254cm" fo:padding-right="0.254cm" fo:wrap-option="wrap"/>
    </style:style>
    <style:style style:name="gr64" style:family="graphic" style:parent-style-name="standard">
      <style:graphic-properties draw:stroke="solid" svg:stroke-width="0.035cm" svg:stroke-color="#000000" draw:stroke-linejoin="miter" draw:fill="none" draw:textarea-vertical-align="top" draw:auto-grow-height="false" draw:fit-to-size="false" style:shrink-to-fit="false" fo:min-height="0.271cm" fo:min-width="0cm" fo:padding-top="0.127cm" fo:padding-bottom="0.127cm" fo:padding-left="0.254cm" fo:padding-right="0.254cm" fo:wrap-option="wrap"/>
    </style:style>
    <style:style style:name="gr65" style:family="graphic" style:parent-style-name="standard">
      <style:graphic-properties draw:stroke="solid" svg:stroke-width="0.035cm" svg:stroke-color="#000000" draw:stroke-linejoin="miter" draw:fill="none" draw:textarea-vertical-align="top" draw:auto-grow-height="false" draw:fit-to-size="false" style:shrink-to-fit="false" fo:min-height="0.654cm" fo:min-width="0cm" fo:padding-top="0.127cm" fo:padding-bottom="0.127cm" fo:padding-left="0.254cm" fo:padding-right="0.254cm" fo:wrap-option="wrap"/>
    </style:style>
    <style:style style:name="gr66" style:family="graphic" style:parent-style-name="standard">
      <style:graphic-properties draw:stroke="solid" svg:stroke-width="0.035cm" svg:stroke-color="#000000" draw:stroke-linejoin="miter" draw:fill="none" draw:textarea-vertical-align="top" draw:auto-grow-height="false" draw:fit-to-size="false" style:shrink-to-fit="false" fo:min-height="0.108cm" fo:min-width="0.484cm" fo:padding-top="0.127cm" fo:padding-bottom="0.127cm" fo:padding-left="0.254cm" fo:padding-right="0.254cm" fo:wrap-option="wrap"/>
    </style:style>
    <style:style style:name="gr67" style:family="graphic" style:parent-style-name="standard">
      <style:graphic-properties draw:stroke="solid" svg:stroke-width="0.035cm" svg:stroke-color="#000000" draw:stroke-linejoin="miter" draw:fill="none" draw:textarea-vertical-align="top" draw:auto-grow-height="false" draw:fit-to-size="false" style:shrink-to-fit="false" fo:min-height="0cm" fo:min-width="0.696cm" fo:padding-top="0.127cm" fo:padding-bottom="0.127cm" fo:padding-left="0.254cm" fo:padding-right="0.254cm" fo:wrap-option="wrap"/>
    </style:style>
    <style:style style:name="gr68" style:family="graphic" style:parent-style-name="standard">
      <style:graphic-properties draw:stroke="solid" svg:stroke-width="0.035cm" svg:stroke-color="#000000" draw:stroke-linejoin="miter" draw:fill="none" draw:textarea-vertical-align="top" draw:auto-grow-height="false" draw:fit-to-size="false" style:shrink-to-fit="false" fo:min-height="0.332cm" fo:min-width="0.555cm" fo:padding-top="0.127cm" fo:padding-bottom="0.127cm" fo:padding-left="0.254cm" fo:padding-right="0.254cm" fo:wrap-option="wrap"/>
    </style:style>
    <style:style style:name="gr69" style:family="graphic" style:parent-style-name="standard">
      <style:graphic-properties draw:stroke="solid" svg:stroke-width="0.035cm" svg:stroke-color="#000000" draw:stroke-linejoin="miter" draw:fill="none" draw:textarea-vertical-align="top" draw:auto-grow-height="false" draw:fit-to-size="false" style:shrink-to-fit="false" fo:min-height="0.112cm" fo:min-width="0.281cm" fo:padding-top="0.127cm" fo:padding-bottom="0.127cm" fo:padding-left="0.254cm" fo:padding-right="0.254cm" fo:wrap-option="wrap"/>
    </style:style>
    <style:style style:name="gr70" style:family="graphic" style:parent-style-name="standard">
      <style:graphic-properties draw:stroke="solid" svg:stroke-width="0.035cm" svg:stroke-color="#000000" draw:stroke-linejoin="miter" draw:fill="none" draw:textarea-vertical-align="top" draw:auto-grow-height="false" draw:fit-to-size="false" style:shrink-to-fit="false" fo:min-height="0.332cm" fo:min-width="0.506cm" fo:padding-top="0.127cm" fo:padding-bottom="0.127cm" fo:padding-left="0.254cm" fo:padding-right="0.254cm" fo:wrap-option="wrap"/>
    </style:style>
    <style:style style:name="gr71" style:family="graphic" style:parent-style-name="standard">
      <style:graphic-properties draw:stroke="solid" svg:stroke-width="0.035cm" svg:stroke-color="#000000" draw:stroke-linejoin="miter" draw:fill="none" draw:textarea-vertical-align="top" draw:auto-grow-height="false" draw:fit-to-size="false" style:shrink-to-fit="false" fo:min-height="0.116cm" fo:min-width="0.211cm" fo:padding-top="0.127cm" fo:padding-bottom="0.127cm" fo:padding-left="0.254cm" fo:padding-right="0.254cm" fo:wrap-option="wrap"/>
    </style:style>
    <style:style style:name="gr72" style:family="graphic" style:parent-style-name="standard">
      <style:graphic-properties draw:stroke="solid" svg:stroke-width="0.035cm" svg:stroke-color="#000000" draw:stroke-linejoin="miter" draw:fill="none" draw:textarea-vertical-align="top" draw:auto-grow-height="false" draw:fit-to-size="false" style:shrink-to-fit="false" fo:min-height="0.377cm" fo:min-width="0cm" fo:padding-top="0.127cm" fo:padding-bottom="0.127cm" fo:padding-left="0.254cm" fo:padding-right="0.254cm" fo:wrap-option="wrap"/>
    </style:style>
    <style:style style:name="gr73" style:family="graphic" style:parent-style-name="standard">
      <style:graphic-properties draw:stroke="solid" svg:stroke-width="0.035cm" svg:stroke-color="#000000" draw:stroke-linejoin="miter" draw:fill="none" draw:textarea-vertical-align="top" draw:auto-grow-height="false" draw:fit-to-size="false" style:shrink-to-fit="false" fo:min-height="0.161cm" fo:min-width="0.639cm" fo:padding-top="0.127cm" fo:padding-bottom="0.127cm" fo:padding-left="0.254cm" fo:padding-right="0.254cm" fo:wrap-option="wrap"/>
    </style:style>
    <style:style style:name="gr74" style:family="graphic" style:parent-style-name="standard">
      <style:graphic-properties draw:stroke="solid" svg:stroke-width="0.035cm" svg:stroke-color="#000000" draw:stroke-linejoin="miter" draw:fill="none" draw:textarea-vertical-align="top" draw:auto-grow-height="false" draw:fit-to-size="false" style:shrink-to-fit="false" fo:min-height="0.13cm" fo:min-width="0cm" fo:padding-top="0.127cm" fo:padding-bottom="0.127cm" fo:padding-left="0.254cm" fo:padding-right="0.254cm" fo:wrap-option="wrap"/>
    </style:style>
    <style:style style:name="gr75" style:family="graphic" style:parent-style-name="standard">
      <style:graphic-properties draw:stroke="solid" svg:stroke-width="0.035cm" svg:stroke-color="#000000" draw:stroke-linejoin="miter" draw:fill="none" draw:textarea-vertical-align="top" draw:auto-grow-height="false" draw:fit-to-size="false" style:shrink-to-fit="false" fo:min-height="0.041cm" fo:min-width="0cm" fo:padding-top="0.127cm" fo:padding-bottom="0.127cm" fo:padding-left="0.254cm" fo:padding-right="0.254cm" fo:wrap-option="wrap"/>
    </style:style>
    <style:style style:name="gr76" style:family="graphic" style:parent-style-name="standard">
      <style:graphic-properties draw:stroke="solid" svg:stroke-width="0.035cm" svg:stroke-color="#000000" draw:stroke-linejoin="miter" draw:fill="none" draw:textarea-vertical-align="top" draw:auto-grow-height="false" draw:fit-to-size="false" style:shrink-to-fit="false" fo:min-height="0.284cm" fo:min-width="0.766cm" fo:padding-top="0.127cm" fo:padding-bottom="0.127cm" fo:padding-left="0.254cm" fo:padding-right="0.254cm" fo:wrap-option="wrap"/>
    </style:style>
    <style:style style:name="gr77" style:family="graphic" style:parent-style-name="standard">
      <style:graphic-properties draw:stroke="solid" svg:stroke-width="0.022cm" svg:stroke-color="#000000" draw:stroke-linejoin="miter"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78" style:family="graphic" style:parent-style-name="standard">
      <style:graphic-properties draw:stroke="dash" draw:stroke-dash="Dashed_20__28_var_29__20_4" svg:stroke-width="0.022cm" svg:stroke-color="#bac2c7" draw:stroke-linejoin="miter" draw:fill="none" draw:textarea-horizontal-align="center" draw:textarea-vertical-align="top" draw:auto-grow-height="false" draw:fit-to-size="false" style:shrink-to-fit="false" fo:padding-top="0.127cm" fo:padding-bottom="0.127cm" fo:padding-left="0.254cm" fo:padding-right="0.254cm" fo:wrap-option="wrap"/>
    </style:style>
    <style:style style:name="gr79" style:family="graphic" style:parent-style-name="standard">
      <style:graphic-properties draw:stroke="dash" draw:stroke-dash="Dashed_20__28_var_29__20_4" svg:stroke-width="0.022cm" svg:stroke-color="#bac2c7" draw:stroke-linejoin="miter" draw:fill="none" draw:textarea-vertical-align="top" draw:auto-grow-height="false" draw:fit-to-size="false" style:shrink-to-fit="false" fo:min-height="0.213cm" fo:min-width="1.049cm" fo:padding-top="0.127cm" fo:padding-bottom="0.127cm" fo:padding-left="0.254cm" fo:padding-right="0.254cm" fo:wrap-option="wrap"/>
    </style:style>
    <style:style style:name="gr80" style:family="graphic" style:parent-style-name="standard">
      <style:graphic-properties draw:stroke="dash" draw:stroke-dash="Dashed_20__28_var_29__20_4" svg:stroke-width="0.022cm" svg:stroke-color="#bac2c7" draw:stroke-linejoin="miter" draw:fill="none" draw:textarea-vertical-align="top" draw:auto-grow-height="false" draw:fit-to-size="false" style:shrink-to-fit="false" fo:min-height="0cm" fo:min-width="1.476cm" fo:padding-top="0.127cm" fo:padding-bottom="0.127cm" fo:padding-left="0.254cm" fo:padding-right="0.254cm" fo:wrap-option="wrap"/>
    </style:style>
    <style:style style:name="gr81" style:family="graphic" style:parent-style-name="standard">
      <style:graphic-properties draw:stroke="solid" svg:stroke-width="0.018cm" svg:stroke-color="#1385b7" draw:stroke-linejoin="miter" draw:fill="none" draw:textarea-horizontal-align="center" draw:textarea-vertical-align="top" draw:auto-grow-height="false" draw:fit-to-size="false" style:shrink-to-fit="false" fo:padding-top="0.127cm" fo:padding-bottom="0.127cm" fo:padding-left="0.254cm" fo:padding-right="0.254cm" fo:wrap-option="wrap"/>
    </style:style>
    <style:style style:name="gr82" style:family="graphic" style:parent-style-name="standard" style:list-style-name="L1">
      <style:graphic-properties draw:stroke="none" svg:stroke-width="0cm" draw:fill="none" draw:textarea-vertical-align="top" draw:auto-grow-height="false" draw:fit-to-size="false" style:shrink-to-fit="false" fo:min-height="0.319cm" fo:min-width="1.421cm" fo:padding-top="0cm" fo:padding-bottom="0cm" fo:padding-left="0cm" fo:padding-right="0cm" fo:wrap-option="wrap"/>
    </style:style>
    <style:style style:name="gr83" style:family="graphic" style:parent-style-name="standard" style:list-style-name="L1">
      <style:graphic-properties draw:stroke="none" svg:stroke-width="0cm" draw:fill="none" draw:textarea-vertical-align="top" draw:auto-grow-height="false" draw:fit-to-size="false" style:shrink-to-fit="false" fo:min-height="0.258cm" fo:min-width="1.421cm" fo:padding-top="0cm" fo:padding-bottom="0cm" fo:padding-left="0cm" fo:padding-right="0cm" fo:wrap-option="wrap"/>
    </style:style>
    <style:style style:name="gr84"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85"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86"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87"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88"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89"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90" style:family="graphic" style:parent-style-name="standard" style:list-style-name="L1">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91"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92"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93" style:family="graphic" style:parent-style-name="standard" style:list-style-name="L1">
      <style:graphic-properties draw:stroke="none" svg:stroke-width="0cm" draw:fill="none" draw:textarea-vertical-align="top" draw:auto-grow-height="false" draw:fit-to-size="false" style:shrink-to-fit="false" fo:min-height="0.266cm" fo:min-width="1.422cm" fo:padding-top="0cm" fo:padding-bottom="0cm" fo:padding-left="0cm" fo:padding-right="0cm" fo:wrap-option="wrap"/>
    </style:style>
    <style:style style:name="gr94"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95" style:family="graphic" style:parent-style-name="standard" style:list-style-name="L1">
      <style:graphic-properties draw:stroke="none" svg:stroke-width="0cm" draw:fill="none" draw:textarea-vertical-align="top" draw:auto-grow-height="false" draw:fit-to-size="false" style:shrink-to-fit="false" fo:min-height="0.266cm" fo:min-width="1.422cm" fo:padding-top="0cm" fo:padding-bottom="0cm" fo:padding-left="0cm" fo:padding-right="0cm" fo:wrap-option="wrap"/>
    </style:style>
    <style:style style:name="gr96" style:family="graphic" style:parent-style-name="standard" style:list-style-name="L1">
      <style:graphic-properties draw:stroke="none" svg:stroke-width="0cm" draw:fill="none" draw:textarea-vertical-align="top" draw:auto-grow-height="false" draw:fit-to-size="false" style:shrink-to-fit="false" fo:min-height="0.265cm" fo:min-width="1.422cm" fo:padding-top="0cm" fo:padding-bottom="0cm" fo:padding-left="0cm" fo:padding-right="0cm" fo:wrap-option="wrap"/>
    </style:style>
    <style:style style:name="gr97" style:family="graphic" style:parent-style-name="standard" style:list-style-name="L1">
      <style:graphic-properties draw:stroke="none" svg:stroke-width="0cm" draw:fill="none" draw:textarea-vertical-align="top" draw:auto-grow-height="false" draw:fit-to-size="false" style:shrink-to-fit="false" fo:min-height="0.265cm" fo:min-width="1.422cm" fo:padding-top="0cm" fo:padding-bottom="0cm" fo:padding-left="0cm" fo:padding-right="0cm" fo:wrap-option="wrap"/>
    </style:style>
    <style:style style:name="gr98"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99" style:family="graphic" style:parent-style-name="standard" style:list-style-name="L1">
      <style:graphic-properties draw:stroke="none" svg:stroke-width="0cm" draw:fill="none" draw:textarea-vertical-align="top" draw:auto-grow-height="false" draw:fit-to-size="false" style:shrink-to-fit="false" fo:min-height="0.266cm" fo:min-width="1.422cm" fo:padding-top="0cm" fo:padding-bottom="0cm" fo:padding-left="0cm" fo:padding-right="0cm" fo:wrap-option="wrap"/>
    </style:style>
    <style:style style:name="gr100"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01" style:family="graphic" style:parent-style-name="standard" style:list-style-name="L1">
      <style:graphic-properties draw:stroke="none" svg:stroke-width="0cm" draw:fill="none" draw:textarea-vertical-align="top" draw:auto-grow-height="false" draw:fit-to-size="false" style:shrink-to-fit="false" fo:min-height="0.265cm" fo:min-width="1.421cm" fo:padding-top="0cm" fo:padding-bottom="0cm" fo:padding-left="0cm" fo:padding-right="0cm" fo:wrap-option="wrap"/>
    </style:style>
    <style:style style:name="gr102"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03"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04"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05"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06" style:family="graphic" style:parent-style-name="standard" style:list-style-name="L1">
      <style:graphic-properties draw:stroke="none" svg:stroke-width="0cm" draw:fill="none" draw:textarea-vertical-align="top" draw:auto-grow-height="false" draw:fit-to-size="false" style:shrink-to-fit="false" fo:min-height="0.266cm" fo:min-width="1.39cm" fo:padding-top="0cm" fo:padding-bottom="0cm" fo:padding-left="0cm" fo:padding-right="0cm" fo:wrap-option="wrap"/>
    </style:style>
    <style:style style:name="gr107" style:family="graphic" style:parent-style-name="standard" style:list-style-name="L1">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08" style:family="graphic" style:parent-style-name="standard" style:list-style-name="L1">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09" style:family="graphic" style:parent-style-name="standard" style:list-style-name="L1">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10" style:family="graphic" style:parent-style-name="standard" style:list-style-name="L1">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11"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12"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13" style:family="graphic" style:parent-style-name="standard" style:list-style-name="L1">
      <style:graphic-properties draw:stroke="none" svg:stroke-width="0cm" draw:fill="none" draw:textarea-vertical-align="top" draw:auto-grow-height="false" draw:fit-to-size="false" style:shrink-to-fit="false" fo:min-height="0.267cm" fo:min-width="1.422cm" fo:padding-top="0cm" fo:padding-bottom="0cm" fo:padding-left="0cm" fo:padding-right="0cm" fo:wrap-option="wrap"/>
    </style:style>
    <style:style style:name="gr114" style:family="graphic" style:parent-style-name="standard" style:list-style-name="L1">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15" style:family="graphic" style:parent-style-name="standard" style:list-style-name="L1">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16"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17" style:family="graphic" style:parent-style-name="standard" style:list-style-name="L1">
      <style:graphic-properties draw:stroke="none" svg:stroke-width="0cm" draw:fill="none" draw:textarea-vertical-align="top" draw:auto-grow-height="false" draw:fit-to-size="false" style:shrink-to-fit="false" fo:min-height="0.267cm" fo:min-width="1.422cm" fo:padding-top="0cm" fo:padding-bottom="0cm" fo:padding-left="0cm" fo:padding-right="0cm" fo:wrap-option="wrap"/>
    </style:style>
    <style:style style:name="gr118" style:family="graphic" style:parent-style-name="standard" style:list-style-name="L1">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19" style:family="graphic" style:parent-style-name="standard" style:list-style-name="L1">
      <style:graphic-properties draw:stroke="none" svg:stroke-width="0cm" draw:fill="none" draw:textarea-vertical-align="top" draw:auto-grow-height="false" draw:fit-to-size="false" style:shrink-to-fit="false" fo:min-height="0.268cm" fo:min-width="1.421cm" fo:padding-top="0cm" fo:padding-bottom="0cm" fo:padding-left="0cm" fo:padding-right="0cm" fo:wrap-option="wrap"/>
    </style:style>
    <style:style style:name="gr120"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21" style:family="graphic" style:parent-style-name="standard" style:list-style-name="L1">
      <style:graphic-properties draw:stroke="none" svg:stroke-width="0cm" draw:fill="none" draw:textarea-vertical-align="top" draw:auto-grow-height="false" draw:fit-to-size="false" style:shrink-to-fit="false" fo:min-height="0.267cm" fo:min-width="1.404cm" fo:padding-top="0cm" fo:padding-bottom="0cm" fo:padding-left="0cm" fo:padding-right="0cm" fo:wrap-option="wrap"/>
    </style:style>
    <style:style style:name="gr122"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23" style:family="graphic" style:parent-style-name="standard" style:list-style-name="L1">
      <style:graphic-properties draw:stroke="none" svg:stroke-width="0cm" draw:fill="none" draw:textarea-vertical-align="top" draw:auto-grow-height="false" draw:fit-to-size="false" style:shrink-to-fit="false" fo:min-height="0.266cm" fo:min-width="1.422cm" fo:padding-top="0cm" fo:padding-bottom="0cm" fo:padding-left="0cm" fo:padding-right="0cm" fo:wrap-option="wrap"/>
    </style:style>
    <style:style style:name="gr124"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25"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26" style:family="graphic" style:parent-style-name="standard" style:list-style-name="L1">
      <style:graphic-properties draw:stroke="none" svg:stroke-width="0cm" draw:fill="none" draw:textarea-vertical-align="top" draw:auto-grow-height="false" draw:fit-to-size="false" style:shrink-to-fit="false" fo:min-height="0.267cm" fo:min-width="1.422cm" fo:padding-top="0cm" fo:padding-bottom="0cm" fo:padding-left="0cm" fo:padding-right="0cm" fo:wrap-option="wrap"/>
    </style:style>
    <style:style style:name="gr127"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28" style:family="graphic" style:parent-style-name="standard" style:list-style-name="L1">
      <style:graphic-properties draw:stroke="none" svg:stroke-width="0cm" draw:fill="none" draw:textarea-vertical-align="top" draw:auto-grow-height="false" draw:fit-to-size="false" style:shrink-to-fit="false" fo:min-height="0.266cm" fo:min-width="1.422cm" fo:padding-top="0cm" fo:padding-bottom="0cm" fo:padding-left="0cm" fo:padding-right="0cm" fo:wrap-option="wrap"/>
    </style:style>
    <style:style style:name="gr129"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30" style:family="graphic" style:parent-style-name="standard" style:list-style-name="L1">
      <style:graphic-properties draw:stroke="none" svg:stroke-width="0cm" draw:fill="none" draw:textarea-vertical-align="top" draw:auto-grow-height="false" draw:fit-to-size="false" style:shrink-to-fit="false" fo:min-height="0.267cm" fo:min-width="1.421cm" fo:padding-top="0cm" fo:padding-bottom="0cm" fo:padding-left="0cm" fo:padding-right="0cm" fo:wrap-option="wrap"/>
    </style:style>
    <style:style style:name="gr131" style:family="graphic" style:parent-style-name="standard" style:list-style-name="L1">
      <style:graphic-properties draw:stroke="none" svg:stroke-width="0cm" draw:fill="none" draw:textarea-vertical-align="top" draw:auto-grow-height="false" draw:fit-to-size="false" style:shrink-to-fit="false" fo:min-height="0.264cm" fo:min-width="1.42cm" fo:padding-top="0cm" fo:padding-bottom="0cm" fo:padding-left="0cm" fo:padding-right="0cm" fo:wrap-option="wrap"/>
    </style:style>
    <style:style style:name="gr132"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33" style:family="graphic" style:parent-style-name="standard" style:list-style-name="L1">
      <style:graphic-properties draw:stroke="none" svg:stroke-width="0cm" draw:fill="none" draw:textarea-vertical-align="top" draw:auto-grow-height="false" draw:fit-to-size="false" style:shrink-to-fit="false" fo:min-height="0.264cm" fo:min-width="1.42cm" fo:padding-top="0cm" fo:padding-bottom="0cm" fo:padding-left="0cm" fo:padding-right="0cm" fo:wrap-option="wrap"/>
    </style:style>
    <style:style style:name="gr134"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35" style:family="graphic" style:parent-style-name="standard" style:list-style-name="L1">
      <style:graphic-properties draw:stroke="none" svg:stroke-width="0cm" draw:fill="none" draw:textarea-vertical-align="top" draw:auto-grow-height="false" draw:fit-to-size="false" style:shrink-to-fit="false" fo:min-height="0.264cm" fo:min-width="1.42cm" fo:padding-top="0cm" fo:padding-bottom="0cm" fo:padding-left="0cm" fo:padding-right="0cm" fo:wrap-option="wrap"/>
    </style:style>
    <style:style style:name="gr136" style:family="graphic" style:parent-style-name="standard" style:list-style-name="L1">
      <style:graphic-properties draw:stroke="none" svg:stroke-width="0cm" draw:fill="none" draw:textarea-vertical-align="top" draw:auto-grow-height="false" draw:fit-to-size="false" style:shrink-to-fit="false" fo:min-height="0.265cm" fo:min-width="1.421cm" fo:padding-top="0cm" fo:padding-bottom="0cm" fo:padding-left="0cm" fo:padding-right="0cm" fo:wrap-option="wrap"/>
    </style:style>
    <style:style style:name="gr137"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38" style:family="graphic" style:parent-style-name="standard" style:list-style-name="L1">
      <style:graphic-properties draw:stroke="none" svg:stroke-width="0cm" draw:fill="none" draw:textarea-vertical-align="top" draw:auto-grow-height="false" draw:fit-to-size="false" style:shrink-to-fit="false" fo:min-height="0.265cm" fo:min-width="1.421cm" fo:padding-top="0cm" fo:padding-bottom="0cm" fo:padding-left="0cm" fo:padding-right="0cm" fo:wrap-option="wrap"/>
    </style:style>
    <style:style style:name="gr139" style:family="graphic" style:parent-style-name="standard" style:list-style-name="L1">
      <style:graphic-properties draw:stroke="none" svg:stroke-width="0cm" draw:fill="none" draw:textarea-vertical-align="top" draw:auto-grow-height="false" draw:fit-to-size="false" style:shrink-to-fit="false" fo:min-height="0.265cm" fo:min-width="1.421cm" fo:padding-top="0cm" fo:padding-bottom="0cm" fo:padding-left="0cm" fo:padding-right="0cm" fo:wrap-option="wrap"/>
    </style:style>
    <style:style style:name="gr140" style:family="graphic" style:parent-style-name="standard" style:list-style-name="L1">
      <style:graphic-properties draw:stroke="none" svg:stroke-width="0cm" draw:fill="none" draw:textarea-vertical-align="top" draw:auto-grow-height="false" draw:fit-to-size="false" style:shrink-to-fit="false" fo:min-height="0.265cm" fo:min-width="1.421cm" fo:padding-top="0cm" fo:padding-bottom="0cm" fo:padding-left="0cm" fo:padding-right="0cm" fo:wrap-option="wrap"/>
    </style:style>
    <style:style style:name="gr141" style:family="graphic" style:parent-style-name="standard" style:list-style-name="L1">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42" style:family="graphic" style:parent-style-name="standard" style:list-style-name="L1">
      <style:graphic-properties draw:stroke="none" svg:stroke-width="0cm" draw:fill="none" draw:textarea-vertical-align="top" draw:auto-grow-height="false" draw:fit-to-size="false" style:shrink-to-fit="false" fo:min-height="0.264cm" fo:min-width="1.42cm" fo:padding-top="0cm" fo:padding-bottom="0cm" fo:padding-left="0cm" fo:padding-right="0cm" fo:wrap-option="wrap"/>
    </style:style>
    <style:style style:name="gr143" style:family="graphic" style:parent-style-name="standard" style:list-style-name="L1">
      <style:graphic-properties draw:stroke="none" svg:stroke-width="0cm" draw:fill="none" draw:textarea-vertical-align="top" draw:auto-grow-height="false" draw:fit-to-size="false" style:shrink-to-fit="false" fo:min-height="0.265cm" fo:min-width="1.421cm" fo:padding-top="0cm" fo:padding-bottom="0cm" fo:padding-left="0cm" fo:padding-right="0cm" fo:wrap-option="wrap"/>
    </style:style>
    <style:style style:name="gr144"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45" style:family="graphic" style:parent-style-name="standard" style:list-style-name="L1">
      <style:graphic-properties draw:stroke="none" svg:stroke-width="0cm" draw:fill="none" draw:textarea-vertical-align="top" draw:auto-grow-height="false" draw:fit-to-size="false" style:shrink-to-fit="false" fo:min-height="0.264cm" fo:min-width="1.42cm" fo:padding-top="0cm" fo:padding-bottom="0cm" fo:padding-left="0cm" fo:padding-right="0cm" fo:wrap-option="wrap"/>
    </style:style>
    <style:style style:name="gr146" style:family="graphic" style:parent-style-name="standard" style:list-style-name="L1">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47"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48" style:family="graphic" style:parent-style-name="standard" style:list-style-name="L1">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49"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50" style:family="graphic" style:parent-style-name="standard" style:list-style-name="L1">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51"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52"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53" style:family="graphic" style:parent-style-name="standard" style:list-style-name="L1">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54"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55"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56" style:family="graphic" style:parent-style-name="standard" style:list-style-name="L1">
      <style:graphic-properties draw:stroke="none" svg:stroke-width="0cm" draw:fill="none" draw:textarea-vertical-align="top" draw:auto-grow-height="false" draw:fit-to-size="false" style:shrink-to-fit="false" fo:min-height="0.264cm" fo:min-width="1.42cm" fo:padding-top="0cm" fo:padding-bottom="0cm" fo:padding-left="0cm" fo:padding-right="0cm" fo:wrap-option="wrap"/>
    </style:style>
    <style:style style:name="gr157" style:family="graphic" style:parent-style-name="standard" style:list-style-name="L1">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58"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59" style:family="graphic" style:parent-style-name="standard" style:list-style-name="L1">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60"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61" style:family="graphic" style:parent-style-name="standard" style:list-style-name="L1">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62"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63" style:family="graphic" style:parent-style-name="standard" style:list-style-name="L1">
      <style:graphic-properties draw:stroke="none" svg:stroke-width="0cm" draw:fill="none" draw:textarea-vertical-align="top" draw:auto-grow-height="false" draw:fit-to-size="false" style:shrink-to-fit="false" fo:min-height="0.266cm" fo:min-width="1.42cm" fo:padding-top="0cm" fo:padding-bottom="0cm" fo:padding-left="0cm" fo:padding-right="0cm" fo:wrap-option="wrap"/>
    </style:style>
    <style:style style:name="gr164"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65"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66"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67" style:family="graphic" style:parent-style-name="standard" style:list-style-name="L1">
      <style:graphic-properties draw:stroke="none" svg:stroke-width="0cm" draw:fill="none" draw:textarea-vertical-align="top" draw:auto-grow-height="false" draw:fit-to-size="false" style:shrink-to-fit="false" fo:min-height="0.267cm" fo:min-width="1.42cm" fo:padding-top="0cm" fo:padding-bottom="0cm" fo:padding-left="0cm" fo:padding-right="0cm" fo:wrap-option="wrap"/>
    </style:style>
    <style:style style:name="gr168"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69"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70"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71"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72"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73" style:family="graphic" style:parent-style-name="standard" style:list-style-name="L1">
      <style:graphic-properties draw:stroke="none" svg:stroke-width="0cm" draw:fill="none" draw:textarea-vertical-align="top" draw:auto-grow-height="false" draw:fit-to-size="false" style:shrink-to-fit="false" fo:min-height="0.266cm" fo:min-width="1.421cm" fo:padding-top="0cm" fo:padding-bottom="0cm" fo:padding-left="0cm" fo:padding-right="0cm" fo:wrap-option="wrap"/>
    </style:style>
    <style:style style:name="gr174"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75"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76" style:family="graphic" style:parent-style-name="standard" style:list-style-name="L1">
      <style:graphic-properties draw:stroke="none" svg:stroke-width="0cm" draw:fill="none" draw:textarea-vertical-align="top" draw:auto-grow-height="false" draw:fit-to-size="false" style:shrink-to-fit="false" fo:min-height="0.265cm" fo:min-width="1.421cm" fo:padding-top="0cm" fo:padding-bottom="0cm" fo:padding-left="0cm" fo:padding-right="0cm" fo:wrap-option="wrap"/>
    </style:style>
    <style:style style:name="gr177"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78" style:family="graphic" style:parent-style-name="standard" style:list-style-name="L1">
      <style:graphic-properties draw:stroke="none" svg:stroke-width="0cm" draw:fill="none" draw:textarea-vertical-align="top" draw:auto-grow-height="false" draw:fit-to-size="false" style:shrink-to-fit="false" fo:min-height="0.265cm" fo:min-width="1.42cm" fo:padding-top="0cm" fo:padding-bottom="0cm" fo:padding-left="0cm" fo:padding-right="0cm" fo:wrap-option="wrap"/>
    </style:style>
    <style:style style:name="gr179" style:family="graphic" style:parent-style-name="standard" style:list-style-name="L1">
      <style:graphic-properties draw:stroke="none" svg:stroke-width="0cm" draw:fill="none" draw:textarea-vertical-align="top" draw:auto-grow-height="false" draw:fit-to-size="false" style:shrink-to-fit="false" fo:min-height="0.264cm" fo:min-width="1.42cm" fo:padding-top="0cm" fo:padding-bottom="0cm" fo:padding-left="0cm" fo:padding-right="0cm" fo:wrap-option="wrap"/>
    </style:style>
    <style:style style:name="gr180" style:family="graphic" style:parent-style-name="standard" style:list-style-name="L1">
      <style:graphic-properties draw:stroke="none" svg:stroke-width="0cm" draw:fill="none" draw:textarea-vertical-align="top" draw:auto-grow-height="false" draw:fit-to-size="false" style:shrink-to-fit="false" fo:min-height="0.319cm" fo:min-width="1.421cm" fo:padding-top="0cm" fo:padding-bottom="0cm" fo:padding-left="0cm" fo:padding-right="0cm" fo:wrap-option="wrap"/>
    </style:style>
    <style:style style:name="gr181" style:family="graphic" style:parent-style-name="standard">
      <style:graphic-properties draw:stroke="solid" svg:stroke-width="0.079cm" svg:stroke-color="#1482ab"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gr182" style:family="graphic" style:parent-style-name="standard" style:list-style-name="L1">
      <style:graphic-properties draw:stroke="none" svg:stroke-width="0cm" draw:fill="none" draw:textarea-vertical-align="top" draw:auto-grow-height="false" draw:fit-to-size="false" style:shrink-to-fit="false" fo:min-height="0.264cm" fo:min-width="1.421cm" fo:padding-top="0cm" fo:padding-bottom="0cm" fo:padding-left="0cm" fo:padding-right="0cm" fo:wrap-option="wrap"/>
    </style:style>
    <style:style style:name="gr183" style:family="graphic" style:parent-style-name="standard">
      <style:graphic-properties draw:stroke="none" svg:stroke-width="0cm" draw:fill="solid" draw:fill-color="#ffffff" draw:textarea-vertical-align="top" draw:auto-grow-height="false" draw:fit-to-size="false" style:shrink-to-fit="false" fo:min-height="0.586cm" fo:min-width="0cm" fo:padding-top="0.127cm" fo:padding-bottom="0.127cm" fo:padding-left="0.254cm" fo:padding-right="0.254cm" fo:wrap-option="wrap"/>
    </style:style>
    <style:style style:name="gr184" style:family="graphic" style:parent-style-name="standard">
      <style:graphic-properties draw:stroke="none" svg:stroke-width="0.009cm" draw:stroke-linejoin="round" draw:fill="solid" draw:fill-color="#335b74" draw:textarea-vertical-align="top" draw:auto-grow-height="false" draw:fit-to-size="false" style:shrink-to-fit="false" fo:min-height="0.222cm" fo:min-width="0cm" fo:padding-top="0.127cm" fo:padding-bottom="0.127cm" fo:padding-left="0.254cm" fo:padding-right="0.254cm" fo:wrap-option="wrap"/>
    </style:style>
    <style:style style:name="gr185" style:family="graphic" style:parent-style-name="standard">
      <style:graphic-properties draw:stroke="none" svg:stroke-width="0.009cm" draw:stroke-linejoin="round" draw:fill="solid" draw:fill-color="#335b74" draw:textarea-vertical-align="top" draw:auto-grow-height="false" draw:fit-to-size="false" style:shrink-to-fit="false" fo:min-height="0.247cm" fo:min-width="0cm" fo:padding-top="0.127cm" fo:padding-bottom="0.127cm" fo:padding-left="0.254cm" fo:padding-right="0.254cm" fo:wrap-option="wrap"/>
    </style:style>
    <style:style style:name="gr186" style:family="graphic" style:parent-style-name="standard">
      <style:graphic-properties draw:stroke="none" svg:stroke-width="0.009cm" draw:stroke-linejoin="round" draw:fill="solid" draw:fill-color="#2086bc" draw:textarea-vertical-align="top" draw:auto-grow-height="false" draw:fit-to-size="false" style:shrink-to-fit="false" fo:min-height="3.856cm" fo:min-width="1.406cm" fo:padding-top="0.127cm" fo:padding-bottom="0.127cm" fo:padding-left="0.254cm" fo:padding-right="0.254cm" fo:wrap-option="wrap"/>
    </style:style>
    <style:style style:name="gr187" style:family="graphic" style:parent-style-name="standard">
      <style:graphic-properties draw:stroke="none" svg:stroke-width="0.009cm" draw:stroke-linejoin="round" draw:fill="solid" draw:fill-color="#2086bc" draw:textarea-vertical-align="top" draw:auto-grow-height="false" draw:fit-to-size="false" style:shrink-to-fit="false" fo:min-height="1.06cm" fo:min-width="0cm" fo:padding-top="0.127cm" fo:padding-bottom="0.127cm" fo:padding-left="0.254cm" fo:padding-right="0.254cm" fo:wrap-option="wrap"/>
    </style:style>
    <style:style style:name="gr188" style:family="graphic" style:parent-style-name="standard">
      <style:graphic-properties draw:stroke="none" svg:stroke-width="0.009cm" draw:stroke-linejoin="round" draw:fill="solid" draw:fill-color="#2086bc" draw:textarea-vertical-align="top" draw:auto-grow-height="false" draw:fit-to-size="false" style:shrink-to-fit="false" fo:min-height="1.347cm" fo:min-width="2.358cm" fo:padding-top="0.127cm" fo:padding-bottom="0.127cm" fo:padding-left="0.254cm" fo:padding-right="0.254cm" fo:wrap-option="wrap"/>
    </style:style>
    <style:style style:name="gr189" style:family="graphic" style:parent-style-name="standard">
      <style:graphic-properties draw:stroke="none" svg:stroke-width="0.009cm" draw:stroke-linejoin="round" draw:fill="solid" draw:fill-color="#335b74" draw:textarea-vertical-align="top" draw:auto-grow-height="false" draw:fit-to-size="false" style:shrink-to-fit="false" fo:min-height="14.629cm" fo:min-width="12.84cm" fo:padding-top="0.127cm" fo:padding-bottom="0.127cm" fo:padding-left="0.254cm" fo:padding-right="0.254cm" fo:wrap-option="wrap"/>
    </style:style>
    <style:style style:name="gr190" style:family="graphic" style:parent-style-name="standard">
      <style:graphic-properties draw:stroke="none" svg:stroke-width="0.009cm" draw:stroke-linejoin="round" draw:fill="solid" draw:fill-color="#2086bc" draw:textarea-vertical-align="top" draw:auto-grow-height="false" draw:fit-to-size="false" style:shrink-to-fit="false" fo:min-height="1.589cm" fo:min-width="0.123cm" fo:padding-top="0.127cm" fo:padding-bottom="0.127cm" fo:padding-left="0.254cm" fo:padding-right="0.254cm" fo:wrap-option="wrap"/>
    </style:style>
    <style:style style:name="gr191" style:family="graphic" style:parent-style-name="standard">
      <style:graphic-properties draw:stroke="none" svg:stroke-width="0.009cm" draw:stroke-linejoin="round" draw:fill="solid" draw:fill-color="#2086bc" draw:textarea-vertical-align="top" draw:auto-grow-height="false" draw:fit-to-size="false" style:shrink-to-fit="false" fo:min-height="1.229cm" fo:min-width="0.005cm" fo:padding-top="0.127cm" fo:padding-bottom="0.127cm" fo:padding-left="0.254cm" fo:padding-right="0.254cm" fo:wrap-option="wrap"/>
    </style:style>
    <style:style style:name="gr192" style:family="graphic" style:parent-style-name="standard">
      <style:graphic-properties draw:stroke="solid" svg:stroke-width="0.026cm" svg:stroke-color="#88979e" draw:fill="solid" draw:fill-color="#335b74" draw:textarea-vertical-align="middle" draw:auto-grow-height="false" draw:fit-to-size="false" style:shrink-to-fit="false" fo:min-height="0.249cm" fo:min-width="0cm" fo:padding-top="0.125cm" fo:padding-bottom="0.125cm" fo:padding-left="0.25cm" fo:padding-right="0.25cm" fo:wrap-option="wrap" draw:shadow="visible" draw:shadow-offset-x="0cm" draw:shadow-offset-y="0.064cm" draw:shadow-color="#000000" draw:shadow-opacity="35%"/>
    </style:style>
    <style:style style:name="gr193" style:family="graphic" style:parent-style-name="standard">
      <style:graphic-properties draw:stroke="solid" svg:stroke-width="0.026cm" svg:stroke-color="#88979e" draw:fill="solid" draw:fill-color="#2086bc" draw:textarea-vertical-align="middle" draw:auto-grow-height="false" draw:fit-to-size="false" style:shrink-to-fit="false" fo:min-height="0.249cm" fo:min-width="0cm" fo:padding-top="0.125cm" fo:padding-bottom="0.125cm" fo:padding-left="0.25cm" fo:padding-right="0.25cm" fo:wrap-option="wrap" draw:shadow="visible" draw:shadow-offset-x="0cm" draw:shadow-offset-y="0.064cm" draw:shadow-color="#000000" draw:shadow-opacity="35%"/>
    </style:style>
    <style:style style:name="gr19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6" style:family="graphic" style:parent-style-name="standard">
      <style:graphic-properties draw:stroke="solid" svg:stroke-width="0.035cm" svg:stroke-color="#808080" draw:stroke-linejoin="miter" draw:fill="none" draw:textarea-vertical-align="top" draw:auto-grow-height="false" draw:fit-to-size="false" style:shrink-to-fit="false" fo:min-height="1.292cm" fo:min-width="1.599cm" fo:padding-top="0.127cm" fo:padding-bottom="0.127cm" fo:padding-left="0.254cm" fo:padding-right="0.254cm" fo:wrap-option="wrap"/>
    </style:style>
    <style:style style:name="gr197" style:family="graphic" style:parent-style-name="standard">
      <style:graphic-properties draw:stroke="solid" svg:stroke-width="0.035cm" svg:stroke-color="#808080" draw:stroke-linejoin="miter" draw:fill="none" draw:textarea-vertical-align="top" draw:auto-grow-height="false" draw:fit-to-size="false" style:shrink-to-fit="false" fo:min-height="1.103cm" fo:min-width="0.127cm" fo:padding-top="0.127cm" fo:padding-bottom="0.127cm" fo:padding-left="0.254cm" fo:padding-right="0.254cm" fo:wrap-option="wrap"/>
    </style:style>
    <style:style style:name="gr198" style:family="graphic" style:parent-style-name="standard">
      <style:graphic-properties draw:stroke="solid" svg:stroke-width="0.035cm" svg:stroke-color="#808080" draw:stroke-linejoin="miter" draw:fill="none" draw:textarea-vertical-align="top" draw:auto-grow-height="false" draw:fit-to-size="false" style:shrink-to-fit="false" fo:min-height="0.347cm" fo:min-width="0.03cm" fo:padding-top="0.127cm" fo:padding-bottom="0.127cm" fo:padding-left="0.254cm" fo:padding-right="0.254cm" fo:wrap-option="wrap"/>
    </style:style>
    <style:style style:name="gr199" style:family="graphic" style:parent-style-name="standard">
      <style:graphic-properties draw:stroke="solid" svg:stroke-width="0.035cm" svg:stroke-color="#808080" draw:stroke-linejoin="miter" draw:fill="none" draw:textarea-vertical-align="top" draw:auto-grow-height="false" draw:fit-to-size="false" style:shrink-to-fit="false" fo:min-height="0.518cm" fo:min-width="1.3cm" fo:padding-top="0.127cm" fo:padding-bottom="0.127cm" fo:padding-left="0.254cm" fo:padding-right="0.254cm" fo:wrap-option="wrap"/>
    </style:style>
    <style:style style:name="gr200" style:family="graphic" style:parent-style-name="standard">
      <style:graphic-properties draw:stroke="solid" svg:stroke-width="0.035cm" svg:stroke-color="#808080" draw:stroke-linejoin="miter" draw:fill="none" draw:textarea-vertical-align="top" draw:auto-grow-height="false" draw:fit-to-size="false" style:shrink-to-fit="false" fo:min-height="1.395cm" fo:min-width="2.852cm" fo:padding-top="0.127cm" fo:padding-bottom="0.127cm" fo:padding-left="0.254cm" fo:padding-right="0.254cm" fo:wrap-option="wrap"/>
    </style:style>
    <style:style style:name="gr201" style:family="graphic" style:parent-style-name="standard">
      <style:graphic-properties draw:stroke="solid" svg:stroke-width="0.035cm" svg:stroke-color="#808080" draw:stroke-linejoin="miter" draw:fill="none" draw:textarea-vertical-align="top" draw:auto-grow-height="false" draw:fit-to-size="false" style:shrink-to-fit="false" fo:min-height="5.034cm" fo:min-width="1.49cm" fo:padding-top="0.127cm" fo:padding-bottom="0.127cm" fo:padding-left="0.254cm" fo:padding-right="0.254cm" fo:wrap-option="wrap"/>
    </style:style>
    <style:style style:name="gr202" style:family="graphic" style:parent-style-name="standard">
      <style:graphic-properties draw:stroke="solid" svg:stroke-width="0.035cm" svg:stroke-color="#808080" draw:stroke-linejoin="miter" draw:fill="none" draw:textarea-vertical-align="top" draw:auto-grow-height="false" draw:fit-to-size="false" style:shrink-to-fit="false" fo:min-height="3.453cm" fo:min-width="1.449cm" fo:padding-top="0.127cm" fo:padding-bottom="0.127cm" fo:padding-left="0.254cm" fo:padding-right="0.254cm" fo:wrap-option="wrap"/>
    </style:style>
    <style:style style:name="gr203" style:family="graphic" style:parent-style-name="standard">
      <style:graphic-properties draw:stroke="solid" svg:stroke-width="0.035cm" svg:stroke-color="#808080" draw:stroke-linejoin="miter" draw:fill="none" draw:textarea-vertical-align="top" draw:auto-grow-height="false" draw:fit-to-size="false" style:shrink-to-fit="false" fo:min-height="0.015cm" fo:min-width="1cm" fo:padding-top="0.127cm" fo:padding-bottom="0.127cm" fo:padding-left="0.254cm" fo:padding-right="0.254cm" fo:wrap-option="wrap"/>
    </style:style>
    <style:style style:name="gr204" style:family="graphic" style:parent-style-name="standard">
      <style:graphic-properties draw:stroke="solid" svg:stroke-width="0.035cm" svg:stroke-color="#808080" draw:stroke-linejoin="miter" draw:fill="none" draw:textarea-horizontal-align="center" draw:textarea-vertical-align="top" draw:auto-grow-height="false" draw:fit-to-size="false" style:shrink-to-fit="false" fo:padding-top="0.127cm" fo:padding-bottom="0.127cm" fo:padding-left="0.254cm" fo:padding-right="0.254cm" fo:wrap-option="wrap"/>
    </style:style>
    <style:style style:name="gr205" style:family="graphic" style:parent-style-name="standard">
      <style:graphic-properties draw:stroke="solid" svg:stroke-width="0.035cm" svg:stroke-color="#808080" draw:stroke-linejoin="miter" draw:fill="none" draw:textarea-vertical-align="top" draw:auto-grow-height="false" draw:fit-to-size="false" style:shrink-to-fit="false" fo:min-height="0.524cm" fo:min-width="0cm" fo:padding-top="0.127cm" fo:padding-bottom="0.127cm" fo:padding-left="0.254cm" fo:padding-right="0.254cm" fo:wrap-option="wrap"/>
    </style:style>
    <style:style style:name="gr206" style:family="graphic" style:parent-style-name="standard">
      <style:graphic-properties draw:stroke="none" svg:stroke-color="#000000" draw:fill="none" draw:fill-color="#ffffff" draw:auto-grow-height="true" draw:auto-grow-width="false" fo:max-height="0cm" fo:min-height="1.423cm"/>
    </style:style>
    <style:style style:name="gr207"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loext:graphic-properties draw:fill="none"/>
      <style:paragraph-properties fo:text-align="start" style:font-independent-line-spacing="true"/>
      <style:text-properties fo:font-size="18pt"/>
    </style:style>
    <style:style style:name="P2" style:family="paragraph">
      <loext:graphic-properties draw:fill="solid" draw:fill-color="#ffffff"/>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background-color="#fff200" fo:hyphenate="false"/>
    </style:style>
    <style:style style:name="P6"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7"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8" style:family="paragraph">
      <loext:graphic-properties draw:fill="solid" draw:fill-color="#335b74"/>
      <style:paragraph-properties fo:text-align="start" style:font-independent-line-spacing="true"/>
      <style:text-properties fo:font-size="18pt"/>
    </style:style>
    <style:style style:name="P9" style:family="paragraph">
      <loext:graphic-properties draw:fill="solid" draw:fill-color="#2086bc"/>
      <style:paragraph-properties fo:text-align="start" style:font-independent-line-spacing="true"/>
      <style:text-properties fo:font-size="18pt"/>
    </style:style>
    <style:style style:name="P10" style:family="paragraph">
      <style:paragraph-properties fo:margin-left="0cm" fo:margin-right="0cm" fo:margin-top="0cm" fo:margin-bottom="0.423cm" fo:line-height="100%" fo:text-align="start" fo:text-indent="0cm" style:punctuation-wrap="hanging" style:writing-mode="lr-tb"/>
      <style:text-properties fo:font-size="18pt" fo:hyphenate="false"/>
    </style:style>
    <style:style style:name="P11" style:family="paragraph">
      <loext:graphic-properties draw:fill="none"/>
      <style:paragraph-properties fo:margin-left="0cm" fo:margin-right="0cm" fo:margin-top="0cm" fo:margin-bottom="0.423cm" fo:line-height="100%" fo:text-align="start" fo:text-indent="0cm" style:punctuation-wrap="hanging" style:writing-mode="lr-tb" style:font-independent-line-spacing="true"/>
      <style:text-properties fo:font-size="18pt" fo:hyphenate="false"/>
    </style:style>
    <style:style style:name="P12" style:family="paragraph">
      <style:text-properties fo:font-size="12pt" style:font-size-asian="12pt" style:font-size-complex="12pt"/>
    </style:style>
    <style:style style:name="P13" style:family="paragraph">
      <loext:graphic-properties draw:fill="none" draw:fill-color="#ffffff"/>
      <style:text-properties fo:font-size="12pt" style:font-size-asian="12pt" style:font-size-complex="12pt"/>
    </style:style>
    <style:style style:name="P14" style:family="paragraph">
      <style:text-properties fo:font-size="12pt" fo:font-style="italic" style:font-size-asian="12pt" style:font-style-asian="italic" style:font-size-complex="12pt" style:font-style-complex="italic"/>
    </style:style>
    <style:style style:name="P15" style:family="paragraph">
      <loext:graphic-properties draw:fill="none" draw:fill-color="#ffffff"/>
      <style:text-properties fo:font-size="12pt" fo:font-style="italic" style:font-size-asian="12pt" style:font-style-asian="italic" style:font-size-complex="12pt" style:font-style-complex="italic"/>
    </style:style>
    <style:style style:name="P16"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4.5pt" fo:letter-spacing="normal" fo:font-style="normal" style:text-underline-style="none" fo:font-weight="normal" style:font-size-asian="4.5pt" style:font-style-asian="normal" style:font-weight-asian="normal" style:font-size-complex="4.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30% 58%"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style:font-size-asian="12pt" style:font-size-complex="12pt"/>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AutoShape 3" draw:style-name="gr1" draw:text-style-name="P1" draw:layer="layout" svg:width="15.005cm" svg:height="14.882cm" svg:x="7.5cm" svg:y="0.3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7" draw:style-name="gr2" draw:text-style-name="P1" draw:layer="layout" svg:x1="14.89cm" svg:y1="3.39cm" svg:x2="14.891cm" svg:y2="3.391cm">
          <text:p/>
        </draw:line>
        <draw:line draw:name="Line 188" draw:style-name="gr3" draw:text-style-name="P1" draw:layer="layout" svg:x1="14.89cm" svg:y1="3.39cm" svg:x2="14.891cm" svg:y2="3.391cm">
          <text:p/>
        </draw:line>
        <draw:g draw:name="Group 429">
          <draw:g draw:name="Group 5">
            <draw:custom-shape draw:name="Freeform 5" draw:style-name="gr4" draw:text-style-name="P1" draw:layer="layout" svg:width="0.272cm" svg:height="1.071cm" svg:x="14.89cm" svg:y="3.263cm">
              <text:p/>
              <draw:enhanced-geometry draw:mirror-horizontal="false" draw:mirror-vertical="false" drawooo:sub-view-size="27 106" draw:text-areas="0 0 ?f6 ?f7" svg:viewBox="0 0 0 0" draw:type="ooxml-non-primitive" draw:enhanced-path="M 0 13 C 0 13 0 83 13 99 19 106 27 0 27 0 N">
                <draw:equation draw:name="f0" draw:formula="0*logwidth/27"/>
                <draw:equation draw:name="f1" draw:formula="13*logheight/106"/>
                <draw:equation draw:name="f2" draw:formula="13*logwidth/27"/>
                <draw:equation draw:name="f3" draw:formula="99*logheight/106"/>
                <draw:equation draw:name="f4" draw:formula="27*logwidth/27"/>
                <draw:equation draw:name="f5" draw:formula="0*logheight/106"/>
                <draw:equation draw:name="f6" draw:formula="logwidth"/>
                <draw:equation draw:name="f7" draw:formula="logheight"/>
              </draw:enhanced-geometry>
            </draw:custom-shape>
            <draw:custom-shape draw:name="Freeform 6" draw:style-name="gr5" draw:text-style-name="P1" draw:layer="layout" svg:width="1.926cm" svg:height="0.96cm" svg:x="15.001cm" svg:y="4.264cm">
              <text:p/>
              <draw:enhanced-geometry draw:mirror-horizontal="false" draw:mirror-vertical="false" drawooo:sub-view-size="190 95" draw:text-areas="0 0 ?f16 ?f17" svg:viewBox="0 0 0 0" draw:type="ooxml-non-primitive" draw:enhanced-path="M 190 91 C 181 95 126 66 126 66 126 66 91 70 86 68 81 66 42 59 33 57 31 57 30 56 29 56 5 40 5 40 5 40 2 38 0 35 0 32 2 0 2 0 2 0 N">
                <draw:equation draw:name="f0" draw:formula="190*logwidth/190"/>
                <draw:equation draw:name="f1" draw:formula="91*logheight/95"/>
                <draw:equation draw:name="f2" draw:formula="126*logwidth/190"/>
                <draw:equation draw:name="f3" draw:formula="66*logheight/95"/>
                <draw:equation draw:name="f4" draw:formula="86*logwidth/190"/>
                <draw:equation draw:name="f5" draw:formula="68*logheight/95"/>
                <draw:equation draw:name="f6" draw:formula="33*logwidth/190"/>
                <draw:equation draw:name="f7" draw:formula="57*logheight/95"/>
                <draw:equation draw:name="f8" draw:formula="29*logwidth/190"/>
                <draw:equation draw:name="f9" draw:formula="56*logheight/95"/>
                <draw:equation draw:name="f10" draw:formula="5*logwidth/190"/>
                <draw:equation draw:name="f11" draw:formula="40*logheight/95"/>
                <draw:equation draw:name="f12" draw:formula="0*logwidth/190"/>
                <draw:equation draw:name="f13" draw:formula="32*logheight/95"/>
                <draw:equation draw:name="f14" draw:formula="2*logwidth/190"/>
                <draw:equation draw:name="f15" draw:formula="0*logheight/95"/>
                <draw:equation draw:name="f16" draw:formula="logwidth"/>
                <draw:equation draw:name="f17" draw:formula="logheight"/>
              </draw:enhanced-geometry>
            </draw:custom-shape>
            <draw:custom-shape draw:name="Freeform 7" draw:style-name="gr6" draw:text-style-name="P1" draw:layer="layout" svg:width="0.255cm" svg:height="0.255cm" svg:x="15.437cm" svg:y="3.39cm">
              <text:p/>
              <draw:enhanced-geometry draw:mirror-horizontal="false" draw:mirror-vertical="false" drawooo:sub-view-size="25 25" draw:text-areas="0 0 ?f8 ?f9" svg:viewBox="0 0 0 0" draw:type="ooxml-non-primitive" draw:enhanced-path="M 0 0 C 0 0 1 21 7 24 8 25 9 25 10 25 18 22 25 0 25 0 N">
                <draw:equation draw:name="f0" draw:formula="0*logwidth/25"/>
                <draw:equation draw:name="f1" draw:formula="0*logheight/25"/>
                <draw:equation draw:name="f2" draw:formula="7*logwidth/25"/>
                <draw:equation draw:name="f3" draw:formula="24*logheight/25"/>
                <draw:equation draw:name="f4" draw:formula="10*logwidth/25"/>
                <draw:equation draw:name="f5" draw:formula="25*logheight/25"/>
                <draw:equation draw:name="f6" draw:formula="25*logwidth/25"/>
                <draw:equation draw:name="f7" draw:formula="0*logheight/25"/>
                <draw:equation draw:name="f8" draw:formula="logwidth"/>
                <draw:equation draw:name="f9" draw:formula="logheight"/>
              </draw:enhanced-geometry>
            </draw:custom-shape>
            <draw:custom-shape draw:name="Freeform 8" draw:style-name="gr7" draw:text-style-name="P1" draw:layer="layout" svg:width="0.797cm" svg:height="1.185cm" svg:x="15.521cm" svg:y="3.139cm">
              <text:p/>
              <draw:enhanced-geometry draw:mirror-horizontal="false" draw:mirror-vertical="false" drawooo:sub-view-size="79 117" draw:text-areas="0 0 ?f12 ?f13" svg:viewBox="0 0 0 0" draw:type="ooxml-non-primitive" draw:enhanced-path="M 0 51 C 8 109 8 109 8 109 8 112 10 114 13 115 27 116 27 116 27 116 30 117 34 115 35 111 79 0 79 0 79 0 N">
                <draw:equation draw:name="f0" draw:formula="0*logwidth/79"/>
                <draw:equation draw:name="f1" draw:formula="51*logheight/117"/>
                <draw:equation draw:name="f2" draw:formula="8*logwidth/79"/>
                <draw:equation draw:name="f3" draw:formula="109*logheight/117"/>
                <draw:equation draw:name="f4" draw:formula="13*logwidth/79"/>
                <draw:equation draw:name="f5" draw:formula="115*logheight/117"/>
                <draw:equation draw:name="f6" draw:formula="27*logwidth/79"/>
                <draw:equation draw:name="f7" draw:formula="116*logheight/117"/>
                <draw:equation draw:name="f8" draw:formula="35*logwidth/79"/>
                <draw:equation draw:name="f9" draw:formula="111*logheight/117"/>
                <draw:equation draw:name="f10" draw:formula="79*logwidth/79"/>
                <draw:equation draw:name="f11" draw:formula="0*logheight/117"/>
                <draw:equation draw:name="f12" draw:formula="logwidth"/>
                <draw:equation draw:name="f13" draw:formula="logheight"/>
              </draw:enhanced-geometry>
            </draw:custom-shape>
            <draw:custom-shape draw:name="Freeform 9" draw:style-name="gr8" draw:text-style-name="P1" draw:layer="layout" svg:width="0.63cm" svg:height="0.625cm" svg:x="15.649cm" svg:y="4.303cm">
              <text:p/>
              <draw:enhanced-geometry draw:mirror-horizontal="false" draw:mirror-vertical="false" drawooo:sub-view-size="62 62" draw:text-areas="0 0 ?f8 ?f9" svg:viewBox="0 0 0 0" draw:type="ooxml-non-primitive" draw:enhanced-path="M 6 0 C 6 0 0 17 3 22 6 28 31 48 31 48 31 48 60 62 62 62 N">
                <draw:equation draw:name="f0" draw:formula="6*logwidth/62"/>
                <draw:equation draw:name="f1" draw:formula="0*logheight/62"/>
                <draw:equation draw:name="f2" draw:formula="3*logwidth/62"/>
                <draw:equation draw:name="f3" draw:formula="22*logheight/62"/>
                <draw:equation draw:name="f4" draw:formula="31*logwidth/62"/>
                <draw:equation draw:name="f5" draw:formula="48*logheight/62"/>
                <draw:equation draw:name="f6" draw:formula="62*logwidth/62"/>
                <draw:equation draw:name="f7" draw:formula="62*logheight/62"/>
                <draw:equation draw:name="f8" draw:formula="logwidth"/>
                <draw:equation draw:name="f9" draw:formula="logheight"/>
              </draw:enhanced-geometry>
            </draw:custom-shape>
            <draw:custom-shape draw:name="Freeform 10" draw:style-name="gr9" draw:text-style-name="P1" draw:layer="layout" svg:width="1.15cm" svg:height="0.383cm" svg:x="16.037cm" svg:y="3.029cm">
              <text:p/>
              <draw:enhanced-geometry draw:mirror-horizontal="false" draw:mirror-vertical="false" drawooo:sub-view-size="114 38" draw:text-areas="0 0 ?f14 ?f15" svg:viewBox="0 0 0 0" draw:type="ooxml-non-primitive" draw:enhanced-path="M 0 0 C 0 0 6 13 27 8 29 8 29 8 29 8 29 8 36 22 57 17 58 16 58 16 58 16 58 16 66 30 87 25 87 25 99 38 114 34 N">
                <draw:equation draw:name="f0" draw:formula="0*logwidth/114"/>
                <draw:equation draw:name="f1" draw:formula="0*logheight/38"/>
                <draw:equation draw:name="f2" draw:formula="27*logwidth/114"/>
                <draw:equation draw:name="f3" draw:formula="8*logheight/38"/>
                <draw:equation draw:name="f4" draw:formula="29*logwidth/114"/>
                <draw:equation draw:name="f5" draw:formula="8*logheight/38"/>
                <draw:equation draw:name="f6" draw:formula="57*logwidth/114"/>
                <draw:equation draw:name="f7" draw:formula="17*logheight/38"/>
                <draw:equation draw:name="f8" draw:formula="58*logwidth/114"/>
                <draw:equation draw:name="f9" draw:formula="16*logheight/38"/>
                <draw:equation draw:name="f10" draw:formula="87*logwidth/114"/>
                <draw:equation draw:name="f11" draw:formula="25*logheight/38"/>
                <draw:equation draw:name="f12" draw:formula="114*logwidth/114"/>
                <draw:equation draw:name="f13" draw:formula="34*logheight/38"/>
                <draw:equation draw:name="f14" draw:formula="logwidth"/>
                <draw:equation draw:name="f15" draw:formula="logheight"/>
              </draw:enhanced-geometry>
            </draw:custom-shape>
            <draw:custom-shape draw:name="Freeform 11" draw:style-name="gr10" draw:text-style-name="P1" draw:layer="layout" svg:width="0.585cm" svg:height="0.819cm" svg:x="16.866cm" svg:y="3.796cm">
              <text:p/>
              <draw:enhanced-geometry draw:mirror-horizontal="false" draw:mirror-vertical="false" drawooo:sub-view-size="58 81" draw:text-areas="0 0 ?f6 ?f7" svg:viewBox="0 0 0 0" draw:type="ooxml-non-primitive" draw:enhanced-path="M 43 0 C 43 0 0 77 10 79 21 81 58 26 58 26 N">
                <draw:equation draw:name="f0" draw:formula="43*logwidth/58"/>
                <draw:equation draw:name="f1" draw:formula="0*logheight/81"/>
                <draw:equation draw:name="f2" draw:formula="10*logwidth/58"/>
                <draw:equation draw:name="f3" draw:formula="79*logheight/81"/>
                <draw:equation draw:name="f4" draw:formula="58*logwidth/58"/>
                <draw:equation draw:name="f5" draw:formula="26*logheight/81"/>
                <draw:equation draw:name="f6" draw:formula="logwidth"/>
                <draw:equation draw:name="f7" draw:formula="logheight"/>
              </draw:enhanced-geometry>
            </draw:custom-shape>
            <draw:custom-shape draw:name="Freeform 12" draw:style-name="gr11" draw:text-style-name="P1" draw:layer="layout" svg:width="0.599cm" svg:height="1.071cm" svg:x="17.188cm" svg:y="4.356cm">
              <text:p/>
              <draw:enhanced-geometry draw:mirror-horizontal="false" draw:mirror-vertical="false" drawooo:sub-view-size="59 106" draw:text-areas="0 0 ?f10 ?f11" svg:viewBox="0 0 0 0" draw:type="ooxml-non-primitive" draw:enhanced-path="M 40 0 C 4 69 4 69 4 69 0 76 1 85 7 91 8 93 11 95 13 95 25 100 39 106 59 81 N">
                <draw:equation draw:name="f0" draw:formula="40*logwidth/59"/>
                <draw:equation draw:name="f1" draw:formula="0*logheight/106"/>
                <draw:equation draw:name="f2" draw:formula="4*logwidth/59"/>
                <draw:equation draw:name="f3" draw:formula="69*logheight/106"/>
                <draw:equation draw:name="f4" draw:formula="7*logwidth/59"/>
                <draw:equation draw:name="f5" draw:formula="91*logheight/106"/>
                <draw:equation draw:name="f6" draw:formula="13*logwidth/59"/>
                <draw:equation draw:name="f7" draw:formula="95*logheight/106"/>
                <draw:equation draw:name="f8" draw:formula="59*logwidth/59"/>
                <draw:equation draw:name="f9" draw:formula="81*logheight/106"/>
                <draw:equation draw:name="f10" draw:formula="logwidth"/>
                <draw:equation draw:name="f11" draw:formula="logheight"/>
              </draw:enhanced-geometry>
            </draw:custom-shape>
            <draw:line draw:name="Line 13" draw:style-name="gr12" draw:text-style-name="P1" draw:layer="layout" svg:x1="19.044cm" svg:y1="3.262cm" svg:x2="19.045cm" svg:y2="3.263cm">
              <text:p/>
            </draw:line>
            <draw:custom-shape draw:name="Freeform 14" draw:style-name="gr13" draw:text-style-name="P1" draw:layer="layout" svg:width="0.528cm" svg:height="0.696cm" svg:x="16.742cm" svg:y="4.599cm">
              <text:p/>
              <draw:enhanced-geometry draw:mirror-horizontal="false" draw:mirror-vertical="false" drawooo:sub-view-size="52 69" draw:text-areas="0 0 ?f12 ?f13" svg:viewBox="0 0 0 0" draw:type="ooxml-non-primitive" draw:enhanced-path="M 22 0 C 22 0 18 4 9 23 0 44 17 58 17 58 36 68 36 68 36 68 37 69 38 69 39 69 52 68 52 68 52 68 N">
                <draw:equation draw:name="f0" draw:formula="22*logwidth/52"/>
                <draw:equation draw:name="f1" draw:formula="0*logheight/69"/>
                <draw:equation draw:name="f2" draw:formula="9*logwidth/52"/>
                <draw:equation draw:name="f3" draw:formula="23*logheight/69"/>
                <draw:equation draw:name="f4" draw:formula="17*logwidth/52"/>
                <draw:equation draw:name="f5" draw:formula="58*logheight/69"/>
                <draw:equation draw:name="f6" draw:formula="36*logwidth/52"/>
                <draw:equation draw:name="f7" draw:formula="68*logheight/69"/>
                <draw:equation draw:name="f8" draw:formula="39*logwidth/52"/>
                <draw:equation draw:name="f9" draw:formula="69*logheight/69"/>
                <draw:equation draw:name="f10" draw:formula="52*logwidth/52"/>
                <draw:equation draw:name="f11" draw:formula="68*logheight/69"/>
                <draw:equation draw:name="f12" draw:formula="logwidth"/>
                <draw:equation draw:name="f13" draw:formula="logheight"/>
              </draw:enhanced-geometry>
            </draw:custom-shape>
            <draw:line draw:name="Line 15" draw:style-name="gr12" draw:text-style-name="P1" draw:layer="layout" svg:x1="18.92cm" svg:y1="3.139cm" svg:x2="19.176cm" svg:y2="3.363cm">
              <text:p/>
            </draw:line>
            <draw:custom-shape draw:name="Freeform 16" draw:style-name="gr14" draw:text-style-name="P1" draw:layer="layout" svg:width="1.397cm" svg:height="2.014cm" svg:x="17.646cm" svg:y="3.249cm">
              <text:p/>
              <draw:enhanced-geometry draw:mirror-horizontal="false" draw:mirror-vertical="false" drawooo:sub-view-size="138 199" draw:text-areas="0 0 ?f10 ?f11" svg:viewBox="0 0 0 0" draw:type="ooxml-non-primitive" draw:enhanced-path="M 138 0 C 138 0 0 170 11 184 22 197 21 194 21 194 21 194 26 199 38 194 51 189 100 154 100 154 N">
                <draw:equation draw:name="f0" draw:formula="138*logwidth/138"/>
                <draw:equation draw:name="f1" draw:formula="0*logheight/199"/>
                <draw:equation draw:name="f2" draw:formula="11*logwidth/138"/>
                <draw:equation draw:name="f3" draw:formula="184*logheight/199"/>
                <draw:equation draw:name="f4" draw:formula="21*logwidth/138"/>
                <draw:equation draw:name="f5" draw:formula="194*logheight/199"/>
                <draw:equation draw:name="f6" draw:formula="38*logwidth/138"/>
                <draw:equation draw:name="f7" draw:formula="194*logheight/199"/>
                <draw:equation draw:name="f8" draw:formula="100*logwidth/138"/>
                <draw:equation draw:name="f9" draw:formula="154*logheight/199"/>
                <draw:equation draw:name="f10" draw:formula="logwidth"/>
                <draw:equation draw:name="f11" draw:formula="logheight"/>
              </draw:enhanced-geometry>
            </draw:custom-shape>
            <draw:line draw:name="Line 17" draw:style-name="gr12" draw:text-style-name="P1" draw:layer="layout" svg:x1="18.466cm" svg:y1="4.598cm" svg:x2="18.467cm" svg:y2="4.599cm">
              <text:p/>
            </draw:line>
            <draw:custom-shape draw:name="Freeform 18" draw:style-name="gr15" draw:text-style-name="P1" draw:layer="layout" svg:width="1.318cm" svg:height="2.53cm" svg:x="18.453cm" svg:y="4.585cm">
              <text:p/>
              <draw:enhanced-geometry draw:mirror-horizontal="false" draw:mirror-vertical="false" drawooo:sub-view-size="130 250" draw:text-areas="0 0 ?f20 ?f21" svg:viewBox="0 0 0 0" draw:type="ooxml-non-primitive" draw:enhanced-path="M 0 0 C 0 0 5 18 14 25 24 32 29 37 38 47 46 56 56 67 57 70 58 74 77 97 77 103 78 108 92 121 96 136 100 152 105 164 105 164 105 164 116 186 117 193 118 201 124 221 124 221 124 221 130 247 129 250 N">
                <draw:equation draw:name="f0" draw:formula="0*logwidth/130"/>
                <draw:equation draw:name="f1" draw:formula="0*logheight/250"/>
                <draw:equation draw:name="f2" draw:formula="14*logwidth/130"/>
                <draw:equation draw:name="f3" draw:formula="25*logheight/250"/>
                <draw:equation draw:name="f4" draw:formula="38*logwidth/130"/>
                <draw:equation draw:name="f5" draw:formula="47*logheight/250"/>
                <draw:equation draw:name="f6" draw:formula="57*logwidth/130"/>
                <draw:equation draw:name="f7" draw:formula="70*logheight/250"/>
                <draw:equation draw:name="f8" draw:formula="77*logwidth/130"/>
                <draw:equation draw:name="f9" draw:formula="103*logheight/250"/>
                <draw:equation draw:name="f10" draw:formula="96*logwidth/130"/>
                <draw:equation draw:name="f11" draw:formula="136*logheight/250"/>
                <draw:equation draw:name="f12" draw:formula="105*logwidth/130"/>
                <draw:equation draw:name="f13" draw:formula="164*logheight/250"/>
                <draw:equation draw:name="f14" draw:formula="117*logwidth/130"/>
                <draw:equation draw:name="f15" draw:formula="193*logheight/250"/>
                <draw:equation draw:name="f16" draw:formula="124*logwidth/130"/>
                <draw:equation draw:name="f17" draw:formula="221*logheight/250"/>
                <draw:equation draw:name="f18" draw:formula="129*logwidth/130"/>
                <draw:equation draw:name="f19" draw:formula="250*logheight/250"/>
                <draw:equation draw:name="f20" draw:formula="logwidth"/>
                <draw:equation draw:name="f21" draw:formula="logheight"/>
              </draw:enhanced-geometry>
            </draw:custom-shape>
            <draw:custom-shape draw:name="Freeform 19" draw:style-name="gr16" draw:text-style-name="P1" draw:layer="layout" svg:width="3.148cm" svg:height="1.256cm" svg:x="14.202cm" svg:y="4.881cm">
              <text:p/>
              <draw:enhanced-geometry draw:mirror-horizontal="false" draw:mirror-vertical="false" drawooo:sub-view-size="311 124" draw:text-areas="0 0 ?f10 ?f11" svg:viewBox="0 0 0 0" draw:type="ooxml-non-primitive" draw:enhanced-path="M 134 0 C 134 0 311 107 302 124 302 124 245 115 223 94 201 72 154 61 154 61 154 61 23 33 0 38 N">
                <draw:equation draw:name="f0" draw:formula="134*logwidth/311"/>
                <draw:equation draw:name="f1" draw:formula="0*logheight/124"/>
                <draw:equation draw:name="f2" draw:formula="302*logwidth/311"/>
                <draw:equation draw:name="f3" draw:formula="124*logheight/124"/>
                <draw:equation draw:name="f4" draw:formula="223*logwidth/311"/>
                <draw:equation draw:name="f5" draw:formula="94*logheight/124"/>
                <draw:equation draw:name="f6" draw:formula="154*logwidth/311"/>
                <draw:equation draw:name="f7" draw:formula="61*logheight/124"/>
                <draw:equation draw:name="f8" draw:formula="0*logwidth/311"/>
                <draw:equation draw:name="f9" draw:formula="38*logheight/124"/>
                <draw:equation draw:name="f10" draw:formula="logwidth"/>
                <draw:equation draw:name="f11" draw:formula="logheight"/>
              </draw:enhanced-geometry>
            </draw:custom-shape>
            <draw:line draw:name="Line 20" draw:style-name="gr12" draw:text-style-name="P1" draw:layer="layout" svg:x1="13.382cm" svg:y1="3.849cm" svg:x2="13.615cm" svg:y2="3.778cm">
              <text:p/>
            </draw:line>
            <draw:custom-shape draw:name="Freeform 21" draw:style-name="gr17" draw:text-style-name="P1" draw:layer="layout" svg:width="2.583cm" svg:height="0.749cm" svg:x="13.219cm" svg:y="5.507cm">
              <text:p/>
              <draw:enhanced-geometry draw:mirror-horizontal="false" draw:mirror-vertical="false" drawooo:sub-view-size="255 74" draw:text-areas="0 0 ?f14 ?f15" svg:viewBox="0 0 0 0" draw:type="ooxml-non-primitive" draw:enhanced-path="M 255 0 C 251 5 251 5 251 5 250 7 248 8 246 9 236 13 203 26 187 27 169 28 130 31 130 31 130 31 28 74 20 70 12 65 0 55 0 55 N">
                <draw:equation draw:name="f0" draw:formula="255*logwidth/255"/>
                <draw:equation draw:name="f1" draw:formula="0*logheight/74"/>
                <draw:equation draw:name="f2" draw:formula="251*logwidth/255"/>
                <draw:equation draw:name="f3" draw:formula="5*logheight/74"/>
                <draw:equation draw:name="f4" draw:formula="246*logwidth/255"/>
                <draw:equation draw:name="f5" draw:formula="9*logheight/74"/>
                <draw:equation draw:name="f6" draw:formula="187*logwidth/255"/>
                <draw:equation draw:name="f7" draw:formula="27*logheight/74"/>
                <draw:equation draw:name="f8" draw:formula="130*logwidth/255"/>
                <draw:equation draw:name="f9" draw:formula="31*logheight/74"/>
                <draw:equation draw:name="f10" draw:formula="20*logwidth/255"/>
                <draw:equation draw:name="f11" draw:formula="70*logheight/74"/>
                <draw:equation draw:name="f12" draw:formula="0*logwidth/255"/>
                <draw:equation draw:name="f13" draw:formula="55*logheight/74"/>
                <draw:equation draw:name="f14" draw:formula="logwidth"/>
                <draw:equation draw:name="f15" draw:formula="logheight"/>
              </draw:enhanced-geometry>
            </draw:custom-shape>
            <draw:custom-shape draw:name="Freeform 22" draw:style-name="gr18" draw:text-style-name="P1" draw:layer="layout" svg:width="0.264cm" svg:height="0.546cm" svg:x="14.405cm" svg:y="3.928cm">
              <text:p/>
              <draw:enhanced-geometry draw:mirror-horizontal="false" draw:mirror-vertical="false" drawooo:sub-view-size="26 54" draw:text-areas="0 0 ?f6 ?f7" svg:viewBox="0 0 0 0" draw:type="ooxml-non-primitive" draw:enhanced-path="M 0 3 C 0 3 13 54 19 34 26 14 26 0 26 0 N">
                <draw:equation draw:name="f0" draw:formula="0*logwidth/26"/>
                <draw:equation draw:name="f1" draw:formula="3*logheight/54"/>
                <draw:equation draw:name="f2" draw:formula="19*logwidth/26"/>
                <draw:equation draw:name="f3" draw:formula="34*logheight/54"/>
                <draw:equation draw:name="f4" draw:formula="26*logwidth/26"/>
                <draw:equation draw:name="f5" draw:formula="0*logheight/54"/>
                <draw:equation draw:name="f6" draw:formula="logwidth"/>
                <draw:equation draw:name="f7" draw:formula="logheight"/>
              </draw:enhanced-geometry>
            </draw:custom-shape>
            <draw:custom-shape draw:name="Freeform 23" draw:style-name="gr19" draw:text-style-name="P1" draw:layer="layout" svg:width="0.506cm" svg:height="1.234cm" svg:x="14.079cm" svg:y="3.593cm">
              <text:p/>
              <draw:enhanced-geometry draw:mirror-horizontal="false" draw:mirror-vertical="false" drawooo:sub-view-size="50 122" draw:text-areas="0 0 ?f6 ?f7" svg:viewBox="0 0 0 0" draw:type="ooxml-non-primitive" draw:enhanced-path="M 0 0 C 0 0 31 122 40 115 50 109 49 72 49 72 N">
                <draw:equation draw:name="f0" draw:formula="0*logwidth/50"/>
                <draw:equation draw:name="f1" draw:formula="0*logheight/122"/>
                <draw:equation draw:name="f2" draw:formula="40*logwidth/50"/>
                <draw:equation draw:name="f3" draw:formula="115*logheight/122"/>
                <draw:equation draw:name="f4" draw:formula="49*logwidth/50"/>
                <draw:equation draw:name="f5" draw:formula="72*logheight/122"/>
                <draw:equation draw:name="f6" draw:formula="logwidth"/>
                <draw:equation draw:name="f7" draw:formula="logheight"/>
              </draw:enhanced-geometry>
            </draw:custom-shape>
            <draw:custom-shape draw:name="Freeform 24" draw:style-name="gr20" draw:text-style-name="P1" draw:layer="layout" svg:width="0.585cm" svg:height="1.123cm" svg:x="13.92cm" svg:y="3.898cm">
              <text:p/>
              <draw:enhanced-geometry draw:mirror-horizontal="false" draw:mirror-vertical="false" drawooo:sub-view-size="58 111" draw:text-areas="0 0 ?f10 ?f11" svg:viewBox="0 0 0 0" draw:type="ooxml-non-primitive" draw:enhanced-path="M 0 0 C 0 0 31 108 39 110 44 111 49 110 53 108 56 107 58 104 57 101 56 85 56 85 56 85 N">
                <draw:equation draw:name="f0" draw:formula="0*logwidth/58"/>
                <draw:equation draw:name="f1" draw:formula="0*logheight/111"/>
                <draw:equation draw:name="f2" draw:formula="39*logwidth/58"/>
                <draw:equation draw:name="f3" draw:formula="110*logheight/111"/>
                <draw:equation draw:name="f4" draw:formula="53*logwidth/58"/>
                <draw:equation draw:name="f5" draw:formula="108*logheight/111"/>
                <draw:equation draw:name="f6" draw:formula="57*logwidth/58"/>
                <draw:equation draw:name="f7" draw:formula="101*logheight/111"/>
                <draw:equation draw:name="f8" draw:formula="56*logwidth/58"/>
                <draw:equation draw:name="f9" draw:formula="85*logheight/111"/>
                <draw:equation draw:name="f10" draw:formula="logwidth"/>
                <draw:equation draw:name="f11" draw:formula="logheight"/>
              </draw:enhanced-geometry>
            </draw:custom-shape>
            <draw:custom-shape draw:name="Freeform 25" draw:style-name="gr21" draw:text-style-name="P1" draw:layer="layout" svg:width="0.912cm" svg:height="1.538cm" svg:x="13.492cm" svg:y="3.818cm">
              <text:p/>
              <draw:enhanced-geometry draw:mirror-horizontal="false" draw:mirror-vertical="false" drawooo:sub-view-size="90 152" draw:text-areas="0 0 ?f6 ?f7" svg:viewBox="0 0 0 0" draw:type="ooxml-non-primitive" draw:enhanced-path="M 0 0 C 0 0 55 152 70 143 85 135 90 126 89 119 N">
                <draw:equation draw:name="f0" draw:formula="0*logwidth/90"/>
                <draw:equation draw:name="f1" draw:formula="0*logheight/152"/>
                <draw:equation draw:name="f2" draw:formula="70*logwidth/90"/>
                <draw:equation draw:name="f3" draw:formula="143*logheight/152"/>
                <draw:equation draw:name="f4" draw:formula="89*logwidth/90"/>
                <draw:equation draw:name="f5" draw:formula="119*logheight/152"/>
                <draw:equation draw:name="f6" draw:formula="logwidth"/>
                <draw:equation draw:name="f7" draw:formula="logheight"/>
              </draw:enhanced-geometry>
            </draw:custom-shape>
            <draw:custom-shape draw:name="Freeform 26" draw:style-name="gr22" draw:text-style-name="P1" draw:layer="layout" svg:width="0.806cm" svg:height="0.321cm" svg:x="18.356cm" svg:y="8.435cm">
              <text:p/>
              <draw:enhanced-geometry draw:mirror-horizontal="false" draw:mirror-vertical="false" drawooo:sub-view-size="80 32" draw:text-areas="0 0 ?f10 ?f11" svg:viewBox="0 0 0 0" draw:type="ooxml-non-primitive" draw:enhanced-path="M 80 0 C 10 1 10 1 10 1 6 1 3 4 1 7 0 12 0 19 5 23 13 31 20 32 20 32 N">
                <draw:equation draw:name="f0" draw:formula="80*logwidth/80"/>
                <draw:equation draw:name="f1" draw:formula="0*logheight/32"/>
                <draw:equation draw:name="f2" draw:formula="10*logwidth/80"/>
                <draw:equation draw:name="f3" draw:formula="1*logheight/32"/>
                <draw:equation draw:name="f4" draw:formula="1*logwidth/80"/>
                <draw:equation draw:name="f5" draw:formula="7*logheight/32"/>
                <draw:equation draw:name="f6" draw:formula="5*logwidth/80"/>
                <draw:equation draw:name="f7" draw:formula="23*logheight/32"/>
                <draw:equation draw:name="f8" draw:formula="20*logwidth/80"/>
                <draw:equation draw:name="f9" draw:formula="32*logheight/32"/>
                <draw:equation draw:name="f10" draw:formula="logwidth"/>
                <draw:equation draw:name="f11" draw:formula="logheight"/>
              </draw:enhanced-geometry>
            </draw:custom-shape>
            <draw:custom-shape draw:name="Freeform 27" draw:style-name="gr23" draw:text-style-name="P1" draw:layer="layout" svg:width="0.427cm" svg:height="0.678cm" svg:x="17.937cm" svg:y="8.537cm">
              <text:p/>
              <draw:enhanced-geometry draw:mirror-horizontal="false" draw:mirror-vertical="false" drawooo:sub-view-size="42 67" draw:text-areas="0 0 ?f8 ?f9" svg:viewBox="0 0 0 0" draw:type="ooxml-non-primitive" draw:enhanced-path="M 0 67 C 31 5 31 5 31 5 32 3 35 1 37 1 42 0 42 0 42 0 N">
                <draw:equation draw:name="f0" draw:formula="0*logwidth/42"/>
                <draw:equation draw:name="f1" draw:formula="67*logheight/67"/>
                <draw:equation draw:name="f2" draw:formula="31*logwidth/42"/>
                <draw:equation draw:name="f3" draw:formula="5*logheight/67"/>
                <draw:equation draw:name="f4" draw:formula="37*logwidth/42"/>
                <draw:equation draw:name="f5" draw:formula="1*logheight/67"/>
                <draw:equation draw:name="f6" draw:formula="42*logwidth/42"/>
                <draw:equation draw:name="f7" draw:formula="0*logheight/67"/>
                <draw:equation draw:name="f8" draw:formula="logwidth"/>
                <draw:equation draw:name="f9" draw:formula="logheight"/>
              </draw:enhanced-geometry>
            </draw:custom-shape>
            <draw:custom-shape draw:name="Freeform 28" draw:style-name="gr24" draw:text-style-name="P1" draw:layer="layout" svg:width="0.647cm" svg:height="0.444cm" svg:x="18.546cm" svg:y="8.598cm">
              <text:p/>
              <draw:enhanced-geometry draw:mirror-horizontal="false" draw:mirror-vertical="false" drawooo:sub-view-size="64 44" draw:text-areas="0 0 ?f10 ?f11" svg:viewBox="0 0 0 0" draw:type="ooxml-non-primitive" draw:enhanced-path="M 64 7 C 64 7 2 0 1 13 0 20 0 25 1 28 1 30 3 32 5 34 10 37 20 44 24 44 N">
                <draw:equation draw:name="f0" draw:formula="64*logwidth/64"/>
                <draw:equation draw:name="f1" draw:formula="7*logheight/44"/>
                <draw:equation draw:name="f2" draw:formula="1*logwidth/64"/>
                <draw:equation draw:name="f3" draw:formula="13*logheight/44"/>
                <draw:equation draw:name="f4" draw:formula="1*logwidth/64"/>
                <draw:equation draw:name="f5" draw:formula="28*logheight/44"/>
                <draw:equation draw:name="f6" draw:formula="5*logwidth/64"/>
                <draw:equation draw:name="f7" draw:formula="34*logheight/44"/>
                <draw:equation draw:name="f8" draw:formula="24*logwidth/64"/>
                <draw:equation draw:name="f9" draw:formula="44*logheight/44"/>
                <draw:equation draw:name="f10" draw:formula="logwidth"/>
                <draw:equation draw:name="f11" draw:formula="logheight"/>
              </draw:enhanced-geometry>
            </draw:custom-shape>
            <draw:custom-shape draw:name="Freeform 29" draw:style-name="gr25" draw:text-style-name="P1" draw:layer="layout" svg:width="0.361cm" svg:height="0.427cm" svg:x="18.771cm" svg:y="8.889cm">
              <text:p/>
              <draw:enhanced-geometry draw:mirror-horizontal="false" draw:mirror-vertical="false" drawooo:sub-view-size="36 42" draw:text-areas="0 0 ?f6 ?f7" svg:viewBox="0 0 0 0" draw:type="ooxml-non-primitive" draw:enhanced-path="M 36 0 C 36 0 3 6 2 15 0 25 10 31 19 42 N">
                <draw:equation draw:name="f0" draw:formula="36*logwidth/36"/>
                <draw:equation draw:name="f1" draw:formula="0*logheight/42"/>
                <draw:equation draw:name="f2" draw:formula="2*logwidth/36"/>
                <draw:equation draw:name="f3" draw:formula="15*logheight/42"/>
                <draw:equation draw:name="f4" draw:formula="19*logwidth/36"/>
                <draw:equation draw:name="f5" draw:formula="42*logheight/42"/>
                <draw:equation draw:name="f6" draw:formula="logwidth"/>
                <draw:equation draw:name="f7" draw:formula="logheight"/>
              </draw:enhanced-geometry>
            </draw:custom-shape>
            <draw:custom-shape draw:name="Freeform 30" draw:style-name="gr26" draw:text-style-name="P1" draw:layer="layout" svg:width="0.149cm" svg:height="0.444cm" svg:x="18.903cm" svg:y="9.163cm">
              <text:p/>
              <draw:enhanced-geometry draw:mirror-horizontal="false" draw:mirror-vertical="false" drawooo:sub-view-size="15 44" draw:text-areas="0 0 ?f8 ?f9" svg:viewBox="0 0 0 0" draw:type="ooxml-non-primitive" draw:enhanced-path="M 15 0 C 15 0 5 17 7 23 8 28 8 28 8 28 8 28 1 39 0 44 N">
                <draw:equation draw:name="f0" draw:formula="15*logwidth/15"/>
                <draw:equation draw:name="f1" draw:formula="0*logheight/44"/>
                <draw:equation draw:name="f2" draw:formula="7*logwidth/15"/>
                <draw:equation draw:name="f3" draw:formula="23*logheight/44"/>
                <draw:equation draw:name="f4" draw:formula="8*logwidth/15"/>
                <draw:equation draw:name="f5" draw:formula="28*logheight/44"/>
                <draw:equation draw:name="f6" draw:formula="0*logwidth/15"/>
                <draw:equation draw:name="f7" draw:formula="44*logheight/44"/>
                <draw:equation draw:name="f8" draw:formula="logwidth"/>
                <draw:equation draw:name="f9" draw:formula="logheight"/>
              </draw:enhanced-geometry>
            </draw:custom-shape>
            <draw:custom-shape draw:name="Freeform 31" draw:style-name="gr27" draw:text-style-name="P1" draw:layer="layout" svg:width="1.04cm" svg:height="0.506cm" svg:x="17.99cm" svg:y="9.516cm">
              <text:p/>
              <draw:enhanced-geometry draw:mirror-horizontal="false" draw:mirror-vertical="false" drawooo:sub-view-size="103 50" draw:text-areas="0 0 ?f8 ?f9" svg:viewBox="0 0 0 0" draw:type="ooxml-non-primitive" draw:enhanced-path="M 103 50 C 103 50 13 0 7 8 0 17 1 18 1 18 1 18 0 36 29 47 N">
                <draw:equation draw:name="f0" draw:formula="103*logwidth/103"/>
                <draw:equation draw:name="f1" draw:formula="50*logheight/50"/>
                <draw:equation draw:name="f2" draw:formula="7*logwidth/103"/>
                <draw:equation draw:name="f3" draw:formula="8*logheight/50"/>
                <draw:equation draw:name="f4" draw:formula="1*logwidth/103"/>
                <draw:equation draw:name="f5" draw:formula="18*logheight/50"/>
                <draw:equation draw:name="f6" draw:formula="29*logwidth/103"/>
                <draw:equation draw:name="f7" draw:formula="47*logheight/50"/>
                <draw:equation draw:name="f8" draw:formula="logwidth"/>
                <draw:equation draw:name="f9" draw:formula="logheight"/>
              </draw:enhanced-geometry>
            </draw:custom-shape>
            <draw:custom-shape draw:name="Freeform 32" draw:style-name="gr28" draw:text-style-name="P1" draw:layer="layout" svg:width="0.749cm" svg:height="0.921cm" svg:x="17.28cm" svg:y="9.608cm">
              <text:p/>
              <draw:enhanced-geometry draw:mirror-horizontal="false" draw:mirror-vertical="false" drawooo:sub-view-size="74 91" draw:text-areas="0 0 ?f8 ?f9" svg:viewBox="0 0 0 0" draw:type="ooxml-non-primitive" draw:enhanced-path="M 74 3 C 74 3 70 0 65 3 60 6 9 68 9 68 9 68 0 85 8 91 N">
                <draw:equation draw:name="f0" draw:formula="74*logwidth/74"/>
                <draw:equation draw:name="f1" draw:formula="3*logheight/91"/>
                <draw:equation draw:name="f2" draw:formula="65*logwidth/74"/>
                <draw:equation draw:name="f3" draw:formula="3*logheight/91"/>
                <draw:equation draw:name="f4" draw:formula="9*logwidth/74"/>
                <draw:equation draw:name="f5" draw:formula="68*logheight/91"/>
                <draw:equation draw:name="f6" draw:formula="8*logwidth/74"/>
                <draw:equation draw:name="f7" draw:formula="91*logheight/91"/>
                <draw:equation draw:name="f8" draw:formula="logwidth"/>
                <draw:equation draw:name="f9" draw:formula="logheight"/>
              </draw:enhanced-geometry>
            </draw:custom-shape>
            <draw:custom-shape draw:name="Freeform 33" draw:style-name="gr29" draw:text-style-name="P1" draw:layer="layout" svg:width="0.705cm" svg:height="1.891cm" svg:x="17.263cm" svg:y="6.138cm">
              <text:p/>
              <draw:enhanced-geometry draw:mirror-horizontal="false" draw:mirror-vertical="false" drawooo:sub-view-size="70 187" draw:text-areas="0 0 ?f8 ?f9" svg:viewBox="0 0 0 0" draw:type="ooxml-non-primitive" draw:enhanced-path="M 0 0 C 0 0 33 38 54 102 58 114 57 131 59 144 62 159 69 170 70 187 N">
                <draw:equation draw:name="f0" draw:formula="0*logwidth/70"/>
                <draw:equation draw:name="f1" draw:formula="0*logheight/187"/>
                <draw:equation draw:name="f2" draw:formula="54*logwidth/70"/>
                <draw:equation draw:name="f3" draw:formula="102*logheight/187"/>
                <draw:equation draw:name="f4" draw:formula="59*logwidth/70"/>
                <draw:equation draw:name="f5" draw:formula="144*logheight/187"/>
                <draw:equation draw:name="f6" draw:formula="70*logwidth/70"/>
                <draw:equation draw:name="f7" draw:formula="187*logheight/187"/>
                <draw:equation draw:name="f8" draw:formula="logwidth"/>
                <draw:equation draw:name="f9" draw:formula="logheight"/>
              </draw:enhanced-geometry>
            </draw:custom-shape>
            <draw:custom-shape draw:name="Freeform 34" draw:style-name="gr30" draw:text-style-name="P1" draw:layer="layout" svg:width="1.185cm" svg:height="1.146cm" svg:x="17.937cm" svg:y="7.43cm">
              <text:p/>
              <draw:enhanced-geometry draw:mirror-horizontal="false" draw:mirror-vertical="false" drawooo:sub-view-size="117 113" draw:text-areas="0 0 ?f8 ?f9" svg:viewBox="0 0 0 0" draw:type="ooxml-non-primitive" draw:enhanced-path="M 117 0 C 117 0 14 33 7 36 0 40 3 59 3 59 3 59 6 110 10 113 N">
                <draw:equation draw:name="f0" draw:formula="117*logwidth/117"/>
                <draw:equation draw:name="f1" draw:formula="0*logheight/113"/>
                <draw:equation draw:name="f2" draw:formula="7*logwidth/117"/>
                <draw:equation draw:name="f3" draw:formula="36*logheight/113"/>
                <draw:equation draw:name="f4" draw:formula="3*logwidth/117"/>
                <draw:equation draw:name="f5" draw:formula="59*logheight/113"/>
                <draw:equation draw:name="f6" draw:formula="10*logwidth/117"/>
                <draw:equation draw:name="f7" draw:formula="113*logheight/113"/>
                <draw:equation draw:name="f8" draw:formula="logwidth"/>
                <draw:equation draw:name="f9" draw:formula="logheight"/>
              </draw:enhanced-geometry>
            </draw:custom-shape>
            <draw:custom-shape draw:name="Freeform 35" draw:style-name="gr31" draw:text-style-name="P1" draw:layer="layout" svg:width="0.982cm" svg:height="2.102cm" svg:x="17.624cm" svg:y="7.849cm">
              <text:p/>
              <draw:enhanced-geometry draw:mirror-horizontal="false" draw:mirror-vertical="false" drawooo:sub-view-size="97 208" draw:text-areas="0 0 ?f20 ?f21" svg:viewBox="0 0 0 0" draw:type="ooxml-non-primitive" draw:enhanced-path="M 97 3 C 97 3 90 0 85 4 79 7 50 33 47 35 44 38 41 68 42 69 42 71 34 95 33 99 33 104 28 131 30 134 33 136 31 142 31 142 1 196 1 196 1 196 1 196 1 196 1 197 1 199 0 205 2 208 N">
                <draw:equation draw:name="f0" draw:formula="97*logwidth/97"/>
                <draw:equation draw:name="f1" draw:formula="3*logheight/208"/>
                <draw:equation draw:name="f2" draw:formula="85*logwidth/97"/>
                <draw:equation draw:name="f3" draw:formula="4*logheight/208"/>
                <draw:equation draw:name="f4" draw:formula="47*logwidth/97"/>
                <draw:equation draw:name="f5" draw:formula="35*logheight/208"/>
                <draw:equation draw:name="f6" draw:formula="42*logwidth/97"/>
                <draw:equation draw:name="f7" draw:formula="69*logheight/208"/>
                <draw:equation draw:name="f8" draw:formula="33*logwidth/97"/>
                <draw:equation draw:name="f9" draw:formula="99*logheight/208"/>
                <draw:equation draw:name="f10" draw:formula="30*logwidth/97"/>
                <draw:equation draw:name="f11" draw:formula="134*logheight/208"/>
                <draw:equation draw:name="f12" draw:formula="31*logwidth/97"/>
                <draw:equation draw:name="f13" draw:formula="142*logheight/208"/>
                <draw:equation draw:name="f14" draw:formula="1*logwidth/97"/>
                <draw:equation draw:name="f15" draw:formula="196*logheight/208"/>
                <draw:equation draw:name="f16" draw:formula="1*logwidth/97"/>
                <draw:equation draw:name="f17" draw:formula="197*logheight/208"/>
                <draw:equation draw:name="f18" draw:formula="2*logwidth/97"/>
                <draw:equation draw:name="f19" draw:formula="208*logheight/208"/>
                <draw:equation draw:name="f20" draw:formula="logwidth"/>
                <draw:equation draw:name="f21" draw:formula="logheight"/>
              </draw:enhanced-geometry>
            </draw:custom-shape>
            <draw:custom-shape draw:name="Freeform 36" draw:style-name="gr32" draw:text-style-name="P1" draw:layer="layout" svg:width="0.899cm" svg:height="0.383cm" svg:x="18.608cm" svg:y="7.655cm">
              <text:p/>
              <draw:enhanced-geometry draw:mirror-horizontal="false" draw:mirror-vertical="false" drawooo:sub-view-size="89 38" draw:text-areas="0 0 ?f12 ?f13" svg:viewBox="0 0 0 0" draw:type="ooxml-non-primitive" draw:enhanced-path="M 89 0 C 85 3 13 10 6 14 4 15 2 17 1 19 0 21 0 24 1 26 2 27 2 27 3 28 12 35 30 38 42 38 N">
                <draw:equation draw:name="f0" draw:formula="89*logwidth/89"/>
                <draw:equation draw:name="f1" draw:formula="0*logheight/38"/>
                <draw:equation draw:name="f2" draw:formula="6*logwidth/89"/>
                <draw:equation draw:name="f3" draw:formula="14*logheight/38"/>
                <draw:equation draw:name="f4" draw:formula="1*logwidth/89"/>
                <draw:equation draw:name="f5" draw:formula="19*logheight/38"/>
                <draw:equation draw:name="f6" draw:formula="1*logwidth/89"/>
                <draw:equation draw:name="f7" draw:formula="26*logheight/38"/>
                <draw:equation draw:name="f8" draw:formula="3*logwidth/89"/>
                <draw:equation draw:name="f9" draw:formula="28*logheight/38"/>
                <draw:equation draw:name="f10" draw:formula="42*logwidth/89"/>
                <draw:equation draw:name="f11" draw:formula="38*logheight/38"/>
                <draw:equation draw:name="f12" draw:formula="logwidth"/>
                <draw:equation draw:name="f13" draw:formula="logheight"/>
              </draw:enhanced-geometry>
            </draw:custom-shape>
            <draw:custom-shape draw:name="Freeform 37" draw:style-name="gr33" draw:text-style-name="P1" draw:layer="layout" svg:width="0.436cm" svg:height="0.264cm" svg:x="19.013cm" svg:y="7.937cm">
              <text:p/>
              <draw:enhanced-geometry draw:mirror-horizontal="false" draw:mirror-vertical="false" drawooo:sub-view-size="43 26" draw:text-areas="0 0 ?f8 ?f9" svg:viewBox="0 0 0 0" draw:type="ooxml-non-primitive" draw:enhanced-path="M 32 0 C 32 0 2 0 2 7 2 14 0 14 8 18 15 22 43 26 43 26 N">
                <draw:equation draw:name="f0" draw:formula="32*logwidth/43"/>
                <draw:equation draw:name="f1" draw:formula="0*logheight/26"/>
                <draw:equation draw:name="f2" draw:formula="2*logwidth/43"/>
                <draw:equation draw:name="f3" draw:formula="7*logheight/26"/>
                <draw:equation draw:name="f4" draw:formula="8*logwidth/43"/>
                <draw:equation draw:name="f5" draw:formula="18*logheight/26"/>
                <draw:equation draw:name="f6" draw:formula="43*logwidth/43"/>
                <draw:equation draw:name="f7" draw:formula="26*logheight/26"/>
                <draw:equation draw:name="f8" draw:formula="logwidth"/>
                <draw:equation draw:name="f9" draw:formula="logheight"/>
              </draw:enhanced-geometry>
            </draw:custom-shape>
            <draw:custom-shape draw:name="Freeform 38" draw:style-name="gr34" draw:text-style-name="P1" draw:layer="layout" svg:width="0.797cm" svg:height="0.656cm" svg:x="17.13cm" svg:y="10.389cm">
              <text:p/>
              <draw:enhanced-geometry draw:mirror-horizontal="false" draw:mirror-vertical="false" drawooo:sub-view-size="79 65" draw:text-areas="0 0 ?f10 ?f11" svg:viewBox="0 0 0 0" draw:type="ooxml-non-primitive" draw:enhanced-path="M 0 65 C 0 65 1 44 5 34 8 26 33 6 40 1 41 0 42 0 44 0 79 1 79 1 79 1 N">
                <draw:equation draw:name="f0" draw:formula="0*logwidth/79"/>
                <draw:equation draw:name="f1" draw:formula="65*logheight/65"/>
                <draw:equation draw:name="f2" draw:formula="5*logwidth/79"/>
                <draw:equation draw:name="f3" draw:formula="34*logheight/65"/>
                <draw:equation draw:name="f4" draw:formula="40*logwidth/79"/>
                <draw:equation draw:name="f5" draw:formula="1*logheight/65"/>
                <draw:equation draw:name="f6" draw:formula="44*logwidth/79"/>
                <draw:equation draw:name="f7" draw:formula="0*logheight/65"/>
                <draw:equation draw:name="f8" draw:formula="79*logwidth/79"/>
                <draw:equation draw:name="f9" draw:formula="1*logheight/65"/>
                <draw:equation draw:name="f10" draw:formula="logwidth"/>
                <draw:equation draw:name="f11" draw:formula="logheight"/>
              </draw:enhanced-geometry>
            </draw:custom-shape>
            <draw:custom-shape draw:name="Freeform 39" draw:style-name="gr35" draw:text-style-name="P1" draw:layer="layout" svg:width="0.625cm" svg:height="0.484cm" svg:x="18.233cm" svg:y="9.974cm">
              <text:p/>
              <draw:enhanced-geometry draw:mirror-horizontal="false" draw:mirror-vertical="false" drawooo:sub-view-size="62 48" draw:text-areas="0 0 ?f12 ?f13" svg:viewBox="0 0 0 0" draw:type="ooxml-non-primitive" draw:enhanced-path="M 56 48 C 6 11 6 11 6 11 6 11 0 5 5 2 9 0 13 0 15 0 16 0 16 1 17 1 22 4 57 22 62 24 N">
                <draw:equation draw:name="f0" draw:formula="56*logwidth/62"/>
                <draw:equation draw:name="f1" draw:formula="48*logheight/48"/>
                <draw:equation draw:name="f2" draw:formula="6*logwidth/62"/>
                <draw:equation draw:name="f3" draw:formula="11*logheight/48"/>
                <draw:equation draw:name="f4" draw:formula="5*logwidth/62"/>
                <draw:equation draw:name="f5" draw:formula="2*logheight/48"/>
                <draw:equation draw:name="f6" draw:formula="15*logwidth/62"/>
                <draw:equation draw:name="f7" draw:formula="0*logheight/48"/>
                <draw:equation draw:name="f8" draw:formula="17*logwidth/62"/>
                <draw:equation draw:name="f9" draw:formula="1*logheight/48"/>
                <draw:equation draw:name="f10" draw:formula="62*logwidth/62"/>
                <draw:equation draw:name="f11" draw:formula="24*logheight/48"/>
                <draw:equation draw:name="f12" draw:formula="logwidth"/>
                <draw:equation draw:name="f13" draw:formula="logheight"/>
              </draw:enhanced-geometry>
            </draw:custom-shape>
            <draw:custom-shape draw:name="Freeform 40" draw:style-name="gr36" draw:text-style-name="P1" draw:layer="layout" svg:width="0.577cm" svg:height="0.343cm" svg:x="17.898cm" svg:y="10.327cm">
              <text:p/>
              <draw:enhanced-geometry draw:mirror-horizontal="false" draw:mirror-vertical="false" drawooo:sub-view-size="57 34" draw:text-areas="0 0 ?f8 ?f9" svg:viewBox="0 0 0 0" draw:type="ooxml-non-primitive" draw:enhanced-path="M 57 28 C 16 3 16 3 16 3 16 3 6 0 3 7 0 15 2 29 7 34 N">
                <draw:equation draw:name="f0" draw:formula="57*logwidth/57"/>
                <draw:equation draw:name="f1" draw:formula="28*logheight/34"/>
                <draw:equation draw:name="f2" draw:formula="16*logwidth/57"/>
                <draw:equation draw:name="f3" draw:formula="3*logheight/34"/>
                <draw:equation draw:name="f4" draw:formula="3*logwidth/57"/>
                <draw:equation draw:name="f5" draw:formula="7*logheight/34"/>
                <draw:equation draw:name="f6" draw:formula="7*logwidth/57"/>
                <draw:equation draw:name="f7" draw:formula="34*logheight/34"/>
                <draw:equation draw:name="f8" draw:formula="logwidth"/>
                <draw:equation draw:name="f9" draw:formula="logheight"/>
              </draw:enhanced-geometry>
            </draw:custom-shape>
            <draw:custom-shape draw:name="Freeform 41" draw:style-name="gr37" draw:text-style-name="P1" draw:layer="layout" svg:width="0.462cm" svg:height="0.374cm" svg:x="17.92cm" svg:y="10.64cm">
              <text:p/>
              <draw:enhanced-geometry draw:mirror-horizontal="false" draw:mirror-vertical="false" drawooo:sub-view-size="46 37" draw:text-areas="0 0 ?f8 ?f9" svg:viewBox="0 0 0 0" draw:type="ooxml-non-primitive" draw:enhanced-path="M 27 37 C 5 10 5 10 5 10 5 10 0 3 7 2 15 0 46 20 46 20 N">
                <draw:equation draw:name="f0" draw:formula="27*logwidth/46"/>
                <draw:equation draw:name="f1" draw:formula="37*logheight/37"/>
                <draw:equation draw:name="f2" draw:formula="5*logwidth/46"/>
                <draw:equation draw:name="f3" draw:formula="10*logheight/37"/>
                <draw:equation draw:name="f4" draw:formula="7*logwidth/46"/>
                <draw:equation draw:name="f5" draw:formula="2*logheight/37"/>
                <draw:equation draw:name="f6" draw:formula="46*logwidth/46"/>
                <draw:equation draw:name="f7" draw:formula="20*logheight/37"/>
                <draw:equation draw:name="f8" draw:formula="logwidth"/>
                <draw:equation draw:name="f9" draw:formula="logheight"/>
              </draw:enhanced-geometry>
            </draw:custom-shape>
            <draw:custom-shape draw:name="Freeform 42" draw:style-name="gr38" draw:text-style-name="P1" draw:layer="layout" svg:width="0.912cm" svg:height="0.436cm" svg:x="16.866cm" svg:y="10.966cm">
              <text:p/>
              <draw:enhanced-geometry draw:mirror-horizontal="false" draw:mirror-vertical="false" drawooo:sub-view-size="90 43" draw:text-areas="0 0 ?f12 ?f13" svg:viewBox="0 0 0 0" draw:type="ooxml-non-primitive" draw:enhanced-path="M 90 36 C 82 25 82 25 82 25 82 24 81 23 80 23 75 19 48 0 42 1 38 1 1 20 1 32 0 43 0 43 0 43 N">
                <draw:equation draw:name="f0" draw:formula="90*logwidth/90"/>
                <draw:equation draw:name="f1" draw:formula="36*logheight/43"/>
                <draw:equation draw:name="f2" draw:formula="82*logwidth/90"/>
                <draw:equation draw:name="f3" draw:formula="25*logheight/43"/>
                <draw:equation draw:name="f4" draw:formula="80*logwidth/90"/>
                <draw:equation draw:name="f5" draw:formula="23*logheight/43"/>
                <draw:equation draw:name="f6" draw:formula="42*logwidth/90"/>
                <draw:equation draw:name="f7" draw:formula="1*logheight/43"/>
                <draw:equation draw:name="f8" draw:formula="1*logwidth/90"/>
                <draw:equation draw:name="f9" draw:formula="32*logheight/43"/>
                <draw:equation draw:name="f10" draw:formula="0*logwidth/90"/>
                <draw:equation draw:name="f11" draw:formula="43*logheight/43"/>
                <draw:equation draw:name="f12" draw:formula="logwidth"/>
                <draw:equation draw:name="f13" draw:formula="logheight"/>
              </draw:enhanced-geometry>
            </draw:custom-shape>
            <draw:custom-shape draw:name="Freeform 43" draw:style-name="gr39" draw:text-style-name="P1" draw:layer="layout" svg:width="0.656cm" svg:height="0.616cm" svg:x="16.795cm" svg:y="11.372cm">
              <text:p/>
              <draw:enhanced-geometry draw:mirror-horizontal="false" draw:mirror-vertical="false" drawooo:sub-view-size="65 61" draw:text-areas="0 0 ?f20 ?f21" svg:viewBox="0 0 0 0" draw:type="ooxml-non-primitive" draw:enhanced-path="M 10 61 C 9 59 5 48 4 46 3 40 2 33 1 27 0 23 0 19 1 15 1 11 3 7 6 4 9 3 11 2 14 1 16 0 19 0 21 0 23 0 26 1 28 2 34 5 40 10 44 16 49 21 61 37 65 43 N">
                <draw:equation draw:name="f0" draw:formula="10*logwidth/65"/>
                <draw:equation draw:name="f1" draw:formula="61*logheight/61"/>
                <draw:equation draw:name="f2" draw:formula="4*logwidth/65"/>
                <draw:equation draw:name="f3" draw:formula="46*logheight/61"/>
                <draw:equation draw:name="f4" draw:formula="1*logwidth/65"/>
                <draw:equation draw:name="f5" draw:formula="27*logheight/61"/>
                <draw:equation draw:name="f6" draw:formula="1*logwidth/65"/>
                <draw:equation draw:name="f7" draw:formula="15*logheight/61"/>
                <draw:equation draw:name="f8" draw:formula="6*logwidth/65"/>
                <draw:equation draw:name="f9" draw:formula="4*logheight/61"/>
                <draw:equation draw:name="f10" draw:formula="14*logwidth/65"/>
                <draw:equation draw:name="f11" draw:formula="1*logheight/61"/>
                <draw:equation draw:name="f12" draw:formula="21*logwidth/65"/>
                <draw:equation draw:name="f13" draw:formula="0*logheight/61"/>
                <draw:equation draw:name="f14" draw:formula="28*logwidth/65"/>
                <draw:equation draw:name="f15" draw:formula="2*logheight/61"/>
                <draw:equation draw:name="f16" draw:formula="44*logwidth/65"/>
                <draw:equation draw:name="f17" draw:formula="16*logheight/61"/>
                <draw:equation draw:name="f18" draw:formula="65*logwidth/65"/>
                <draw:equation draw:name="f19" draw:formula="43*logheight/61"/>
                <draw:equation draw:name="f20" draw:formula="logwidth"/>
                <draw:equation draw:name="f21" draw:formula="logheight"/>
              </draw:enhanced-geometry>
            </draw:custom-shape>
            <draw:line draw:name="Line 44" draw:style-name="gr12" draw:text-style-name="P1" draw:layer="layout" svg:x1="17.209cm" svg:y1="11.927cm" svg:x2="17.21cm" svg:y2="11.928cm">
              <text:p/>
            </draw:line>
            <draw:line draw:name="Line 45" draw:style-name="gr12" draw:text-style-name="P1" draw:layer="layout" svg:x1="11.966cm" svg:y1="5.264cm" svg:x2="11.967cm" svg:y2="5.265cm">
              <text:p/>
            </draw:line>
            <draw:custom-shape draw:name="Freeform 46" draw:style-name="gr40" draw:text-style-name="P1" draw:layer="layout" svg:width="0.537cm" svg:height="0.563cm" svg:x="12.672cm" svg:y="4.092cm">
              <text:p/>
              <draw:enhanced-geometry draw:mirror-horizontal="false" draw:mirror-vertical="false" drawooo:sub-view-size="53 56" draw:text-areas="0 0 ?f10 ?f11" svg:viewBox="0 0 0 0" draw:type="ooxml-non-primitive" draw:enhanced-path="M 0 4 C 0 4 33 56 41 55 42 55 43 55 44 55 50 52 53 46 51 39 39 0 39 0 39 0 N">
                <draw:equation draw:name="f0" draw:formula="0*logwidth/53"/>
                <draw:equation draw:name="f1" draw:formula="4*logheight/56"/>
                <draw:equation draw:name="f2" draw:formula="41*logwidth/53"/>
                <draw:equation draw:name="f3" draw:formula="55*logheight/56"/>
                <draw:equation draw:name="f4" draw:formula="44*logwidth/53"/>
                <draw:equation draw:name="f5" draw:formula="55*logheight/56"/>
                <draw:equation draw:name="f6" draw:formula="51*logwidth/53"/>
                <draw:equation draw:name="f7" draw:formula="39*logheight/56"/>
                <draw:equation draw:name="f8" draw:formula="39*logwidth/53"/>
                <draw:equation draw:name="f9" draw:formula="0*logheight/56"/>
                <draw:equation draw:name="f10" draw:formula="logwidth"/>
                <draw:equation draw:name="f11" draw:formula="logheight"/>
              </draw:enhanced-geometry>
            </draw:custom-shape>
            <draw:custom-shape draw:name="Freeform 47" draw:style-name="gr41" draw:text-style-name="P1" draw:layer="layout" svg:width="0.519cm" svg:height="0.458cm" svg:x="12.712cm" svg:y="4.625cm">
              <text:p/>
              <draw:enhanced-geometry draw:mirror-horizontal="false" draw:mirror-vertical="false" drawooo:sub-view-size="51 45" draw:text-areas="0 0 ?f10 ?f11" svg:viewBox="0 0 0 0" draw:type="ooxml-non-primitive" draw:enhanced-path="M 0 6 C 0 6 32 45 40 43 41 43 42 42 43 42 49 39 51 32 50 26 44 0 44 0 44 0 N">
                <draw:equation draw:name="f0" draw:formula="0*logwidth/51"/>
                <draw:equation draw:name="f1" draw:formula="6*logheight/45"/>
                <draw:equation draw:name="f2" draw:formula="40*logwidth/51"/>
                <draw:equation draw:name="f3" draw:formula="43*logheight/45"/>
                <draw:equation draw:name="f4" draw:formula="43*logwidth/51"/>
                <draw:equation draw:name="f5" draw:formula="42*logheight/45"/>
                <draw:equation draw:name="f6" draw:formula="50*logwidth/51"/>
                <draw:equation draw:name="f7" draw:formula="26*logheight/45"/>
                <draw:equation draw:name="f8" draw:formula="44*logwidth/51"/>
                <draw:equation draw:name="f9" draw:formula="0*logheight/45"/>
                <draw:equation draw:name="f10" draw:formula="logwidth"/>
                <draw:equation draw:name="f11" draw:formula="logheight"/>
              </draw:enhanced-geometry>
            </draw:custom-shape>
            <draw:custom-shape draw:name="Freeform 48" draw:style-name="gr42" draw:text-style-name="P1" draw:layer="layout" svg:width="0.365cm" svg:height="0.365cm" svg:x="12.196cm" svg:y="4.687cm">
              <text:p/>
              <draw:enhanced-geometry draw:mirror-horizontal="false" draw:mirror-vertical="false" drawooo:sub-view-size="36 36" draw:text-areas="0 0 ?f6 ?f7" svg:viewBox="0 0 0 0" draw:type="ooxml-non-primitive" draw:enhanced-path="M 0 18 C 0 18 23 36 30 29 36 22 22 0 22 0 N">
                <draw:equation draw:name="f0" draw:formula="0*logwidth/36"/>
                <draw:equation draw:name="f1" draw:formula="18*logheight/36"/>
                <draw:equation draw:name="f2" draw:formula="30*logwidth/36"/>
                <draw:equation draw:name="f3" draw:formula="29*logheight/36"/>
                <draw:equation draw:name="f4" draw:formula="22*logwidth/36"/>
                <draw:equation draw:name="f5" draw:formula="0*logheight/36"/>
                <draw:equation draw:name="f6" draw:formula="logwidth"/>
                <draw:equation draw:name="f7" draw:formula="logheight"/>
              </draw:enhanced-geometry>
            </draw:custom-shape>
            <draw:custom-shape draw:name="Freeform 49" draw:style-name="gr43" draw:text-style-name="P1" draw:layer="layout" svg:width="0.616cm" svg:height="0.462cm" svg:x="12.117cm" svg:y="4.982cm">
              <text:p/>
              <draw:enhanced-geometry draw:mirror-horizontal="false" draw:mirror-vertical="false" drawooo:sub-view-size="61 46" draw:text-areas="0 0 ?f6 ?f7" svg:viewBox="0 0 0 0" draw:type="ooxml-non-primitive" draw:enhanced-path="M 38 0 C 38 0 61 35 53 40 46 46 0 12 0 12 N">
                <draw:equation draw:name="f0" draw:formula="38*logwidth/61"/>
                <draw:equation draw:name="f1" draw:formula="0*logheight/46"/>
                <draw:equation draw:name="f2" draw:formula="53*logwidth/61"/>
                <draw:equation draw:name="f3" draw:formula="40*logheight/46"/>
                <draw:equation draw:name="f4" draw:formula="0*logwidth/61"/>
                <draw:equation draw:name="f5" draw:formula="12*logheight/46"/>
                <draw:equation draw:name="f6" draw:formula="logwidth"/>
                <draw:equation draw:name="f7" draw:formula="logheight"/>
              </draw:enhanced-geometry>
            </draw:custom-shape>
            <draw:custom-shape draw:name="Freeform 50" draw:style-name="gr44" draw:text-style-name="P1" draw:layer="layout" svg:width="0.546cm" svg:height="0.422cm" svg:x="12.655cm" svg:y="5.044cm">
              <text:p/>
              <draw:enhanced-geometry draw:mirror-horizontal="false" draw:mirror-vertical="false" drawooo:sub-view-size="54 42" draw:text-areas="0 0 ?f10 ?f11" svg:viewBox="0 0 0 0" draw:type="ooxml-non-primitive" draw:enhanced-path="M 51 0 C 51 0 54 16 47 25 42 32 34 36 31 38 30 39 28 40 26 41 21 42 9 42 0 35 N">
                <draw:equation draw:name="f0" draw:formula="51*logwidth/54"/>
                <draw:equation draw:name="f1" draw:formula="0*logheight/42"/>
                <draw:equation draw:name="f2" draw:formula="47*logwidth/54"/>
                <draw:equation draw:name="f3" draw:formula="25*logheight/42"/>
                <draw:equation draw:name="f4" draw:formula="31*logwidth/54"/>
                <draw:equation draw:name="f5" draw:formula="38*logheight/42"/>
                <draw:equation draw:name="f6" draw:formula="26*logwidth/54"/>
                <draw:equation draw:name="f7" draw:formula="41*logheight/42"/>
                <draw:equation draw:name="f8" draw:formula="0*logwidth/54"/>
                <draw:equation draw:name="f9" draw:formula="35*logheight/42"/>
                <draw:equation draw:name="f10" draw:formula="logwidth"/>
                <draw:equation draw:name="f11" draw:formula="logheight"/>
              </draw:enhanced-geometry>
            </draw:custom-shape>
            <draw:custom-shape draw:name="Freeform 51" draw:style-name="gr45" draw:text-style-name="P1" draw:layer="layout" svg:width="1.366cm" svg:height="0.872cm" svg:x="11.936cm" svg:y="5.265cm">
              <text:p/>
              <draw:enhanced-geometry draw:mirror-horizontal="false" draw:mirror-vertical="false" drawooo:sub-view-size="135 86" draw:text-areas="0 0 ?f16 ?f17" svg:viewBox="0 0 0 0" draw:type="ooxml-non-primitive" draw:enhanced-path="M 0 0 C 109 79 109 79 109 79 109 79 115 86 125 80 128 78 130 76 131 75 134 72 135 68 135 65 133 56 133 56 133 56 132 55 132 54 132 53 108 12 108 12 108 12 N">
                <draw:equation draw:name="f0" draw:formula="0*logwidth/135"/>
                <draw:equation draw:name="f1" draw:formula="0*logheight/86"/>
                <draw:equation draw:name="f2" draw:formula="109*logwidth/135"/>
                <draw:equation draw:name="f3" draw:formula="79*logheight/86"/>
                <draw:equation draw:name="f4" draw:formula="125*logwidth/135"/>
                <draw:equation draw:name="f5" draw:formula="80*logheight/86"/>
                <draw:equation draw:name="f6" draw:formula="131*logwidth/135"/>
                <draw:equation draw:name="f7" draw:formula="75*logheight/86"/>
                <draw:equation draw:name="f8" draw:formula="135*logwidth/135"/>
                <draw:equation draw:name="f9" draw:formula="65*logheight/86"/>
                <draw:equation draw:name="f10" draw:formula="133*logwidth/135"/>
                <draw:equation draw:name="f11" draw:formula="56*logheight/86"/>
                <draw:equation draw:name="f12" draw:formula="132*logwidth/135"/>
                <draw:equation draw:name="f13" draw:formula="53*logheight/86"/>
                <draw:equation draw:name="f14" draw:formula="108*logwidth/135"/>
                <draw:equation draw:name="f15" draw:formula="12*logheight/86"/>
                <draw:equation draw:name="f16" draw:formula="logwidth"/>
                <draw:equation draw:name="f17" draw:formula="logheight"/>
              </draw:enhanced-geometry>
            </draw:custom-shape>
            <draw:custom-shape draw:name="Freeform 52" draw:style-name="gr46" draw:text-style-name="P1" draw:layer="layout" svg:width="2.429cm" svg:height="0.819cm" svg:x="12.125cm" svg:y="5.719cm">
              <text:p/>
              <draw:enhanced-geometry draw:mirror-horizontal="false" draw:mirror-vertical="false" drawooo:sub-view-size="240 81" draw:text-areas="0 0 ?f14 ?f15" svg:viewBox="0 0 0 0" draw:type="ooxml-non-primitive" draw:enhanced-path="M 0 0 C 150 78 150 78 150 78 157 81 164 81 171 78 183 72 202 61 214 52 227 41 234 30 237 24 238 23 239 21 239 19 240 10 240 10 240 10 N">
                <draw:equation draw:name="f0" draw:formula="0*logwidth/240"/>
                <draw:equation draw:name="f1" draw:formula="0*logheight/81"/>
                <draw:equation draw:name="f2" draw:formula="150*logwidth/240"/>
                <draw:equation draw:name="f3" draw:formula="78*logheight/81"/>
                <draw:equation draw:name="f4" draw:formula="171*logwidth/240"/>
                <draw:equation draw:name="f5" draw:formula="78*logheight/81"/>
                <draw:equation draw:name="f6" draw:formula="214*logwidth/240"/>
                <draw:equation draw:name="f7" draw:formula="52*logheight/81"/>
                <draw:equation draw:name="f8" draw:formula="237*logwidth/240"/>
                <draw:equation draw:name="f9" draw:formula="24*logheight/81"/>
                <draw:equation draw:name="f10" draw:formula="239*logwidth/240"/>
                <draw:equation draw:name="f11" draw:formula="19*logheight/81"/>
                <draw:equation draw:name="f12" draw:formula="240*logwidth/240"/>
                <draw:equation draw:name="f13" draw:formula="10*logheight/81"/>
                <draw:equation draw:name="f14" draw:formula="logwidth"/>
                <draw:equation draw:name="f15" draw:formula="logheight"/>
              </draw:enhanced-geometry>
            </draw:custom-shape>
            <draw:custom-shape draw:name="Freeform 53" draw:style-name="gr47" draw:text-style-name="P1" draw:layer="layout" svg:width="0.625cm" svg:height="1.018cm" svg:x="13.435cm" svg:y="6.411cm">
              <text:p/>
              <draw:enhanced-geometry draw:mirror-horizontal="false" draw:mirror-vertical="false" drawooo:sub-view-size="62 101" draw:text-areas="0 0 ?f8 ?f9" svg:viewBox="0 0 0 0" draw:type="ooxml-non-primitive" draw:enhanced-path="M 61 0 C 61 0 61 0 61 0 62 6 61 11 58 15 43 34 1 89 0 101 N">
                <draw:equation draw:name="f0" draw:formula="61*logwidth/62"/>
                <draw:equation draw:name="f1" draw:formula="0*logheight/101"/>
                <draw:equation draw:name="f2" draw:formula="61*logwidth/62"/>
                <draw:equation draw:name="f3" draw:formula="0*logheight/101"/>
                <draw:equation draw:name="f4" draw:formula="58*logwidth/62"/>
                <draw:equation draw:name="f5" draw:formula="15*logheight/101"/>
                <draw:equation draw:name="f6" draw:formula="0*logwidth/62"/>
                <draw:equation draw:name="f7" draw:formula="101*logheight/101"/>
                <draw:equation draw:name="f8" draw:formula="logwidth"/>
                <draw:equation draw:name="f9" draw:formula="logheight"/>
              </draw:enhanced-geometry>
            </draw:custom-shape>
            <draw:custom-shape draw:name="Freeform 54" draw:style-name="gr48" draw:text-style-name="P1" draw:layer="layout" svg:width="0.797cm" svg:height="2.045cm" svg:x="13.303cm" svg:y="7.43cm">
              <text:p/>
              <draw:enhanced-geometry draw:mirror-horizontal="false" draw:mirror-vertical="false" drawooo:sub-view-size="79 202" draw:text-areas="0 0 ?f12 ?f13" svg:viewBox="0 0 0 0" draw:type="ooxml-non-primitive" draw:enhanced-path="M 0 115 C 0 115 7 1 13 0 19 0 20 50 22 66 23 77 32 108 32 108 32 108 79 176 75 186 72 195 63 202 63 202 N">
                <draw:equation draw:name="f0" draw:formula="0*logwidth/79"/>
                <draw:equation draw:name="f1" draw:formula="115*logheight/202"/>
                <draw:equation draw:name="f2" draw:formula="13*logwidth/79"/>
                <draw:equation draw:name="f3" draw:formula="0*logheight/202"/>
                <draw:equation draw:name="f4" draw:formula="22*logwidth/79"/>
                <draw:equation draw:name="f5" draw:formula="66*logheight/202"/>
                <draw:equation draw:name="f6" draw:formula="32*logwidth/79"/>
                <draw:equation draw:name="f7" draw:formula="108*logheight/202"/>
                <draw:equation draw:name="f8" draw:formula="75*logwidth/79"/>
                <draw:equation draw:name="f9" draw:formula="186*logheight/202"/>
                <draw:equation draw:name="f10" draw:formula="63*logwidth/79"/>
                <draw:equation draw:name="f11" draw:formula="202*logheight/202"/>
                <draw:equation draw:name="f12" draw:formula="logwidth"/>
                <draw:equation draw:name="f13" draw:formula="logheight"/>
              </draw:enhanced-geometry>
            </draw:custom-shape>
            <draw:custom-shape draw:name="Freeform 55" draw:style-name="gr49" draw:text-style-name="P1" draw:layer="layout" svg:width="1.15cm" svg:height="1.163cm" svg:x="13.576cm" svg:y="8.201cm">
              <text:p/>
              <draw:enhanced-geometry draw:mirror-horizontal="false" draw:mirror-vertical="false" drawooo:sub-view-size="114 115" draw:text-areas="0 0 ?f12 ?f13" svg:viewBox="0 0 0 0" draw:type="ooxml-non-primitive" draw:enhanced-path="M 0 17 C 85 1 85 1 85 1 92 0 98 2 103 6 103 6 103 6 103 6 110 12 114 21 112 29 93 115 93 115 93 115 N">
                <draw:equation draw:name="f0" draw:formula="0*logwidth/114"/>
                <draw:equation draw:name="f1" draw:formula="17*logheight/115"/>
                <draw:equation draw:name="f2" draw:formula="85*logwidth/114"/>
                <draw:equation draw:name="f3" draw:formula="1*logheight/115"/>
                <draw:equation draw:name="f4" draw:formula="103*logwidth/114"/>
                <draw:equation draw:name="f5" draw:formula="6*logheight/115"/>
                <draw:equation draw:name="f6" draw:formula="103*logwidth/114"/>
                <draw:equation draw:name="f7" draw:formula="6*logheight/115"/>
                <draw:equation draw:name="f8" draw:formula="112*logwidth/114"/>
                <draw:equation draw:name="f9" draw:formula="29*logheight/115"/>
                <draw:equation draw:name="f10" draw:formula="93*logwidth/114"/>
                <draw:equation draw:name="f11" draw:formula="115*logheight/115"/>
                <draw:equation draw:name="f12" draw:formula="logwidth"/>
                <draw:equation draw:name="f13" draw:formula="logheight"/>
              </draw:enhanced-geometry>
            </draw:custom-shape>
            <draw:custom-shape draw:name="Freeform 56" draw:style-name="gr50" draw:text-style-name="P1" draw:layer="layout" svg:width="0.718cm" svg:height="3.514cm" svg:x="14.264cm" svg:y="7.928cm">
              <text:p/>
              <draw:enhanced-geometry draw:mirror-horizontal="false" draw:mirror-vertical="false" drawooo:sub-view-size="163 797" draw:text-areas="0 0 ?f6 ?f7" svg:viewBox="0 0 0 0" draw:type="ooxml-non-primitive" draw:enhanced-path="M 87 80 L 163 0 0 797 N">
                <draw:equation draw:name="f0" draw:formula="87*logwidth/163"/>
                <draw:equation draw:name="f1" draw:formula="80*logheight/797"/>
                <draw:equation draw:name="f2" draw:formula="163*logwidth/163"/>
                <draw:equation draw:name="f3" draw:formula="0*logheight/797"/>
                <draw:equation draw:name="f4" draw:formula="0*logwidth/163"/>
                <draw:equation draw:name="f5" draw:formula="797*logheight/797"/>
                <draw:equation draw:name="f6" draw:formula="logwidth"/>
                <draw:equation draw:name="f7" draw:formula="logheight"/>
              </draw:enhanced-geometry>
            </draw:custom-shape>
            <draw:custom-shape draw:name="Freeform 57" draw:style-name="gr51" draw:text-style-name="P1" draw:layer="layout" svg:width="0.881cm" svg:height="1.419cm" svg:x="13.109cm" svg:y="9.335cm">
              <text:p/>
              <draw:enhanced-geometry draw:mirror-horizontal="false" draw:mirror-vertical="false" drawooo:sub-view-size="87 140" draw:text-areas="0 0 ?f6 ?f7" svg:viewBox="0 0 0 0" draw:type="ooxml-non-primitive" draw:enhanced-path="M 0 124 C 0 124 87 0 82 15 77 29 9 140 9 140 N">
                <draw:equation draw:name="f0" draw:formula="0*logwidth/87"/>
                <draw:equation draw:name="f1" draw:formula="124*logheight/140"/>
                <draw:equation draw:name="f2" draw:formula="82*logwidth/87"/>
                <draw:equation draw:name="f3" draw:formula="15*logheight/140"/>
                <draw:equation draw:name="f4" draw:formula="9*logwidth/87"/>
                <draw:equation draw:name="f5" draw:formula="140*logheight/140"/>
                <draw:equation draw:name="f6" draw:formula="logwidth"/>
                <draw:equation draw:name="f7" draw:formula="logheight"/>
              </draw:enhanced-geometry>
            </draw:custom-shape>
            <draw:custom-shape draw:name="Freeform 58" draw:style-name="gr52" draw:text-style-name="P1" draw:layer="layout" svg:width="0.272cm" svg:height="0.78cm" svg:x="14.273cm" svg:y="9.344cm">
              <text:p/>
              <draw:enhanced-geometry draw:mirror-horizontal="false" draw:mirror-vertical="false" drawooo:sub-view-size="27 77" draw:text-areas="0 0 ?f10 ?f11" svg:viewBox="0 0 0 0" draw:type="ooxml-non-primitive" draw:enhanced-path="M 0 38 C 18 4 18 4 18 4 18 4 21 0 24 2 27 4 27 13 27 13 13 77 13 77 13 77 N">
                <draw:equation draw:name="f0" draw:formula="0*logwidth/27"/>
                <draw:equation draw:name="f1" draw:formula="38*logheight/77"/>
                <draw:equation draw:name="f2" draw:formula="18*logwidth/27"/>
                <draw:equation draw:name="f3" draw:formula="4*logheight/77"/>
                <draw:equation draw:name="f4" draw:formula="24*logwidth/27"/>
                <draw:equation draw:name="f5" draw:formula="2*logheight/77"/>
                <draw:equation draw:name="f6" draw:formula="27*logwidth/27"/>
                <draw:equation draw:name="f7" draw:formula="13*logheight/77"/>
                <draw:equation draw:name="f8" draw:formula="13*logwidth/27"/>
                <draw:equation draw:name="f9" draw:formula="77*logheight/77"/>
                <draw:equation draw:name="f10" draw:formula="logwidth"/>
                <draw:equation draw:name="f11" draw:formula="logheight"/>
              </draw:enhanced-geometry>
            </draw:custom-shape>
            <draw:custom-shape draw:name="Freeform 59" draw:style-name="gr18" draw:text-style-name="P1" draw:layer="layout" svg:width="0.405cm" svg:height="0.546cm" svg:x="13.907cm" svg:y="9.688cm">
              <text:p/>
              <draw:enhanced-geometry draw:mirror-horizontal="false" draw:mirror-vertical="false" drawooo:sub-view-size="40 54" draw:text-areas="0 0 ?f10 ?f11" svg:viewBox="0 0 0 0" draw:type="ooxml-non-primitive" draw:enhanced-path="M 0 54 C 28 8 28 8 28 8 28 8 34 0 37 4 40 9 39 15 39 15 31 51 31 51 31 51 N">
                <draw:equation draw:name="f0" draw:formula="0*logwidth/40"/>
                <draw:equation draw:name="f1" draw:formula="54*logheight/54"/>
                <draw:equation draw:name="f2" draw:formula="28*logwidth/40"/>
                <draw:equation draw:name="f3" draw:formula="8*logheight/54"/>
                <draw:equation draw:name="f4" draw:formula="37*logwidth/40"/>
                <draw:equation draw:name="f5" draw:formula="4*logheight/54"/>
                <draw:equation draw:name="f6" draw:formula="39*logwidth/40"/>
                <draw:equation draw:name="f7" draw:formula="15*logheight/54"/>
                <draw:equation draw:name="f8" draw:formula="31*logwidth/40"/>
                <draw:equation draw:name="f9" draw:formula="51*logheight/54"/>
                <draw:equation draw:name="f10" draw:formula="logwidth"/>
                <draw:equation draw:name="f11" draw:formula="logheight"/>
              </draw:enhanced-geometry>
            </draw:custom-shape>
            <draw:custom-shape draw:name="Freeform 60" draw:style-name="gr53" draw:text-style-name="P1" draw:layer="layout" svg:width="0.325cm" svg:height="0.171cm" svg:x="13.726cm" svg:y="10.177cm">
              <text:p/>
              <draw:enhanced-geometry draw:mirror-horizontal="false" draw:mirror-vertical="false" drawooo:sub-view-size="32 17" draw:text-areas="0 0 ?f6 ?f7" svg:viewBox="0 0 0 0" draw:type="ooxml-non-primitive" draw:enhanced-path="M 0 2 C 22 0 22 0 22 0 22 0 32 14 31 17 N">
                <draw:equation draw:name="f0" draw:formula="0*logwidth/32"/>
                <draw:equation draw:name="f1" draw:formula="2*logheight/17"/>
                <draw:equation draw:name="f2" draw:formula="22*logwidth/32"/>
                <draw:equation draw:name="f3" draw:formula="0*logheight/17"/>
                <draw:equation draw:name="f4" draw:formula="31*logwidth/32"/>
                <draw:equation draw:name="f5" draw:formula="17*logheight/17"/>
                <draw:equation draw:name="f6" draw:formula="logwidth"/>
                <draw:equation draw:name="f7" draw:formula="logheight"/>
              </draw:enhanced-geometry>
            </draw:custom-shape>
            <draw:custom-shape draw:name="Freeform 61" draw:style-name="gr54" draw:text-style-name="P1" draw:layer="layout" svg:width="0.453cm" svg:height="0.405cm" svg:x="11.389cm" svg:y="9.101cm">
              <text:p/>
              <draw:enhanced-geometry draw:mirror-horizontal="false" draw:mirror-vertical="false" drawooo:sub-view-size="45 40" draw:text-areas="0 0 ?f6 ?f7" svg:viewBox="0 0 0 0" draw:type="ooxml-non-primitive" draw:enhanced-path="M 0 15 C 0 15 45 0 42 10 39 19 1 40 1 40 N">
                <draw:equation draw:name="f0" draw:formula="0*logwidth/45"/>
                <draw:equation draw:name="f1" draw:formula="15*logheight/40"/>
                <draw:equation draw:name="f2" draw:formula="42*logwidth/45"/>
                <draw:equation draw:name="f3" draw:formula="10*logheight/40"/>
                <draw:equation draw:name="f4" draw:formula="1*logwidth/45"/>
                <draw:equation draw:name="f5" draw:formula="40*logheight/40"/>
                <draw:equation draw:name="f6" draw:formula="logwidth"/>
                <draw:equation draw:name="f7" draw:formula="logheight"/>
              </draw:enhanced-geometry>
            </draw:custom-shape>
            <draw:custom-shape draw:name="Freeform 62" draw:style-name="gr55" draw:text-style-name="P1" draw:layer="layout" svg:width="0.502cm" svg:height="0.616cm" svg:x="11.693cm" svg:y="9.123cm">
              <text:p/>
              <draw:enhanced-geometry draw:mirror-horizontal="false" draw:mirror-vertical="false" drawooo:sub-view-size="50 61" draw:text-areas="0 0 ?f8 ?f9" svg:viewBox="0 0 0 0" draw:type="ooxml-non-primitive" draw:enhanced-path="M 12 8 C 12 8 41 0 45 13 49 26 50 32 46 36 41 40 0 61 0 61 N">
                <draw:equation draw:name="f0" draw:formula="12*logwidth/50"/>
                <draw:equation draw:name="f1" draw:formula="8*logheight/61"/>
                <draw:equation draw:name="f2" draw:formula="45*logwidth/50"/>
                <draw:equation draw:name="f3" draw:formula="13*logheight/61"/>
                <draw:equation draw:name="f4" draw:formula="46*logwidth/50"/>
                <draw:equation draw:name="f5" draw:formula="36*logheight/61"/>
                <draw:equation draw:name="f6" draw:formula="0*logwidth/50"/>
                <draw:equation draw:name="f7" draw:formula="61*logheight/61"/>
                <draw:equation draw:name="f8" draw:formula="logwidth"/>
                <draw:equation draw:name="f9" draw:formula="logheight"/>
              </draw:enhanced-geometry>
            </draw:custom-shape>
            <draw:custom-shape draw:name="Freeform 63" draw:style-name="gr56" draw:text-style-name="P1" draw:layer="layout" svg:width="0.859cm" svg:height="1.062cm" svg:x="11.865cm" svg:y="9.114cm">
              <text:p/>
              <draw:enhanced-geometry draw:mirror-horizontal="false" draw:mirror-vertical="false" drawooo:sub-view-size="85 105" draw:text-areas="0 0 ?f8 ?f9" svg:viewBox="0 0 0 0" draw:type="ooxml-non-primitive" draw:enhanced-path="M 0 105 C 0 105 79 38 82 33 85 27 85 28 79 14 73 0 28 14 28 14 N">
                <draw:equation draw:name="f0" draw:formula="0*logwidth/85"/>
                <draw:equation draw:name="f1" draw:formula="105*logheight/105"/>
                <draw:equation draw:name="f2" draw:formula="82*logwidth/85"/>
                <draw:equation draw:name="f3" draw:formula="33*logheight/105"/>
                <draw:equation draw:name="f4" draw:formula="79*logwidth/85"/>
                <draw:equation draw:name="f5" draw:formula="14*logheight/105"/>
                <draw:equation draw:name="f6" draw:formula="28*logwidth/85"/>
                <draw:equation draw:name="f7" draw:formula="14*logheight/105"/>
                <draw:equation draw:name="f8" draw:formula="logwidth"/>
                <draw:equation draw:name="f9" draw:formula="logheight"/>
              </draw:enhanced-geometry>
            </draw:custom-shape>
            <draw:custom-shape draw:name="Freeform 64" draw:style-name="gr57" draw:text-style-name="P1" draw:layer="layout" svg:width="0.484cm" svg:height="0.749cm" svg:x="12.685cm" svg:y="9.123cm">
              <text:p/>
              <draw:enhanced-geometry draw:mirror-horizontal="false" draw:mirror-vertical="false" drawooo:sub-view-size="48 74" draw:text-areas="0 0 ?f10 ?f11" svg:viewBox="0 0 0 0" draw:type="ooxml-non-primitive" draw:enhanced-path="M 0 16 C 0 16 17 0 30 11 33 14 35 17 37 20 45 31 48 45 41 54 32 66 20 74 20 74 N">
                <draw:equation draw:name="f0" draw:formula="0*logwidth/48"/>
                <draw:equation draw:name="f1" draw:formula="16*logheight/74"/>
                <draw:equation draw:name="f2" draw:formula="30*logwidth/48"/>
                <draw:equation draw:name="f3" draw:formula="11*logheight/74"/>
                <draw:equation draw:name="f4" draw:formula="37*logwidth/48"/>
                <draw:equation draw:name="f5" draw:formula="20*logheight/74"/>
                <draw:equation draw:name="f6" draw:formula="41*logwidth/48"/>
                <draw:equation draw:name="f7" draw:formula="54*logheight/74"/>
                <draw:equation draw:name="f8" draw:formula="20*logwidth/48"/>
                <draw:equation draw:name="f9" draw:formula="74*logheight/74"/>
                <draw:equation draw:name="f10" draw:formula="logwidth"/>
                <draw:equation draw:name="f11" draw:formula="logheight"/>
              </draw:enhanced-geometry>
            </draw:custom-shape>
            <draw:custom-shape draw:name="Freeform 65" draw:style-name="gr57" draw:text-style-name="P1" draw:layer="layout" svg:width="0.484cm" svg:height="0.749cm" svg:x="13.06cm" svg:y="9.172cm">
              <text:p/>
              <draw:enhanced-geometry draw:mirror-horizontal="false" draw:mirror-vertical="false" drawooo:sub-view-size="48 74" draw:text-areas="0 0 ?f10 ?f11" svg:viewBox="0 0 0 0" draw:type="ooxml-non-primitive" draw:enhanced-path="M 0 15 C 0 15 34 0 42 15 45 21 47 28 47 33 48 40 46 47 41 52 22 74 22 74 22 74 N">
                <draw:equation draw:name="f0" draw:formula="0*logwidth/48"/>
                <draw:equation draw:name="f1" draw:formula="15*logheight/74"/>
                <draw:equation draw:name="f2" draw:formula="42*logwidth/48"/>
                <draw:equation draw:name="f3" draw:formula="15*logheight/74"/>
                <draw:equation draw:name="f4" draw:formula="47*logwidth/48"/>
                <draw:equation draw:name="f5" draw:formula="33*logheight/74"/>
                <draw:equation draw:name="f6" draw:formula="41*logwidth/48"/>
                <draw:equation draw:name="f7" draw:formula="52*logheight/74"/>
                <draw:equation draw:name="f8" draw:formula="22*logwidth/48"/>
                <draw:equation draw:name="f9" draw:formula="74*logheight/74"/>
                <draw:equation draw:name="f10" draw:formula="logwidth"/>
                <draw:equation draw:name="f11" draw:formula="logheight"/>
              </draw:enhanced-geometry>
            </draw:custom-shape>
            <draw:custom-shape draw:name="Freeform 66" draw:style-name="gr58" draw:text-style-name="P1" draw:layer="layout" svg:width="0.696cm" svg:height="0.78cm" svg:x="12.28cm" svg:y="9.74cm">
              <text:p/>
              <draw:enhanced-geometry draw:mirror-horizontal="false" draw:mirror-vertical="false" drawooo:sub-view-size="69 77" draw:text-areas="0 0 ?f6 ?f7" svg:viewBox="0 0 0 0" draw:type="ooxml-non-primitive" draw:enhanced-path="M 0 52 C 0 52 69 0 61 13 53 27 6 77 6 77 N">
                <draw:equation draw:name="f0" draw:formula="0*logwidth/69"/>
                <draw:equation draw:name="f1" draw:formula="52*logheight/77"/>
                <draw:equation draw:name="f2" draw:formula="61*logwidth/69"/>
                <draw:equation draw:name="f3" draw:formula="13*logheight/77"/>
                <draw:equation draw:name="f4" draw:formula="6*logwidth/69"/>
                <draw:equation draw:name="f5" draw:formula="77*logheight/77"/>
                <draw:equation draw:name="f6" draw:formula="logwidth"/>
                <draw:equation draw:name="f7" draw:formula="logheight"/>
              </draw:enhanced-geometry>
            </draw:custom-shape>
            <draw:custom-shape draw:name="Freeform 67" draw:style-name="gr59" draw:text-style-name="P1" draw:layer="layout" svg:width="0.837cm" svg:height="1.234cm" svg:x="12.553cm" svg:y="9.71cm">
              <text:p/>
              <draw:enhanced-geometry draw:mirror-horizontal="false" draw:mirror-vertical="false" drawooo:sub-view-size="83 122" draw:text-areas="0 0 ?f6 ?f7" svg:viewBox="0 0 0 0" draw:type="ooxml-non-primitive" draw:enhanced-path="M 0 86 C 0 86 83 0 70 26 58 52 2 122 2 122 N">
                <draw:equation draw:name="f0" draw:formula="0*logwidth/83"/>
                <draw:equation draw:name="f1" draw:formula="86*logheight/122"/>
                <draw:equation draw:name="f2" draw:formula="70*logwidth/83"/>
                <draw:equation draw:name="f3" draw:formula="26*logheight/122"/>
                <draw:equation draw:name="f4" draw:formula="2*logwidth/83"/>
                <draw:equation draw:name="f5" draw:formula="122*logheight/122"/>
                <draw:equation draw:name="f6" draw:formula="logwidth"/>
                <draw:equation draw:name="f7" draw:formula="logheight"/>
              </draw:enhanced-geometry>
            </draw:custom-shape>
            <draw:custom-shape draw:name="Freeform 68" draw:style-name="gr60" draw:text-style-name="P1" draw:layer="layout" svg:width="0.555cm" svg:height="1.498cm" svg:x="13.007cm" svg:y="7.835cm">
              <text:p/>
              <draw:enhanced-geometry draw:mirror-horizontal="false" draw:mirror-vertical="false" drawooo:sub-view-size="55 148" draw:text-areas="0 0 ?f8 ?f9" svg:viewBox="0 0 0 0" draw:type="ooxml-non-primitive" draw:enhanced-path="M 0 0 C 36 94 36 94 36 94 53 132 53 132 53 132 53 132 55 148 46 145 N">
                <draw:equation draw:name="f0" draw:formula="0*logwidth/55"/>
                <draw:equation draw:name="f1" draw:formula="0*logheight/148"/>
                <draw:equation draw:name="f2" draw:formula="36*logwidth/55"/>
                <draw:equation draw:name="f3" draw:formula="94*logheight/148"/>
                <draw:equation draw:name="f4" draw:formula="53*logwidth/55"/>
                <draw:equation draw:name="f5" draw:formula="132*logheight/148"/>
                <draw:equation draw:name="f6" draw:formula="46*logwidth/55"/>
                <draw:equation draw:name="f7" draw:formula="145*logheight/148"/>
                <draw:equation draw:name="f8" draw:formula="logwidth"/>
                <draw:equation draw:name="f9" draw:formula="logheight"/>
              </draw:enhanced-geometry>
            </draw:custom-shape>
            <draw:custom-shape draw:name="Freeform 69" draw:style-name="gr53" draw:text-style-name="P1" draw:layer="layout" svg:width="0.118cm" svg:height="0.242cm" svg:x="11.592cm" svg:y="9.679cm">
              <text:p/>
              <draw:enhanced-geometry draw:mirror-horizontal="false" draw:mirror-vertical="false" drawooo:sub-view-size="12 24" draw:text-areas="0 0 ?f6 ?f7" svg:viewBox="0 0 0 0" draw:type="ooxml-non-primitive" draw:enhanced-path="M 0 0 C 0 0 12 5 10 11 7 16 2 24 2 24 N">
                <draw:equation draw:name="f0" draw:formula="0*logwidth/12"/>
                <draw:equation draw:name="f1" draw:formula="0*logheight/24"/>
                <draw:equation draw:name="f2" draw:formula="10*logwidth/12"/>
                <draw:equation draw:name="f3" draw:formula="11*logheight/24"/>
                <draw:equation draw:name="f4" draw:formula="2*logwidth/12"/>
                <draw:equation draw:name="f5" draw:formula="24*logheight/24"/>
                <draw:equation draw:name="f6" draw:formula="logwidth"/>
                <draw:equation draw:name="f7" draw:formula="logheight"/>
              </draw:enhanced-geometry>
            </draw:custom-shape>
            <draw:custom-shape draw:name="Freeform 70" draw:style-name="gr61" draw:text-style-name="P1" draw:layer="layout" svg:width="0.233cm" svg:height="0.272cm" svg:x="11.649cm" svg:y="10.093cm">
              <text:p/>
              <draw:enhanced-geometry draw:mirror-horizontal="false" draw:mirror-vertical="false" drawooo:sub-view-size="23 27" draw:text-areas="0 0 ?f6 ?f7" svg:viewBox="0 0 0 0" draw:type="ooxml-non-primitive" draw:enhanced-path="M 0 6 C 0 6 20 0 21 10 23 19 7 27 7 27 N">
                <draw:equation draw:name="f0" draw:formula="0*logwidth/23"/>
                <draw:equation draw:name="f1" draw:formula="6*logheight/27"/>
                <draw:equation draw:name="f2" draw:formula="21*logwidth/23"/>
                <draw:equation draw:name="f3" draw:formula="10*logheight/27"/>
                <draw:equation draw:name="f4" draw:formula="7*logwidth/23"/>
                <draw:equation draw:name="f5" draw:formula="27*logheight/27"/>
                <draw:equation draw:name="f6" draw:formula="logwidth"/>
                <draw:equation draw:name="f7" draw:formula="logheight"/>
              </draw:enhanced-geometry>
            </draw:custom-shape>
            <draw:custom-shape draw:name="Freeform 71" draw:style-name="gr62" draw:text-style-name="P1" draw:layer="layout" svg:width="0.832cm" svg:height="0.383cm" svg:x="10.798cm" svg:y="8.515cm">
              <text:p/>
              <draw:enhanced-geometry draw:mirror-horizontal="false" draw:mirror-vertical="false" drawooo:sub-view-size="82 38" draw:text-areas="0 0 ?f6 ?f7" svg:viewBox="0 0 0 0" draw:type="ooxml-non-primitive" draw:enhanced-path="M 0 12 C 0 12 82 0 79 10 76 19 19 38 19 38 N">
                <draw:equation draw:name="f0" draw:formula="0*logwidth/82"/>
                <draw:equation draw:name="f1" draw:formula="12*logheight/38"/>
                <draw:equation draw:name="f2" draw:formula="79*logwidth/82"/>
                <draw:equation draw:name="f3" draw:formula="10*logheight/38"/>
                <draw:equation draw:name="f4" draw:formula="19*logwidth/82"/>
                <draw:equation draw:name="f5" draw:formula="38*logheight/38"/>
                <draw:equation draw:name="f6" draw:formula="logwidth"/>
                <draw:equation draw:name="f7" draw:formula="logheight"/>
              </draw:enhanced-geometry>
            </draw:custom-shape>
            <draw:custom-shape draw:name="Freeform 72" draw:style-name="gr63" draw:text-style-name="P1" draw:layer="layout" svg:width="1.212cm" svg:height="0.577cm" svg:x="11.248cm" svg:y="8.484cm">
              <text:p/>
              <draw:enhanced-geometry draw:mirror-horizontal="false" draw:mirror-vertical="false" drawooo:sub-view-size="120 57" draw:text-areas="0 0 ?f6 ?f7" svg:viewBox="0 0 0 0" draw:type="ooxml-non-primitive" draw:enhanced-path="M 35 13 C 35 13 105 0 112 12 120 25 0 57 0 57 N">
                <draw:equation draw:name="f0" draw:formula="35*logwidth/120"/>
                <draw:equation draw:name="f1" draw:formula="13*logheight/57"/>
                <draw:equation draw:name="f2" draw:formula="112*logwidth/120"/>
                <draw:equation draw:name="f3" draw:formula="12*logheight/57"/>
                <draw:equation draw:name="f4" draw:formula="0*logwidth/120"/>
                <draw:equation draw:name="f5" draw:formula="57*logheight/57"/>
                <draw:equation draw:name="f6" draw:formula="logwidth"/>
                <draw:equation draw:name="f7" draw:formula="logheight"/>
              </draw:enhanced-geometry>
            </draw:custom-shape>
            <draw:custom-shape draw:name="Freeform 73" draw:style-name="gr64" draw:text-style-name="P1" draw:layer="layout" svg:width="0.493cm" svg:height="0.524cm" svg:x="12.381cm" svg:y="8.06cm">
              <text:p/>
              <draw:enhanced-geometry draw:mirror-horizontal="false" draw:mirror-vertical="false" drawooo:sub-view-size="49 52" draw:text-areas="0 0 ?f10 ?f11" svg:viewBox="0 0 0 0" draw:type="ooxml-non-primitive" draw:enhanced-path="M 0 52 C 0 52 43 39 47 30 48 28 49 25 48 22 48 14 44 8 38 4 33 2 26 0 24 1 N">
                <draw:equation draw:name="f0" draw:formula="0*logwidth/49"/>
                <draw:equation draw:name="f1" draw:formula="52*logheight/52"/>
                <draw:equation draw:name="f2" draw:formula="47*logwidth/49"/>
                <draw:equation draw:name="f3" draw:formula="30*logheight/52"/>
                <draw:equation draw:name="f4" draw:formula="48*logwidth/49"/>
                <draw:equation draw:name="f5" draw:formula="22*logheight/52"/>
                <draw:equation draw:name="f6" draw:formula="38*logwidth/49"/>
                <draw:equation draw:name="f7" draw:formula="4*logheight/52"/>
                <draw:equation draw:name="f8" draw:formula="24*logwidth/49"/>
                <draw:equation draw:name="f9" draw:formula="1*logheight/52"/>
                <draw:equation draw:name="f10" draw:formula="logwidth"/>
                <draw:equation draw:name="f11" draw:formula="logheight"/>
              </draw:enhanced-geometry>
            </draw:custom-shape>
            <draw:custom-shape draw:name="Freeform 74" draw:style-name="gr65" draw:text-style-name="P1" draw:layer="layout" svg:width="0.18cm" svg:height="0.907cm" svg:x="12.835cm" svg:y="7.372cm">
              <text:p/>
              <draw:enhanced-geometry draw:mirror-horizontal="false" draw:mirror-vertical="false" drawooo:sub-view-size="18 90" draw:text-areas="0 0 ?f10 ?f11" svg:viewBox="0 0 0 0" draw:type="ooxml-non-primitive" draw:enhanced-path="M 0 1 C 0 1 14 0 16 12 18 21 15 57 14 72 14 77 13 82 10 86 8 88 5 90 3 90 N">
                <draw:equation draw:name="f0" draw:formula="0*logwidth/18"/>
                <draw:equation draw:name="f1" draw:formula="1*logheight/90"/>
                <draw:equation draw:name="f2" draw:formula="16*logwidth/18"/>
                <draw:equation draw:name="f3" draw:formula="12*logheight/90"/>
                <draw:equation draw:name="f4" draw:formula="14*logwidth/18"/>
                <draw:equation draw:name="f5" draw:formula="72*logheight/90"/>
                <draw:equation draw:name="f6" draw:formula="10*logwidth/18"/>
                <draw:equation draw:name="f7" draw:formula="86*logheight/90"/>
                <draw:equation draw:name="f8" draw:formula="3*logwidth/18"/>
                <draw:equation draw:name="f9" draw:formula="90*logheight/90"/>
                <draw:equation draw:name="f10" draw:formula="logwidth"/>
                <draw:equation draw:name="f11" draw:formula="logheight"/>
              </draw:enhanced-geometry>
            </draw:custom-shape>
            <draw:custom-shape draw:name="Freeform 75" draw:style-name="gr66" draw:text-style-name="P1" draw:layer="layout" svg:width="0.991cm" svg:height="0.361cm" svg:x="11.64cm" svg:y="7.919cm">
              <text:p/>
              <draw:enhanced-geometry draw:mirror-horizontal="false" draw:mirror-vertical="false" drawooo:sub-view-size="98 36" draw:text-areas="0 0 ?f6 ?f7" svg:viewBox="0 0 0 0" draw:type="ooxml-non-primitive" draw:enhanced-path="M 0 36 C 0 36 95 30 97 17 98 0 36 6 36 6 N">
                <draw:equation draw:name="f0" draw:formula="0*logwidth/98"/>
                <draw:equation draw:name="f1" draw:formula="36*logheight/36"/>
                <draw:equation draw:name="f2" draw:formula="97*logwidth/98"/>
                <draw:equation draw:name="f3" draw:formula="17*logheight/36"/>
                <draw:equation draw:name="f4" draw:formula="36*logwidth/98"/>
                <draw:equation draw:name="f5" draw:formula="6*logheight/36"/>
                <draw:equation draw:name="f6" draw:formula="logwidth"/>
                <draw:equation draw:name="f7" draw:formula="logheight"/>
              </draw:enhanced-geometry>
            </draw:custom-shape>
            <draw:custom-shape draw:name="Freeform 76" draw:style-name="gr67" draw:text-style-name="P1" draw:layer="layout" svg:width="1.203cm" svg:height="0.25cm" svg:x="10.82cm" svg:y="7.888cm">
              <text:p/>
              <draw:enhanced-geometry draw:mirror-horizontal="false" draw:mirror-vertical="false" drawooo:sub-view-size="119 25" draw:text-areas="0 0 ?f6 ?f7" svg:viewBox="0 0 0 0" draw:type="ooxml-non-primitive" draw:enhanced-path="M 0 0 C 0 0 115 3 117 9 119 15 30 25 30 25 N">
                <draw:equation draw:name="f0" draw:formula="0*logwidth/119"/>
                <draw:equation draw:name="f1" draw:formula="0*logheight/25"/>
                <draw:equation draw:name="f2" draw:formula="117*logwidth/119"/>
                <draw:equation draw:name="f3" draw:formula="9*logheight/25"/>
                <draw:equation draw:name="f4" draw:formula="30*logwidth/119"/>
                <draw:equation draw:name="f5" draw:formula="25*logheight/25"/>
                <draw:equation draw:name="f6" draw:formula="logwidth"/>
                <draw:equation draw:name="f7" draw:formula="logheight"/>
              </draw:enhanced-geometry>
            </draw:custom-shape>
            <draw:custom-shape draw:name="Freeform 77" draw:style-name="gr68" draw:text-style-name="P1" draw:layer="layout" svg:width="1.062cm" svg:height="0.585cm" svg:x="11.795cm" svg:y="6.967cm">
              <text:p/>
              <draw:enhanced-geometry draw:mirror-horizontal="false" draw:mirror-vertical="false" drawooo:sub-view-size="105 58" draw:text-areas="0 0 ?f12 ?f13" svg:viewBox="0 0 0 0" draw:type="ooxml-non-primitive" draw:enhanced-path="M 81 0 C 99 19 99 19 99 19 103 25 105 32 104 39 104 39 104 39 104 39 102 48 95 54 86 55 0 58 0 58 0 58 N">
                <draw:equation draw:name="f0" draw:formula="81*logwidth/105"/>
                <draw:equation draw:name="f1" draw:formula="0*logheight/58"/>
                <draw:equation draw:name="f2" draw:formula="99*logwidth/105"/>
                <draw:equation draw:name="f3" draw:formula="19*logheight/58"/>
                <draw:equation draw:name="f4" draw:formula="104*logwidth/105"/>
                <draw:equation draw:name="f5" draw:formula="39*logheight/58"/>
                <draw:equation draw:name="f6" draw:formula="104*logwidth/105"/>
                <draw:equation draw:name="f7" draw:formula="39*logheight/58"/>
                <draw:equation draw:name="f8" draw:formula="86*logwidth/105"/>
                <draw:equation draw:name="f9" draw:formula="55*logheight/58"/>
                <draw:equation draw:name="f10" draw:formula="0*logwidth/105"/>
                <draw:equation draw:name="f11" draw:formula="58*logheight/58"/>
                <draw:equation draw:name="f12" draw:formula="logwidth"/>
                <draw:equation draw:name="f13" draw:formula="logheight"/>
              </draw:enhanced-geometry>
            </draw:custom-shape>
            <draw:custom-shape draw:name="Freeform 78" draw:style-name="gr69" draw:text-style-name="P1" draw:layer="layout" svg:width="0.788cm" svg:height="0.365cm" svg:x="11.032cm" svg:y="7.311cm">
              <text:p/>
              <draw:enhanced-geometry draw:mirror-horizontal="false" draw:mirror-vertical="false" drawooo:sub-view-size="78 36" draw:text-areas="0 0 ?f8 ?f9" svg:viewBox="0 0 0 0" draw:type="ooxml-non-primitive" draw:enhanced-path="M 0 36 C 0 36 63 35 71 29 78 24 77 19 65 11 54 2 40 0 40 0 N">
                <draw:equation draw:name="f0" draw:formula="0*logwidth/78"/>
                <draw:equation draw:name="f1" draw:formula="36*logheight/36"/>
                <draw:equation draw:name="f2" draw:formula="71*logwidth/78"/>
                <draw:equation draw:name="f3" draw:formula="29*logheight/36"/>
                <draw:equation draw:name="f4" draw:formula="65*logwidth/78"/>
                <draw:equation draw:name="f5" draw:formula="11*logheight/36"/>
                <draw:equation draw:name="f6" draw:formula="40*logwidth/78"/>
                <draw:equation draw:name="f7" draw:formula="0*logheight/36"/>
                <draw:equation draw:name="f8" draw:formula="logwidth"/>
                <draw:equation draw:name="f9" draw:formula="logheight"/>
              </draw:enhanced-geometry>
            </draw:custom-shape>
            <draw:custom-shape draw:name="Freeform 79" draw:style-name="gr70" draw:text-style-name="P1" draw:layer="layout" svg:width="1.013cm" svg:height="0.585cm" svg:x="11.173cm" svg:y="5.781cm">
              <text:p/>
              <draw:enhanced-geometry draw:mirror-horizontal="false" draw:mirror-vertical="false" drawooo:sub-view-size="100 58" draw:text-areas="0 0 ?f8 ?f9" svg:viewBox="0 0 0 0" draw:type="ooxml-non-primitive" draw:enhanced-path="M 0 17 C 0 17 89 58 94 51 100 43 90 33 85 29 80 25 44 0 44 0 N">
                <draw:equation draw:name="f0" draw:formula="0*logwidth/100"/>
                <draw:equation draw:name="f1" draw:formula="17*logheight/58"/>
                <draw:equation draw:name="f2" draw:formula="94*logwidth/100"/>
                <draw:equation draw:name="f3" draw:formula="51*logheight/58"/>
                <draw:equation draw:name="f4" draw:formula="85*logwidth/100"/>
                <draw:equation draw:name="f5" draw:formula="29*logheight/58"/>
                <draw:equation draw:name="f6" draw:formula="44*logwidth/100"/>
                <draw:equation draw:name="f7" draw:formula="0*logheight/58"/>
                <draw:equation draw:name="f8" draw:formula="logwidth"/>
                <draw:equation draw:name="f9" draw:formula="logheight"/>
              </draw:enhanced-geometry>
            </draw:custom-shape>
            <draw:custom-shape draw:name="Freeform 80" draw:style-name="gr71" draw:text-style-name="P1" draw:layer="layout" svg:width="0.718cm" svg:height="0.369cm" svg:x="11.398cm" svg:y="6.341cm">
              <text:p/>
              <draw:enhanced-geometry draw:mirror-horizontal="false" draw:mirror-vertical="false" drawooo:sub-view-size="71 37" draw:text-areas="0 0 ?f6 ?f7" svg:viewBox="0 0 0 0" draw:type="ooxml-non-primitive" draw:enhanced-path="M 7 0 C 7 0 71 32 60 35 50 37 0 25 0 25 N">
                <draw:equation draw:name="f0" draw:formula="7*logwidth/71"/>
                <draw:equation draw:name="f1" draw:formula="0*logheight/37"/>
                <draw:equation draw:name="f2" draw:formula="60*logwidth/71"/>
                <draw:equation draw:name="f3" draw:formula="35*logheight/37"/>
                <draw:equation draw:name="f4" draw:formula="0*logwidth/71"/>
                <draw:equation draw:name="f5" draw:formula="25*logheight/37"/>
                <draw:equation draw:name="f6" draw:formula="logwidth"/>
                <draw:equation draw:name="f7" draw:formula="logheight"/>
              </draw:enhanced-geometry>
            </draw:custom-shape>
            <draw:custom-shape draw:name="Freeform 81" draw:style-name="gr72" draw:text-style-name="P1" draw:layer="layout" svg:width="0.493cm" svg:height="0.63cm" svg:x="12.006cm" svg:y="6.266cm">
              <text:p/>
              <draw:enhanced-geometry draw:mirror-horizontal="false" draw:mirror-vertical="false" drawooo:sub-view-size="49 62" draw:text-areas="0 0 ?f6 ?f7" svg:viewBox="0 0 0 0" draw:type="ooxml-non-primitive" draw:enhanced-path="M 0 42 C 0 42 43 62 46 42 49 22 14 0 14 0 N">
                <draw:equation draw:name="f0" draw:formula="0*logwidth/49"/>
                <draw:equation draw:name="f1" draw:formula="42*logheight/62"/>
                <draw:equation draw:name="f2" draw:formula="46*logwidth/49"/>
                <draw:equation draw:name="f3" draw:formula="42*logheight/62"/>
                <draw:equation draw:name="f4" draw:formula="14*logwidth/49"/>
                <draw:equation draw:name="f5" draw:formula="0*logheight/62"/>
                <draw:equation draw:name="f6" draw:formula="logwidth"/>
                <draw:equation draw:name="f7" draw:formula="logheight"/>
              </draw:enhanced-geometry>
            </draw:custom-shape>
            <draw:custom-shape draw:name="Freeform 82" draw:style-name="gr73" draw:text-style-name="P1" draw:layer="layout" svg:width="1.146cm" svg:height="0.414cm" svg:x="11.477cm" svg:y="6.662cm">
              <text:p/>
              <draw:enhanced-geometry draw:mirror-horizontal="false" draw:mirror-vertical="false" drawooo:sub-view-size="113 41" draw:text-areas="0 0 ?f10 ?f11" svg:viewBox="0 0 0 0" draw:type="ooxml-non-primitive" draw:enhanced-path="M 0 14 C 0 14 97 41 106 38 111 36 112 31 113 26 113 23 113 19 111 17 99 0 99 0 99 0 N">
                <draw:equation draw:name="f0" draw:formula="0*logwidth/113"/>
                <draw:equation draw:name="f1" draw:formula="14*logheight/41"/>
                <draw:equation draw:name="f2" draw:formula="106*logwidth/113"/>
                <draw:equation draw:name="f3" draw:formula="38*logheight/41"/>
                <draw:equation draw:name="f4" draw:formula="113*logwidth/113"/>
                <draw:equation draw:name="f5" draw:formula="26*logheight/41"/>
                <draw:equation draw:name="f6" draw:formula="111*logwidth/113"/>
                <draw:equation draw:name="f7" draw:formula="17*logheight/41"/>
                <draw:equation draw:name="f8" draw:formula="99*logwidth/113"/>
                <draw:equation draw:name="f9" draw:formula="0*logheight/41"/>
                <draw:equation draw:name="f10" draw:formula="logwidth"/>
                <draw:equation draw:name="f11" draw:formula="logheight"/>
              </draw:enhanced-geometry>
            </draw:custom-shape>
            <draw:custom-shape draw:name="Freeform 83" draw:style-name="gr74" draw:text-style-name="P1" draw:layer="layout" svg:width="0.061cm" svg:height="0.383cm" svg:x="11.398cm" svg:y="7.068cm">
              <text:p/>
              <draw:enhanced-geometry draw:mirror-horizontal="false" draw:mirror-vertical="false" drawooo:sub-view-size="6 38" draw:text-areas="0 0 ?f6 ?f7" svg:viewBox="0 0 0 0" draw:type="ooxml-non-primitive" draw:enhanced-path="M 6 0 C 6 0 1 18 0 22 0 26 5 34 0 38 N">
                <draw:equation draw:name="f0" draw:formula="6*logwidth/6"/>
                <draw:equation draw:name="f1" draw:formula="0*logheight/38"/>
                <draw:equation draw:name="f2" draw:formula="0*logwidth/6"/>
                <draw:equation draw:name="f3" draw:formula="22*logheight/38"/>
                <draw:equation draw:name="f4" draw:formula="0*logwidth/6"/>
                <draw:equation draw:name="f5" draw:formula="38*logheight/38"/>
                <draw:equation draw:name="f6" draw:formula="logwidth"/>
                <draw:equation draw:name="f7" draw:formula="logheight"/>
              </draw:enhanced-geometry>
            </draw:custom-shape>
            <draw:custom-shape draw:name="Freeform 84" draw:style-name="gr53" draw:text-style-name="P1" draw:layer="layout" svg:width="0.131cm" svg:height="0.184cm" svg:x="11.53cm" svg:y="5.648cm">
              <text:p/>
              <draw:enhanced-geometry draw:mirror-horizontal="false" draw:mirror-vertical="false" drawooo:sub-view-size="13 18" draw:text-areas="0 0 ?f6 ?f7" svg:viewBox="0 0 0 0" draw:type="ooxml-non-primitive" draw:enhanced-path="M 13 0 C 13 0 13 9 9 12 5 15 0 18 0 18 N">
                <draw:equation draw:name="f0" draw:formula="13*logwidth/13"/>
                <draw:equation draw:name="f1" draw:formula="0*logheight/18"/>
                <draw:equation draw:name="f2" draw:formula="9*logwidth/13"/>
                <draw:equation draw:name="f3" draw:formula="12*logheight/18"/>
                <draw:equation draw:name="f4" draw:formula="0*logwidth/13"/>
                <draw:equation draw:name="f5" draw:formula="18*logheight/18"/>
                <draw:equation draw:name="f6" draw:formula="logwidth"/>
                <draw:equation draw:name="f7" draw:formula="logheight"/>
              </draw:enhanced-geometry>
            </draw:custom-shape>
            <draw:custom-shape draw:name="Freeform 85" draw:style-name="gr75" draw:text-style-name="P1" draw:layer="layout" svg:width="0.405cm" svg:height="0.294cm" svg:x="17.563cm" svg:y="11.218cm">
              <text:p/>
              <draw:enhanced-geometry draw:mirror-horizontal="false" draw:mirror-vertical="false" drawooo:sub-view-size="92 67" draw:text-areas="0 0 ?f6 ?f7" svg:viewBox="0 0 0 0" draw:type="ooxml-non-primitive" draw:enhanced-path="M 0 67 L 60 37 92 0 N">
                <draw:equation draw:name="f0" draw:formula="0*logwidth/92"/>
                <draw:equation draw:name="f1" draw:formula="67*logheight/67"/>
                <draw:equation draw:name="f2" draw:formula="60*logwidth/92"/>
                <draw:equation draw:name="f3" draw:formula="37*logheight/67"/>
                <draw:equation draw:name="f4" draw:formula="92*logwidth/92"/>
                <draw:equation draw:name="f5" draw:formula="0*logheight/67"/>
                <draw:equation draw:name="f6" draw:formula="logwidth"/>
                <draw:equation draw:name="f7" draw:formula="logheight"/>
              </draw:enhanced-geometry>
            </draw:custom-shape>
            <draw:custom-shape draw:name="Freeform 86" draw:style-name="gr76" draw:text-style-name="P1" draw:layer="layout" svg:width="1.273cm" svg:height="0.537cm" svg:x="15.913cm" svg:y="11.936cm">
              <text:p/>
              <draw:enhanced-geometry draw:mirror-horizontal="false" draw:mirror-vertical="false" drawooo:sub-view-size="126 53" draw:text-areas="0 0 ?f12 ?f13" svg:viewBox="0 0 0 0" draw:type="ooxml-non-primitive" draw:enhanced-path="M 126 0 C 126 0 100 0 85 11 76 18 66 25 60 30 56 33 54 35 54 35 54 35 33 44 29 44 25 45 2 53 0 51 N">
                <draw:equation draw:name="f0" draw:formula="126*logwidth/126"/>
                <draw:equation draw:name="f1" draw:formula="0*logheight/53"/>
                <draw:equation draw:name="f2" draw:formula="85*logwidth/126"/>
                <draw:equation draw:name="f3" draw:formula="11*logheight/53"/>
                <draw:equation draw:name="f4" draw:formula="60*logwidth/126"/>
                <draw:equation draw:name="f5" draw:formula="30*logheight/53"/>
                <draw:equation draw:name="f6" draw:formula="54*logwidth/126"/>
                <draw:equation draw:name="f7" draw:formula="35*logheight/53"/>
                <draw:equation draw:name="f8" draw:formula="29*logwidth/126"/>
                <draw:equation draw:name="f9" draw:formula="44*logheight/53"/>
                <draw:equation draw:name="f10" draw:formula="0*logwidth/126"/>
                <draw:equation draw:name="f11" draw:formula="51*logheight/53"/>
                <draw:equation draw:name="f12" draw:formula="logwidth"/>
                <draw:equation draw:name="f13" draw:formula="logheight"/>
              </draw:enhanced-geometry>
            </draw:custom-shape>
            <draw:custom-shape draw:name="Freeform 87" draw:style-name="gr53" draw:text-style-name="P1" draw:layer="layout" svg:width="0.233cm" svg:height="0.052cm" svg:x="16.491cm" svg:y="12.241cm">
              <text:p/>
              <draw:enhanced-geometry draw:mirror-horizontal="false" draw:mirror-vertical="false" drawooo:sub-view-size="23 5" draw:text-areas="0 0 ?f4 ?f5" svg:viewBox="0 0 0 0" draw:type="ooxml-non-primitive" draw:enhanced-path="M 23 0 C 23 0 0 5 2 1 N">
                <draw:equation draw:name="f0" draw:formula="23*logwidth/23"/>
                <draw:equation draw:name="f1" draw:formula="0*logheight/5"/>
                <draw:equation draw:name="f2" draw:formula="2*logwidth/23"/>
                <draw:equation draw:name="f3" draw:formula="1*logheight/5"/>
                <draw:equation draw:name="f4" draw:formula="logwidth"/>
                <draw:equation draw:name="f5" draw:formula="logheight"/>
              </draw:enhanced-geometry>
            </draw:custom-shape>
            <draw:custom-shape draw:name="Freeform 88" draw:style-name="gr53" draw:text-style-name="P1" draw:layer="layout" svg:width="0.281cm" svg:height="0.052cm" svg:x="16.716cm" svg:y="12.078cm">
              <text:p/>
              <draw:enhanced-geometry draw:mirror-horizontal="false" draw:mirror-vertical="false" drawooo:sub-view-size="28 5" draw:text-areas="0 0 ?f4 ?f5" svg:viewBox="0 0 0 0" draw:type="ooxml-non-primitive" draw:enhanced-path="M 28 0 C 28 0 0 5 0 2 N">
                <draw:equation draw:name="f0" draw:formula="28*logwidth/28"/>
                <draw:equation draw:name="f1" draw:formula="0*logheight/5"/>
                <draw:equation draw:name="f2" draw:formula="0*logwidth/28"/>
                <draw:equation draw:name="f3" draw:formula="2*logheight/5"/>
                <draw:equation draw:name="f4" draw:formula="logwidth"/>
                <draw:equation draw:name="f5" draw:formula="logheight"/>
              </draw:enhanced-geometry>
            </draw:custom-shape>
            <draw:custom-shape draw:name="Freeform 189" draw:style-name="gr6" draw:text-style-name="P1" draw:layer="layout" svg:width="0.242cm" svg:height="0.255cm" svg:x="12.875cm" svg:y="3.867cm">
              <text:p/>
              <draw:enhanced-geometry draw:mirror-horizontal="false" draw:mirror-vertical="false" drawooo:sub-view-size="24 25" draw:text-areas="0 0 ?f8 ?f9" svg:viewBox="0 0 0 0" draw:type="ooxml-non-primitive" draw:enhanced-path="M 0 17 C 0 17 13 25 17 24 20 22 23 20 23 16 24 12 21 0 21 0 N">
                <draw:equation draw:name="f0" draw:formula="0*logwidth/24"/>
                <draw:equation draw:name="f1" draw:formula="17*logheight/25"/>
                <draw:equation draw:name="f2" draw:formula="17*logwidth/24"/>
                <draw:equation draw:name="f3" draw:formula="24*logheight/25"/>
                <draw:equation draw:name="f4" draw:formula="23*logwidth/24"/>
                <draw:equation draw:name="f5" draw:formula="16*logheight/25"/>
                <draw:equation draw:name="f6" draw:formula="21*logwidth/24"/>
                <draw:equation draw:name="f7" draw:formula="0*logheight/25"/>
                <draw:equation draw:name="f8" draw:formula="logwidth"/>
                <draw:equation draw:name="f9" draw:formula="logheight"/>
              </draw:enhanced-geometry>
            </draw:custom-shape>
          </draw:g>
          <draw:g draw:name="Group 1">
            <draw:custom-shape draw:name="Oval 89" draw:style-name="gr77" draw:text-style-name="P2" draw:layer="layout" svg:width="0.14cm" svg:height="0.14cm" svg:x="12.187cm" svg:y="10.2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0" draw:style-name="gr77" draw:text-style-name="P2" draw:layer="layout" svg:width="0.14cm" svg:height="0.14cm" svg:x="12.227cm" svg:y="10.45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1" draw:style-name="gr77" draw:text-style-name="P2" draw:layer="layout" svg:width="0.145cm" svg:height="0.145cm" svg:x="12.469cm" svg:y="10.53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2" draw:style-name="gr77" draw:text-style-name="P2" draw:layer="layout" svg:width="0.145cm" svg:height="0.14cm" svg:x="12.469cm" svg:y="10.9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3" draw:style-name="gr77" draw:text-style-name="P2" draw:layer="layout" svg:width="0.14cm" svg:height="0.145cm" svg:x="12.999cm" svg:y="10.53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4" draw:style-name="gr77" draw:text-style-name="P2" draw:layer="layout" svg:width="0.14cm" svg:height="0.14cm" svg:x="13.118cm" svg:y="10.70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5" draw:style-name="gr77" draw:text-style-name="P2" draw:layer="layout" svg:width="0.14cm" svg:height="0.14cm" svg:x="13.647cm" svg:y="10.1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6" draw:style-name="gr77" draw:text-style-name="P2" draw:layer="layout" svg:width="0.145cm" svg:height="0.14cm" svg:x="13.806cm" svg:y="10.2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7" draw:style-name="gr77" draw:text-style-name="P2" draw:layer="layout" svg:width="0.14cm" svg:height="0.14cm" svg:x="13.969cm" svg:y="10.29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8" draw:style-name="gr77" draw:text-style-name="P2" draw:layer="layout" svg:width="0.14cm" svg:height="0.14cm" svg:x="14.132cm" svg:y="10.2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9" draw:style-name="gr77" draw:text-style-name="P2" draw:layer="layout" svg:width="0.14cm" svg:height="0.14cm" svg:x="14.335cm" svg:y="10.1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0" draw:style-name="gr77" draw:text-style-name="P2" draw:layer="layout" svg:width="0.14cm" svg:height="0.14cm" svg:x="14.172cm" svg:y="11.3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1" draw:style-name="gr77" draw:text-style-name="P2" draw:layer="layout" svg:width="0.14cm" svg:height="0.14cm" svg:x="11.662cm" svg:y="10.29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2" draw:style-name="gr77" draw:text-style-name="P2" draw:layer="layout" svg:width="0.14cm" svg:height="0.14cm" svg:x="11.579cm" svg:y="10.09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3" draw:style-name="gr77" draw:text-style-name="P2" draw:layer="layout" svg:width="0.14cm" svg:height="0.14cm" svg:x="11.499cm" svg:y="9.85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4" draw:style-name="gr77" draw:text-style-name="P2" draw:layer="layout" svg:width="0.14cm" svg:height="0.14cm" svg:x="11.499cm" svg:y="9.60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5" draw:style-name="gr77" draw:text-style-name="P2" draw:layer="layout" svg:width="0.14cm" svg:height="0.145cm" svg:x="11.296cm" svg:y="9.44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6" draw:style-name="gr77" draw:text-style-name="P2" draw:layer="layout" svg:width="0.14cm" svg:height="0.14cm" svg:x="11.296cm" svg:y="9.20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7" draw:style-name="gr77" draw:text-style-name="P2" draw:layer="layout" svg:width="0.14cm" svg:height="0.145cm" svg:x="11.133cm" svg:y="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8" draw:style-name="gr77" draw:text-style-name="P2" draw:layer="layout" svg:width="0.14cm" svg:height="0.14cm" svg:x="10.891cm" svg:y="8.8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9" draw:style-name="gr77" draw:text-style-name="P2" draw:layer="layout" svg:width="0.145cm" svg:height="0.14cm" svg:x="10.728cm" svg:y="8.5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0" draw:style-name="gr77" draw:text-style-name="P2" draw:layer="layout" svg:width="0.14cm" svg:height="0.14cm" svg:x="11.539cm" svg:y="8.2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1" draw:style-name="gr77" draw:text-style-name="P2" draw:layer="layout" svg:width="0.14cm" svg:height="0.14cm" svg:x="11.014cm" svg:y="8.06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2" draw:style-name="gr77" draw:text-style-name="P2" draw:layer="layout" svg:width="0.145cm" svg:height="0.14cm" svg:x="10.728cm" svg:y="7.8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3" draw:style-name="gr77" draw:text-style-name="P2" draw:layer="layout" svg:width="0.14cm" svg:height="0.14cm" svg:x="10.93cm" svg:y="7.5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4" draw:style-name="gr77" draw:text-style-name="P2" draw:layer="layout" svg:width="0.14cm" svg:height="0.14cm" svg:x="11.296cm" svg:y="7.4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5" draw:style-name="gr77" draw:text-style-name="P2" draw:layer="layout" svg:width="0.14cm" svg:height="0.14cm" svg:x="11.296cm" svg:y="7.21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6" draw:style-name="gr77" draw:text-style-name="P2" draw:layer="layout" svg:width="0.145cm" svg:height="0.14cm" svg:x="11.376cm" svg:y="6.9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7" draw:style-name="gr77" draw:text-style-name="P2" draw:layer="layout" svg:width="0.145cm" svg:height="0.14cm" svg:x="11.376cm" svg:y="6.7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8" draw:style-name="gr77" draw:text-style-name="P2" draw:layer="layout" svg:width="0.14cm" svg:height="0.14cm" svg:x="11.296cm" svg:y="6.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9" draw:style-name="gr77" draw:text-style-name="P2" draw:layer="layout" svg:width="0.145cm" svg:height="0.14cm" svg:x="11.376cm" svg:y="6.24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0" draw:style-name="gr77" draw:text-style-name="P2" draw:layer="layout" svg:width="0.14cm" svg:height="0.14cm" svg:x="11.094cm" svg:y="5.8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1" draw:style-name="gr77" draw:text-style-name="P2" draw:layer="layout" svg:width="0.14cm" svg:height="0.14cm" svg:x="11.42cm" svg:y="5.8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2" draw:style-name="gr77" draw:text-style-name="P2" draw:layer="layout" svg:width="0.14cm" svg:height="0.14cm" svg:x="11.579cm" svg:y="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3" draw:style-name="gr77" draw:text-style-name="P2" draw:layer="layout" svg:width="0.14cm" svg:height="0.14cm" svg:x="12.024cm" svg:y="5.63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4" draw:style-name="gr77" draw:text-style-name="P2" draw:layer="layout" svg:width="0.14cm" svg:height="0.14cm" svg:x="11.865cm" svg:y="5.19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5" draw:style-name="gr77" draw:text-style-name="P2" draw:layer="layout" svg:width="0.14cm" svg:height="0.14cm" svg:x="12.024cm" svg:y="5.03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6" draw:style-name="gr77" draw:text-style-name="P2" draw:layer="layout" svg:width="0.14cm" svg:height="0.14cm" svg:x="12.108cm" svg:y="4.7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7" draw:style-name="gr77" draw:text-style-name="P2" draw:layer="layout" svg:width="0.14cm" svg:height="0.145cm" svg:x="12.35cm" svg:y="4.6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8" draw:style-name="gr77" draw:text-style-name="P2" draw:layer="layout" svg:width="0.14cm" svg:height="0.14cm" svg:x="12.633cm" svg:y="4.58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9" draw:style-name="gr77" draw:text-style-name="P2" draw:layer="layout" svg:width="0.14cm" svg:height="0.14cm" svg:x="12.593cm" svg:y="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0" draw:style-name="gr77" draw:text-style-name="P2" draw:layer="layout" svg:width="0.14cm" svg:height="0.14cm" svg:x="13.281cm" svg:y="3.7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1" draw:style-name="gr77" draw:text-style-name="P2" draw:layer="layout" svg:width="0.145cm" svg:height="0.14cm" svg:x="13.563cm" svg:y="3.6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2" draw:style-name="gr77" draw:text-style-name="P2" draw:layer="layout" svg:width="0.14cm" svg:height="0.14cm" svg:x="13.85cm" svg:y="3.81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3" draw:style-name="gr77" draw:text-style-name="P2" draw:layer="layout" svg:width="0.145cm" svg:height="0.14cm" svg:x="14.008cm" svg:y="3.49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4" draw:style-name="gr77" draw:text-style-name="P2" draw:layer="layout" svg:width="0.14cm" svg:height="0.14cm" svg:x="14.335cm" svg:y="3.8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5" draw:style-name="gr77" draw:text-style-name="P2" draw:layer="layout" svg:width="0.14cm" svg:height="0.14cm" svg:x="14.577cm" svg:y="3.8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6" draw:style-name="gr77" draw:text-style-name="P2" draw:layer="layout" svg:width="0.14cm" svg:height="0.14cm" svg:x="14.82cm" svg:y="3.2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7" draw:style-name="gr77" draw:text-style-name="P2" draw:layer="layout" svg:width="0.145cm" svg:height="0.14cm" svg:x="15.102cm" svg:y="3.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8" draw:style-name="gr77" draw:text-style-name="P2" draw:layer="layout" svg:width="0.14cm" svg:height="0.14cm" svg:x="15.349cm" svg:y="3.2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9" draw:style-name="gr77" draw:text-style-name="P2" draw:layer="layout" svg:width="0.14cm" svg:height="0.14cm" svg:x="15.631cm" svg:y="3.2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0" draw:style-name="gr77" draw:text-style-name="P2" draw:layer="layout" svg:width="0.14cm" svg:height="0.14cm" svg:x="15.953cm" svg:y="2.96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1" draw:style-name="gr77" draw:text-style-name="P2" draw:layer="layout" svg:width="0.14cm" svg:height="0.14cm" svg:x="16.279cm" svg:y="3.00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2" draw:style-name="gr77" draw:text-style-name="P2" draw:layer="layout" svg:width="0.14cm" svg:height="0.14cm" svg:x="16.562cm" svg:y="3.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3" draw:style-name="gr77" draw:text-style-name="P2" draw:layer="layout" svg:width="0.14cm" svg:height="0.14cm" svg:x="16.804cm" svg:y="3.2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4" draw:style-name="gr77" draw:text-style-name="P2" draw:layer="layout" svg:width="0.14cm" svg:height="0.145cm" svg:x="17.13cm" svg:y="3.2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5" draw:style-name="gr77" draw:text-style-name="P2" draw:layer="layout" svg:width="0.14cm" svg:height="0.14cm" svg:x="17.25cm" svg:y="3.65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6" draw:style-name="gr77" draw:text-style-name="P2" draw:layer="layout" svg:width="0.14cm" svg:height="0.145cm" svg:x="17.413cm" svg:y="3.9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7" draw:style-name="gr77" draw:text-style-name="P2" draw:layer="layout" svg:width="0.14cm" svg:height="0.14cm" svg:x="17.576cm" svg:y="4.2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8" draw:style-name="gr77" draw:text-style-name="P2" draw:layer="layout" svg:width="0.14cm" svg:height="0.145cm" svg:x="19.115cm" svg:y="3.28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9" draw:style-name="gr77" draw:text-style-name="P2" draw:layer="layout" svg:width="0.145cm" svg:height="0.14cm" svg:x="18.383cm" svg:y="4.50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0" draw:style-name="gr77" draw:text-style-name="P2" draw:layer="layout" svg:width="0.14cm" svg:height="0.14cm" svg:x="18.586cm" svg:y="4.7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1" draw:style-name="gr77" draw:text-style-name="P2" draw:layer="layout" svg:width="0.14cm" svg:height="0.14cm" svg:x="18.749cm" svg:y="4.9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2" draw:style-name="gr77" draw:text-style-name="P2" draw:layer="layout" svg:width="0.14cm" svg:height="0.14cm" svg:x="18.952cm" svg:y="5.1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3" draw:style-name="gr77" draw:text-style-name="P2" draw:layer="layout" svg:width="0.14cm" svg:height="0.14cm" svg:x="19.075cm" svg:y="5.39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4" draw:style-name="gr77" draw:text-style-name="P2" draw:layer="layout" svg:width="0.14cm" svg:height="0.14cm" svg:x="19.234cm" svg:y="5.63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5" draw:style-name="gr77" draw:text-style-name="P2" draw:layer="layout" svg:width="0.14cm" svg:height="0.145cm" svg:x="19.357cm" svg:y="5.92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6" draw:style-name="gr77" draw:text-style-name="P2" draw:layer="layout" svg:width="0.14cm" svg:height="0.145cm" svg:x="19.437cm" svg:y="6.1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7" draw:style-name="gr77" draw:text-style-name="P2" draw:layer="layout" svg:width="0.14cm" svg:height="0.14cm" svg:x="19.56cm" svg:y="6.45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8" draw:style-name="gr77" draw:text-style-name="P2" draw:layer="layout" svg:width="0.14cm" svg:height="0.14cm" svg:x="19.64cm" svg:y="6.7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9" draw:style-name="gr77" draw:text-style-name="P2" draw:layer="layout" svg:width="0.14cm" svg:height="0.14cm" svg:x="19.679cm" svg:y="7.01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0" draw:style-name="gr77" draw:text-style-name="P2" draw:layer="layout" svg:width="0.14cm" svg:height="0.14cm" svg:x="19.075cm" svg:y="7.3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1" draw:style-name="gr77" draw:text-style-name="P2" draw:layer="layout" svg:width="0.14cm" svg:height="0.14cm" svg:x="19.521cm" svg:y="7.5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2" draw:style-name="gr77" draw:text-style-name="P2" draw:layer="layout" svg:width="0.14cm" svg:height="0.14cm" svg:x="19.318cm" svg:y="7.86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3" draw:style-name="gr77" draw:text-style-name="P2" draw:layer="layout" svg:width="0.14cm" svg:height="0.14cm" svg:x="19.397cm" svg:y="8.15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4" draw:style-name="gr77" draw:text-style-name="P2" draw:layer="layout" svg:width="0.14cm" svg:height="0.145cm" svg:x="19.155cm" svg:y="8.35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5" draw:style-name="gr77" draw:text-style-name="P2" draw:layer="layout" svg:width="0.14cm" svg:height="0.14cm" svg:x="19.155cm" svg:y="8.5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6" draw:style-name="gr77" draw:text-style-name="P2" draw:layer="layout" svg:width="0.14cm" svg:height="0.14cm" svg:x="19.075cm" svg:y="8.8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7" draw:style-name="gr77" draw:text-style-name="P2" draw:layer="layout" svg:width="0.14cm" svg:height="0.14cm" svg:x="18.991cm" svg:y="9.08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8" draw:style-name="gr77" draw:text-style-name="P2" draw:layer="layout" svg:width="0.14cm" svg:height="0.14cm" svg:x="18.952cm" svg:y="9.36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9" draw:style-name="gr77" draw:text-style-name="P2" draw:layer="layout" svg:width="0.145cm" svg:height="0.14cm" svg:x="18.828cm" svg:y="9.56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0" draw:style-name="gr77" draw:text-style-name="P2" draw:layer="layout" svg:width="0.14cm" svg:height="0.14cm" svg:x="18.991cm" svg:y="9.9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1" draw:style-name="gr77" draw:text-style-name="P2" draw:layer="layout" svg:width="0.14cm" svg:height="0.14cm" svg:x="18.872cm" svg:y="10.17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2" draw:style-name="gr77" draw:text-style-name="P2" draw:layer="layout" svg:width="0.14cm" svg:height="0.14cm" svg:x="18.749cm" svg:y="10.4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3" draw:style-name="gr77" draw:text-style-name="P2" draw:layer="layout" svg:width="0.14cm" svg:height="0.145cm" svg:x="18.427cm" svg:y="10.53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4" draw:style-name="gr77" draw:text-style-name="P2" draw:layer="layout" svg:width="0.14cm" svg:height="0.145cm" svg:x="18.343cm" svg:y="10.78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5" draw:style-name="gr77" draw:text-style-name="P2" draw:layer="layout" svg:width="0.14cm" svg:height="0.145cm" svg:x="18.14cm" svg:y="10.9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6" draw:style-name="gr77" draw:text-style-name="P2" draw:layer="layout" svg:width="0.14cm" svg:height="0.14cm" svg:x="17.898cm" svg:y="11.1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7" draw:style-name="gr77" draw:text-style-name="P2" draw:layer="layout" svg:width="0.145cm" svg:height="0.14cm" svg:x="17.735cm" svg:y="11.3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8" draw:style-name="gr77" draw:text-style-name="P2" draw:layer="layout" svg:width="0.14cm" svg:height="0.14cm" svg:x="17.492cm" svg:y="11.4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9" draw:style-name="gr77" draw:text-style-name="P2" draw:layer="layout" svg:width="0.14cm" svg:height="0.14cm" svg:x="17.413cm" svg:y="11.7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0" draw:style-name="gr77" draw:text-style-name="P2" draw:layer="layout" svg:width="0.14cm" svg:height="0.145cm" svg:x="17.13cm" svg:y="11.8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1" draw:style-name="gr77" draw:text-style-name="P2" draw:layer="layout" svg:width="0.14cm" svg:height="0.14cm" svg:x="16.928cm" svg:y="11.9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2" draw:style-name="gr77" draw:text-style-name="P2" draw:layer="layout" svg:width="0.14cm" svg:height="0.14cm" svg:x="16.685cm" svg:y="12.1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3" draw:style-name="gr77" draw:text-style-name="P2" draw:layer="layout" svg:width="0.14cm" svg:height="0.14cm" svg:x="16.398cm" svg:y="12.2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4" draw:style-name="gr77" draw:text-style-name="P2" draw:layer="layout" svg:width="0.14cm" svg:height="0.145cm" svg:x="16.156cm" svg:y="12.3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5" draw:style-name="gr77" draw:text-style-name="P2" draw:layer="layout" svg:width="0.14cm" svg:height="0.14cm" svg:x="15.874cm" svg:y="12.40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6" draw:style-name="gr77" draw:text-style-name="P2" draw:layer="layout" svg:width="0.145cm" svg:height="0.14cm" svg:x="18.828cm" svg:y="3.0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0" draw:style-name="gr77" draw:text-style-name="P2" draw:layer="layout" svg:width="0.14cm" svg:height="0.145cm" svg:x="12.796cm" svg:y="3.9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1" draw:style-name="gr77" draw:text-style-name="P2" draw:layer="layout" svg:width="0.14cm" svg:height="0.14cm" svg:x="12.999cm" svg:y="3.7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line draw:name="Line 203" draw:style-name="gr78" draw:text-style-name="P1" draw:layer="layout" svg:x1="14.669cm" svg:y1="1.529cm" svg:x2="14.78cm" svg:y2="3.615cm">
          <text:p/>
        </draw:line>
        <draw:line draw:name="Line 204" draw:style-name="gr78" draw:text-style-name="P1" draw:layer="layout" svg:x1="15.013cm" svg:y1="1.507cm" svg:x2="15.022cm" svg:y2="3.593cm">
          <text:p/>
        </draw:line>
        <draw:line draw:name="Line 206" draw:style-name="gr78" draw:text-style-name="P1" draw:layer="layout" svg:x1="15.366cm" svg:y1="1.52cm" svg:x2="15.256cm" svg:y2="3.562cm">
          <text:p/>
        </draw:line>
        <draw:line draw:name="Line 207" draw:style-name="gr78" draw:text-style-name="P1" draw:layer="layout" svg:x1="15.71cm" svg:y1="1.538cm" svg:x2="15.538cm" svg:y2="3.474cm">
          <text:p/>
        </draw:line>
        <draw:line draw:name="Line 208" draw:style-name="gr78" draw:text-style-name="P1" draw:layer="layout" svg:x1="16.125cm" svg:y1="1.6cm" svg:x2="15.781cm" svg:y2="3.575cm">
          <text:p/>
        </draw:line>
        <draw:line draw:name="Line 209" draw:style-name="gr78" draw:text-style-name="P1" draw:layer="layout" svg:x1="16.53cm" svg:y1="1.68cm" svg:x2="16.054cm" svg:y2="3.32cm">
          <text:p/>
        </draw:line>
        <draw:line draw:name="Line 210" draw:style-name="gr78" draw:text-style-name="P1" draw:layer="layout" svg:x1="16.857cm" svg:y1="1.773cm" svg:x2="16.367cm" svg:y2="3.453cm">
          <text:p/>
        </draw:line>
        <draw:line draw:name="Line 211" draw:style-name="gr78" draw:text-style-name="P1" draw:layer="layout" svg:x1="17.218cm" svg:y1="1.883cm" svg:x2="16.641cm" svg:y2="3.563cm">
          <text:p/>
        </draw:line>
        <draw:line draw:name="Line 212" draw:style-name="gr78" draw:text-style-name="P1" draw:layer="layout" svg:x1="17.562cm" svg:y1="2.037cm" svg:x2="16.874cm" svg:y2="3.664cm">
          <text:p/>
        </draw:line>
        <draw:line draw:name="Line 213" draw:style-name="gr78" draw:text-style-name="P1" draw:layer="layout" svg:x1="17.919cm" svg:y1="2.196cm" svg:x2="17.068cm" svg:y2="3.819cm">
          <text:p/>
        </draw:line>
        <draw:line draw:name="Line 214" draw:style-name="gr78" draw:text-style-name="P1" draw:layer="layout" svg:x1="18.241cm" svg:y1="2.398cm" svg:x2="17.249cm" svg:y2="4.029cm">
          <text:p/>
        </draw:line>
        <draw:line draw:name="Line 215" draw:style-name="gr78" draw:text-style-name="P1" draw:layer="layout" svg:x1="18.554cm" svg:y1="2.602cm" svg:x2="17.536cm" svg:y2="4.132cm">
          <text:p/>
        </draw:line>
        <draw:line draw:name="Line 216" draw:style-name="gr78" draw:text-style-name="P1" draw:layer="layout" svg:x1="18.872cm" svg:y1="2.803cm" svg:x2="17.686cm" svg:y2="4.444cm">
          <text:p/>
        </draw:line>
        <draw:line draw:name="Line 217" draw:style-name="gr78" draw:text-style-name="P1" draw:layer="layout" svg:x1="19.405cm" svg:y1="3.333cm" svg:x2="18.131cm" svg:y2="4.669cm">
          <text:p/>
        </draw:line>
        <draw:line draw:name="Line 218" draw:style-name="gr78" draw:text-style-name="P1" draw:layer="layout" svg:x1="19.723cm" svg:y1="3.576cm" svg:x2="18.413cm" svg:y2="4.82cm">
          <text:p/>
        </draw:line>
        <draw:line draw:name="Line 219" draw:style-name="gr78" draw:text-style-name="P1" draw:layer="layout" svg:x1="19.965cm" svg:y1="3.867cm" svg:x2="18.607cm" svg:y2="5.014cm">
          <text:p/>
        </draw:line>
        <draw:line draw:name="Line 220" draw:style-name="gr78" draw:text-style-name="P1" draw:layer="layout" svg:x1="20.186cm" svg:y1="4.179cm" svg:x2="18.828cm" svg:y2="5.185cm">
          <text:p/>
        </draw:line>
        <draw:line draw:name="Line 221" draw:style-name="gr78" draw:text-style-name="P1" draw:layer="layout" svg:x1="20.42cm" svg:y1="4.475cm" svg:x2="19.022cm" svg:y2="5.388cm">
          <text:p/>
        </draw:line>
        <draw:line draw:name="Line 222" draw:style-name="gr78" draw:text-style-name="P1" draw:layer="layout" svg:x1="20.622cm" svg:y1="4.801cm" svg:x2="19.176cm" svg:y2="5.608cm">
          <text:p/>
        </draw:line>
        <draw:line draw:name="Line 223" draw:style-name="gr78" draw:text-style-name="P1" draw:layer="layout" svg:x1="20.755cm" svg:y1="5.123cm" svg:x2="19.317cm" svg:y2="5.864cm">
          <text:p/>
        </draw:line>
        <draw:line draw:name="Line 224" draw:style-name="gr78" draw:text-style-name="P1" draw:layer="layout" svg:x1="20.936cm" svg:y1="5.436cm" svg:x2="19.397cm" svg:y2="6.115cm">
          <text:p/>
        </draw:line>
        <draw:line draw:name="Line 225" draw:style-name="gr78" draw:text-style-name="P1" draw:layer="layout" svg:x1="21.077cm" svg:y1="5.852cm" svg:x2="19.529cm" svg:y2="6.367cm">
          <text:p/>
        </draw:line>
        <draw:custom-shape draw:name="Freeform 226" draw:style-name="gr79" draw:text-style-name="P1" draw:layer="layout" svg:width="1.556cm" svg:height="0.466cm" svg:x="19.631cm" svg:y="6.195cm">
          <text:p/>
          <draw:enhanced-geometry draw:mirror-horizontal="false" draw:mirror-vertical="false" drawooo:sub-view-size="154 46" draw:text-areas="0 0 ?f4 ?f5" svg:viewBox="0 0 0 0" draw:type="ooxml-non-primitive" draw:enhanced-path="M 154 0 C 151 1 0 46 0 46 N">
            <draw:equation draw:name="f0" draw:formula="154*logwidth/154"/>
            <draw:equation draw:name="f1" draw:formula="0*logheight/46"/>
            <draw:equation draw:name="f2" draw:formula="0*logwidth/154"/>
            <draw:equation draw:name="f3" draw:formula="46*logheight/46"/>
            <draw:equation draw:name="f4" draw:formula="logwidth"/>
            <draw:equation draw:name="f5" draw:formula="logheight"/>
          </draw:enhanced-geometry>
        </draw:custom-shape>
        <draw:line draw:name="Line 227" draw:style-name="gr78" draw:text-style-name="P1" draw:layer="layout" svg:x1="21.262cm" svg:y1="6.53cm" svg:x2="19.661cm" svg:y2="6.913cm">
          <text:p/>
        </draw:line>
        <draw:line draw:name="Line 228" draw:style-name="gr78" draw:text-style-name="P1" draw:layer="layout" svg:x1="21.319cm" svg:y1="6.914cm" svg:x2="19.749cm" svg:y2="7.21cm">
          <text:p/>
        </draw:line>
        <draw:line draw:name="Line 229" draw:style-name="gr78" draw:text-style-name="P1" draw:layer="layout" svg:x1="19.092cm" svg:y1="7.532cm" svg:x2="21.363cm" svg:y2="7.302cm">
          <text:p/>
        </draw:line>
        <draw:line draw:name="Line 230" draw:style-name="gr78" draw:text-style-name="P1" draw:layer="layout" svg:x1="21.35cm" svg:y1="7.686cm" svg:x2="19.599cm" svg:y2="7.757cm">
          <text:p/>
        </draw:line>
        <draw:custom-shape draw:name="Freeform 231" draw:style-name="gr80" draw:text-style-name="P1" draw:layer="layout" svg:width="1.983cm" svg:height="0.052cm" svg:x="19.388cm" svg:y="8.038cm">
          <text:p/>
          <draw:enhanced-geometry draw:mirror-horizontal="false" draw:mirror-vertical="false" drawooo:sub-view-size="196 5" draw:text-areas="0 0 ?f4 ?f5" svg:viewBox="0 0 0 0" draw:type="ooxml-non-primitive" draw:enhanced-path="M 196 5 C 190 5 0 0 0 0 N">
            <draw:equation draw:name="f0" draw:formula="196*logwidth/196"/>
            <draw:equation draw:name="f1" draw:formula="5*logheight/5"/>
            <draw:equation draw:name="f2" draw:formula="0*logwidth/196"/>
            <draw:equation draw:name="f3" draw:formula="0*logheight/5"/>
            <draw:equation draw:name="f4" draw:formula="logwidth"/>
            <draw:equation draw:name="f5" draw:formula="logheight"/>
          </draw:enhanced-geometry>
        </draw:custom-shape>
        <draw:line draw:name="Line 232" draw:style-name="gr78" draw:text-style-name="P1" draw:layer="layout" svg:x1="21.31cm" svg:y1="8.444cm" svg:x2="19.52cm" svg:y2="8.303cm">
          <text:p/>
        </draw:line>
        <draw:line draw:name="Line 233" draw:style-name="gr78" draw:text-style-name="P1" draw:layer="layout" svg:x1="19.225cm" svg:y1="8.537cm" svg:x2="21.262cm" svg:y2="8.828cm">
          <text:p/>
        </draw:line>
        <draw:line draw:name="Line 234" draw:style-name="gr78" draw:text-style-name="P1" draw:layer="layout" svg:x1="19.255cm" svg:y1="8.796cm" svg:x2="21.249cm" svg:y2="9.193cm">
          <text:p/>
        </draw:line>
        <draw:line draw:name="Line 235" draw:style-name="gr78" draw:text-style-name="P1" draw:layer="layout" svg:x1="19.203cm" svg:y1="9.053cm" svg:x2="21.116cm" svg:y2="9.547cm">
          <text:p/>
        </draw:line>
        <draw:line draw:name="Line 236" draw:style-name="gr78" draw:text-style-name="P1" draw:layer="layout" svg:x1="19.114cm" svg:y1="9.264cm" svg:x2="21.015cm" svg:y2="9.934cm">
          <text:p/>
        </draw:line>
        <draw:line draw:name="Line 237" draw:style-name="gr78" draw:text-style-name="P1" draw:layer="layout" svg:x1="19.013cm" svg:y1="9.56cm" svg:x2="20.874cm" svg:y2="10.279cm">
          <text:p/>
        </draw:line>
        <draw:line draw:name="Line 238" draw:style-name="gr78" draw:text-style-name="P1" draw:layer="layout" svg:x1="18.912cm" svg:y1="9.74cm" svg:x2="20.733cm" svg:y2="10.64cm">
          <text:p/>
        </draw:line>
        <draw:line draw:name="Line 239" draw:style-name="gr78" draw:text-style-name="P1" draw:layer="layout" svg:x1="19.044cm" svg:y1="10.124cm" svg:x2="20.53cm" svg:y2="10.926cm">
          <text:p/>
        </draw:line>
        <draw:line draw:name="Line 240" draw:style-name="gr78" draw:text-style-name="P1" draw:layer="layout" svg:x1="18.881cm" svg:y1="10.357cm" svg:x2="20.349cm" svg:y2="11.257cm">
          <text:p/>
        </draw:line>
        <draw:line draw:name="Line 241" draw:style-name="gr78" draw:text-style-name="P1" draw:layer="layout" svg:x1="18.748cm" svg:y1="10.622cm" svg:x2="20.124cm" svg:y2="11.574cm">
          <text:p/>
        </draw:line>
        <draw:line draw:name="Line 242" draw:style-name="gr78" draw:text-style-name="P1" draw:layer="layout" svg:x1="18.515cm" svg:y1="10.741cm" svg:x2="19.895cm" svg:y2="11.865cm">
          <text:p/>
        </draw:line>
        <draw:line draw:name="Line 243" draw:style-name="gr78" draw:text-style-name="P1" draw:layer="layout" svg:x1="18.334cm" svg:y1="10.975cm" svg:x2="19.661cm" svg:y2="12.17cm">
          <text:p/>
        </draw:line>
        <draw:line draw:name="Line 244" draw:style-name="gr78" draw:text-style-name="P1" draw:layer="layout" svg:x1="18.109cm" svg:y1="11.138cm" svg:x2="19.357cm" svg:y2="12.434cm">
          <text:p/>
        </draw:line>
        <draw:line draw:name="Line 245" draw:style-name="gr78" draw:text-style-name="P1" draw:layer="layout" svg:x1="17.937cm" svg:y1="11.342cm" svg:x2="19.101cm" svg:y2="12.656cm">
          <text:p/>
        </draw:line>
        <draw:line draw:name="Line 246" draw:style-name="gr78" draw:text-style-name="P1" draw:layer="layout" svg:x1="17.778cm" svg:y1="11.531cm" svg:x2="18.828cm" svg:y2="12.898cm">
          <text:p/>
        </draw:line>
        <draw:line draw:name="Line 247" draw:style-name="gr78" draw:text-style-name="P1" draw:layer="layout" svg:x1="17.536cm" svg:y1="11.677cm" svg:x2="18.497cm" svg:y2="13.092cm">
          <text:p/>
        </draw:line>
        <draw:line draw:name="Line 248" draw:style-name="gr78" draw:text-style-name="P1" draw:layer="layout" svg:x1="17.381cm" svg:y1="11.95cm" svg:x2="18.21cm" svg:y2="13.313cm">
          <text:p/>
        </draw:line>
        <draw:line draw:name="Line 249" draw:style-name="gr78" draw:text-style-name="P1" draw:layer="layout" svg:x1="17.108cm" svg:y1="12.021cm" svg:x2="17.849cm" svg:y2="13.427cm">
          <text:p/>
        </draw:line>
        <draw:line draw:name="Line 250" draw:style-name="gr78" draw:text-style-name="P1" draw:layer="layout" svg:x1="16.887cm" svg:y1="12.171cm" svg:x2="17.505cm" svg:y2="13.599cm">
          <text:p/>
        </draw:line>
        <draw:line draw:name="Line 251" draw:style-name="gr78" draw:text-style-name="P1" draw:layer="layout" svg:x1="16.641cm" svg:y1="12.342cm" svg:x2="17.201cm" svg:y2="13.757cm">
          <text:p/>
        </draw:line>
        <draw:line draw:name="Line 252" draw:style-name="gr78" draw:text-style-name="P1" draw:layer="layout" svg:x1="16.389cm" svg:y1="12.396cm" svg:x2="16.857cm" svg:y2="13.904cm">
          <text:p/>
        </draw:line>
        <draw:line draw:name="Line 253" draw:style-name="gr78" draw:text-style-name="P1" draw:layer="layout" svg:x1="16.085cm" svg:y1="12.483cm" svg:x2="16.469cm" svg:y2="13.982cm">
          <text:p/>
        </draw:line>
        <draw:line draw:name="Line 254" draw:style-name="gr78" draw:text-style-name="P1" draw:layer="layout" svg:x1="15.82cm" svg:y1="12.584cm" svg:x2="16.076cm" svg:y2="14.013cm">
          <text:p/>
        </draw:line>
        <draw:line draw:name="Line 255" draw:style-name="gr78" draw:text-style-name="P1" draw:layer="layout" svg:x1="14.383cm" svg:y1="11.381cm" svg:x2="13.88cm" svg:y2="14.093cm">
          <text:p/>
        </draw:line>
        <draw:line draw:name="Line 256" draw:style-name="gr78" draw:text-style-name="P1" draw:layer="layout" svg:x1="14.453cm" svg:y1="10.288cm" svg:x2="13.554cm" svg:y2="14.005cm">
          <text:p/>
        </draw:line>
        <draw:line draw:name="Line 257" draw:style-name="gr78" draw:text-style-name="P1" draw:layer="layout" svg:x1="14.295cm" svg:y1="10.31cm" svg:x2="13.188cm" svg:y2="13.842cm">
          <text:p/>
        </draw:line>
        <draw:line draw:name="Line 258" draw:style-name="gr78" draw:text-style-name="P1" draw:layer="layout" svg:x1="14.061cm" svg:y1="10.469cm" svg:x2="12.826cm" svg:y2="13.71cm">
          <text:p/>
        </draw:line>
        <draw:line draw:name="Line 259" draw:style-name="gr78" draw:text-style-name="P1" draw:layer="layout" svg:x1="13.92cm" svg:y1="10.389cm" svg:x2="12.491cm" svg:y2="13.547cm">
          <text:p/>
        </draw:line>
        <draw:line draw:name="Line 260" draw:style-name="gr78" draw:text-style-name="P1" draw:layer="layout" svg:x1="13.757cm" svg:y1="10.327cm" svg:x2="12.147cm" svg:y2="13.397cm">
          <text:p/>
        </draw:line>
        <draw:line draw:name="Line 261" draw:style-name="gr78" draw:text-style-name="P1" draw:layer="layout" svg:x1="13.06cm" svg:y1="10.741cm" svg:x2="11.521cm" svg:y2="13.083cm">
          <text:p/>
        </draw:line>
        <draw:line draw:name="Line 262" draw:style-name="gr78" draw:text-style-name="P1" draw:layer="layout" svg:x1="12.632cm" svg:y1="10.997cm" svg:x2="11.247cm" svg:y2="12.809cm">
          <text:p/>
        </draw:line>
        <draw:line draw:name="Line 263" draw:style-name="gr78" draw:text-style-name="P1" draw:layer="layout" svg:x1="12.584cm" svg:y1="10.724cm" svg:x2="10.912cm" svg:y2="12.625cm">
          <text:p/>
        </draw:line>
        <draw:line draw:name="Line 264" draw:style-name="gr78" draw:text-style-name="P1" draw:layer="layout" svg:x1="12.359cm" svg:y1="10.601cm" svg:x2="10.701cm" svg:y2="12.351cm">
          <text:p/>
        </draw:line>
        <draw:line draw:name="Line 265" draw:style-name="gr78" draw:text-style-name="P1" draw:layer="layout" svg:x1="12.218cm" svg:y1="10.398cm" svg:x2="10.405cm" svg:y2="12.109cm">
          <text:p/>
        </draw:line>
        <draw:line draw:name="Line 266" draw:style-name="gr78" draw:text-style-name="P1" draw:layer="layout" svg:x1="12.31cm" svg:y1="10.107cm" svg:x2="10.171cm" svg:y2="11.796cm">
          <text:p/>
        </draw:line>
        <draw:line draw:name="Line 267" draw:style-name="gr78" draw:text-style-name="P1" draw:layer="layout" svg:x1="9.938cm" svg:y1="11.492cm" svg:x2="11.68cm" svg:y2="10.266cm">
          <text:p/>
        </draw:line>
        <draw:line draw:name="Line 268" draw:style-name="gr78" draw:text-style-name="P1" draw:layer="layout" svg:x1="9.686cm" svg:y1="11.218cm" svg:x2="11.68cm" svg:y2="10.006cm">
          <text:p/>
        </draw:line>
        <draw:line draw:name="Line 269" draw:style-name="gr78" draw:text-style-name="P1" draw:layer="layout" svg:x1="11.578cm" svg:y1="9.788cm" svg:x2="9.554cm" svg:y2="10.873cm">
          <text:p/>
        </draw:line>
        <draw:line draw:name="Line 270" draw:style-name="gr78" draw:text-style-name="P1" draw:layer="layout" svg:x1="9.382cm" svg:y1="10.552cm" svg:x2="11.508cm" svg:y2="9.56cm">
          <text:p/>
        </draw:line>
        <draw:line draw:name="Line 271" draw:style-name="gr78" draw:text-style-name="P1" draw:layer="layout" svg:x1="9.118cm" svg:y1="10.247cm" svg:x2="11.389cm" svg:y2="9.387cm">
          <text:p/>
        </draw:line>
        <draw:line draw:name="Line 272" draw:style-name="gr78" draw:text-style-name="P1" draw:layer="layout" svg:x1="8.985cm" svg:y1="9.881cm" svg:x2="11.296cm" svg:y2="9.153cm">
          <text:p/>
        </draw:line>
        <draw:line draw:name="Line 273" draw:style-name="gr78" draw:text-style-name="P1" draw:layer="layout" svg:x1="8.897cm" svg:y1="9.537cm" svg:x2="11.062cm" svg:y2="8.981cm">
          <text:p/>
        </draw:line>
        <draw:line draw:name="Line 274" draw:style-name="gr78" draw:text-style-name="P1" draw:layer="layout" svg:x1="8.875cm" svg:y1="9.171cm" svg:x2="10.974cm" svg:y2="8.739cm">
          <text:p/>
        </draw:line>
        <draw:line draw:name="Line 275" draw:style-name="gr78" draw:text-style-name="P1" draw:layer="layout" svg:x1="8.826cm" svg:y1="8.788cm" svg:x2="11.662cm" svg:y2="8.405cm">
          <text:p/>
        </draw:line>
        <draw:line draw:name="Line 276" draw:style-name="gr78" draw:text-style-name="P1" draw:layer="layout" svg:x1="8.756cm" svg:y1="8.421cm" svg:x2="11.287cm" svg:y2="8.241cm">
          <text:p/>
        </draw:line>
        <draw:line draw:name="Line 277" draw:style-name="gr78" draw:text-style-name="P1" draw:layer="layout" svg:x1="8.774cm" svg:y1="8.038cm" svg:x2="11.084cm" svg:y2="8.007cm">
          <text:p/>
        </draw:line>
        <draw:line draw:name="Line 278" draw:style-name="gr78" draw:text-style-name="P1" draw:layer="layout" svg:x1="8.787cm" svg:y1="7.664cm" svg:x2="11.062cm" svg:y2="7.757cm">
          <text:p/>
        </draw:line>
        <draw:line draw:name="Line 279" draw:style-name="gr78" draw:text-style-name="P1" draw:layer="layout" svg:x1="8.787cm" svg:y1="7.289cm" svg:x2="11.344cm" svg:y2="7.576cm">
          <text:p/>
        </draw:line>
        <draw:line draw:name="Line 280" draw:style-name="gr78" draw:text-style-name="P1" draw:layer="layout" svg:x1="8.844cm" svg:y1="6.936cm" svg:x2="11.318cm" svg:y2="7.36cm">
          <text:p/>
        </draw:line>
        <draw:line draw:name="Line 281" draw:style-name="gr78" draw:text-style-name="P1" draw:layer="layout" svg:x1="8.915cm" svg:y1="6.584cm" svg:x2="11.366cm" svg:y2="7.117cm">
          <text:p/>
        </draw:line>
        <draw:line draw:name="Line 282" draw:style-name="gr78" draw:text-style-name="P1" draw:layer="layout" svg:x1="8.998cm" svg:y1="6.195cm" svg:x2="11.459cm" svg:y2="6.913cm">
          <text:p/>
        </draw:line>
        <draw:line draw:name="Line 283" draw:style-name="gr78" draw:text-style-name="P1" draw:layer="layout" svg:x1="9.109cm" svg:y1="5.852cm" svg:x2="11.459cm" svg:y2="6.672cm">
          <text:p/>
        </draw:line>
        <draw:line draw:name="Line 284" draw:style-name="gr78" draw:text-style-name="P1" draw:layer="layout" svg:x1="9.272cm" svg:y1="5.529cm" svg:x2="11.446cm" svg:y2="6.459cm">
          <text:p/>
        </draw:line>
        <draw:line draw:name="Line 285" draw:style-name="gr78" draw:text-style-name="P1" draw:layer="layout" svg:x1="9.431cm" svg:y1="5.185cm" svg:x2="11.578cm" svg:y2="6.247cm">
          <text:p/>
        </draw:line>
        <draw:line draw:name="Line 286" draw:style-name="gr78" draw:text-style-name="P1" draw:layer="layout" svg:x1="9.554cm" svg:y1="4.819cm" svg:x2="11.538cm" svg:y2="6.005cm">
          <text:p/>
        </draw:line>
        <draw:line draw:name="Line 287" draw:style-name="gr78" draw:text-style-name="P1" draw:layer="layout" svg:x1="9.766cm" svg:y1="4.545cm" svg:x2="11.538cm" svg:y2="5.701cm">
          <text:p/>
        </draw:line>
        <draw:line draw:name="Line 288" draw:style-name="gr78" draw:text-style-name="P1" draw:layer="layout" svg:x1="9.969cm" svg:y1="4.242cm" svg:x2="12.046cm" svg:y2="5.812cm">
          <text:p/>
        </draw:line>
        <draw:line draw:name="Line 289" draw:style-name="gr78" draw:text-style-name="P1" draw:layer="layout" svg:x1="10.224cm" svg:y1="3.951cm" svg:x2="12.046cm" svg:y2="5.499cm">
          <text:p/>
        </draw:line>
        <draw:line draw:name="Line 290" draw:style-name="gr78" draw:text-style-name="P1" draw:layer="layout" svg:x1="10.436cm" svg:y1="3.677cm" svg:x2="12.165cm" svg:y2="5.304cm">
          <text:p/>
        </draw:line>
        <draw:line draw:name="Line 291" draw:style-name="gr78" draw:text-style-name="P1" draw:layer="layout" svg:x1="10.709cm" svg:y1="3.39cm" svg:x2="12.196cm" svg:y2="4.999cm">
          <text:p/>
        </draw:line>
        <draw:line draw:name="Line 292" draw:style-name="gr78" draw:text-style-name="P1" draw:layer="layout" svg:x1="10.974cm" svg:y1="3.131cm" svg:x2="12.31cm" svg:y2="4.727cm">
          <text:p/>
        </draw:line>
        <draw:line draw:name="Line 293" draw:style-name="gr78" draw:text-style-name="P1" draw:layer="layout" svg:x1="11.296cm" svg:y1="2.936cm" svg:x2="12.632cm" svg:y2="4.81cm">
          <text:p/>
        </draw:line>
        <draw:line draw:name="Line 294" draw:style-name="gr78" draw:text-style-name="P1" draw:layer="layout" svg:x1="11.578cm" svg:y1="2.703cm" svg:x2="12.641cm" svg:y2="4.383cm">
          <text:p/>
        </draw:line>
        <draw:line draw:name="Line 295" draw:style-name="gr78" draw:text-style-name="P1" draw:layer="layout" svg:x1="11.891cm" svg:y1="2.512cm" svg:x2="12.742cm" svg:y2="4.021cm">
          <text:p/>
        </draw:line>
        <draw:line draw:name="Line 296" draw:style-name="gr78" draw:text-style-name="P1" draw:layer="layout" svg:x1="12.178cm" svg:y1="2.289cm" svg:x2="13.007cm" svg:y2="3.951cm">
          <text:p/>
        </draw:line>
        <draw:line draw:name="Line 297" draw:style-name="gr78" draw:text-style-name="P1" draw:layer="layout" svg:x1="12.5cm" svg:y1="2.117cm" svg:x2="13.258cm" svg:y2="3.898cm">
          <text:p/>
        </draw:line>
        <draw:line draw:name="Line 298" draw:style-name="gr78" draw:text-style-name="P1" draw:layer="layout" svg:x1="12.835cm" svg:y1="1.975cm" svg:x2="13.492cm" svg:y2="3.757cm">
          <text:p/>
        </draw:line>
        <draw:line draw:name="Line 299" draw:style-name="gr78" draw:text-style-name="P1" draw:layer="layout" svg:x1="13.232cm" svg:y1="1.873cm" svg:x2="13.796cm" svg:y2="3.95cm">
          <text:p/>
        </draw:line>
        <draw:line draw:name="Line 300" draw:style-name="gr78" draw:text-style-name="P1" draw:layer="layout" svg:x1="13.563cm" svg:y1="1.733cm" svg:x2="14.03cm" svg:y2="3.735cm">
          <text:p/>
        </draw:line>
        <draw:line draw:name="Line 301" draw:style-name="gr78" draw:text-style-name="P1" draw:layer="layout" svg:x1="13.959cm" svg:y1="1.661cm" svg:x2="14.281cm" svg:y2="3.747cm">
          <text:p/>
        </draw:line>
        <draw:line draw:name="Line 302" draw:style-name="gr78" draw:text-style-name="P1" draw:layer="layout" svg:x1="14.325cm" svg:y1="1.578cm" svg:x2="14.568cm" svg:y2="3.906cm">
          <text:p/>
        </draw:line>
        <draw:line draw:name="Line 187" draw:style-name="gr2" draw:text-style-name="P1" draw:layer="layout" svg:x1="15.049cm" svg:y1="3.376cm" svg:x2="15.05cm" svg:y2="3.377cm">
          <text:p/>
        </draw:line>
        <draw:line draw:name="Line 188" draw:style-name="gr81" draw:text-style-name="P1" draw:layer="layout" svg:x1="15.049cm" svg:y1="3.377cm" svg:x2="15.05cm" svg:y2="3.378cm">
          <text:p/>
        </draw:line>
        <draw:custom-shape draw:name="TextBox 1022" draw:style-name="gr82" draw:text-style-name="P4" draw:layer="layout" svg:width="1.42cm" svg:height="0.318cm" draw:transform="rotate (1.48998758242756) translate (15.324cm 2.709cm)">
          <text:p text:style-name="P3"><text:span text:style-name="T1">gastr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3" draw:style-name="gr83" draw:text-style-name="P4" draw:layer="layout" svg:width="1.42cm" svg:height="0.257cm" draw:transform="skewX (0.00383972435438753) rotate (1.4468779499033) translate (15.654cm 2.738cm)">
          <text:p text:style-name="P3"><text:span text:style-name="T1">kansas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4" draw:style-name="gr84" draw:text-style-name="P4" draw:layer="layout" svg:width="1.42cm" svg:height="0.265cm" draw:transform="rotate (1.36449840920917) translate (15.954cm 2.768cm)">
          <text:p text:style-name="P3"><text:span text:style-name="T1">mar.Eur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5" draw:style-name="gr85" draw:text-style-name="P4" draw:layer="layout" svg:width="1.42cm" svg:height="0.265cm" draw:transform="rotate (1.25977865408951) translate (16.225cm 2.796cm)">
          <text:p text:style-name="P3"><text:span text:style-name="T1">marinum 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6" draw:style-name="gr86" draw:text-style-name="P4" draw:layer="layout" svg:width="1.42cm" svg:height="0.265cm" draw:transform="rotate (1.22469753612442) translate (16.543cm 2.89cm)">
          <text:p text:style-name="P3"><text:span text:style-name="T1">marinum M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7" draw:style-name="gr87" draw:text-style-name="P4" draw:layer="layout" svg:width="1.42cm" svg:height="0.265cm" draw:transform="rotate (1.21527275816365) translate (16.866cm 2.979cm)">
          <text:p text:style-name="P3"><text:span text:style-name="T1">lifland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8" draw:style-name="gr88" draw:text-style-name="P4" draw:layer="layout" svg:width="1.42cm" svg:height="0.265cm" draw:transform="rotate (1.08856185446886) translate (17.11cm 3.091cm)">
          <text:p text:style-name="P3"><text:span text:style-name="T1">ulcera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9" draw:style-name="gr89" draw:text-style-name="P4" draw:layer="layout" svg:width="1.42cm" svg:height="0.265cm" draw:transform="rotate (1.08070787283489) translate (17.421cm 3.222cm)">
          <text:p text:style-name="P3"><text:span text:style-name="T1">szulga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0" draw:style-name="gr90" draw:text-style-name="P4" draw:layer="layout" svg:width="1.42cm" svg:height="0.266cm" draw:transform="skewX (0.00383972435438748) rotate (0.99099794928238) translate (17.654cm 3.385cm)">
          <text:p text:style-name="P3"><text:span text:style-name="T1">riyadh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1" draw:style-name="gr91" draw:text-style-name="P4" draw:layer="layout" svg:width="1.42cm" svg:height="0.265cm" draw:transform="rotate (0.984191165199602) translate (17.978cm 3.583cm)">
          <text:p text:style-name="P3"><text:span text:style-name="T1">lac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2" draw:style-name="gr92" draw:text-style-name="P4" draw:layer="layout" svg:width="1.42cm" svg:height="0.265cm" draw:transform="rotate (0.918566785324616) translate (18.294cm 3.814cm)">
          <text:p text:style-name="P3"><text:span text:style-name="T2">leprae Br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3" draw:style-name="gr93" draw:text-style-name="P4" draw:layer="layout" svg:width="1.421cm" svg:height="0.265cm" draw:transform="rotate (0.829729526398104) translate (18.536cm 3.941cm)">
          <text:p text:style-name="P3"><text:span text:style-name="T1">leprae T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4" draw:style-name="gr94" draw:text-style-name="P5" draw:layer="layout" svg:width="1.42cm" svg:height="0.265cm" draw:transform="rotate (0.732340154136821) translate (18.672cm 4.152cm)">
          <text:p text:style-name="P3"><text:span text:style-name="T1">can. 700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5" draw:style-name="gr95" draw:text-style-name="P4" draw:layer="layout" svg:width="1.421cm" svg:height="0.265cm" draw:transform="skewX (0.00383972435438757) rotate (0.674395222970609) translate (18.898cm 4.346cm)">
          <text:p text:style-name="P3"><text:span text:style-name="T1">can. 700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6" draw:style-name="gr96" draw:text-style-name="P4" draw:layer="layout" svg:width="1.421cm" svg:height="0.264cm" draw:transform="skewX (0.00383972435438747) rotate (0.607723645544426) translate (19.166cm 4.606cm)">
          <text:p text:style-name="P3"><text:span text:style-name="T1">can. 600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7" draw:style-name="gr97" draw:text-style-name="P4" draw:layer="layout" svg:width="1.421cm" svg:height="0.264cm" draw:transform="skewX (0.00383972435438747) rotate (0.607723645544426) translate (19.357cm 4.823cm)">
          <text:p text:style-name="P3"><text:span text:style-name="T1">tuber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8" draw:style-name="gr98" draw:text-style-name="P4" draw:layer="layout" svg:width="1.42cm" svg:height="0.265cm" draw:transform="skewX (0.00383972435438756) rotate (0.514523063487928) translate (19.534cm 5.091cm)">
          <text:p text:style-name="P3"><text:span text:style-name="T1">tuberc. H37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9" draw:style-name="gr99" draw:text-style-name="P4" draw:layer="layout" svg:width="1.421cm" svg:height="0.265cm" draw:transform="skewX (0.0038397243543875) rotate (0.467399173684081) translate (19.64cm 5.373cm)">
          <text:p text:style-name="P3"><text:span text:style-name="T1">tuberc. KZ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0" draw:style-name="gr100" draw:text-style-name="P4" draw:layer="layout" svg:width="1.42cm" svg:height="0.265cm" draw:transform="skewX (0.00383972435438756) rotate (0.395666141427115) translate (19.769cm 5.613cm)">
          <text:p text:style-name="P3"><text:span text:style-name="T1">africanum</text:span></text:p>
          <text:p text:style-name="P3"><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1" draw:style-name="gr101" draw:text-style-name="P4" draw:layer="layout" svg:width="1.42cm" svg:height="0.264cm" draw:transform="rotate (0.336499479784507) translate (19.93cm 5.898cm)">
          <text:p text:style-name="P3"><text:span text:style-name="T1">oryg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2" draw:style-name="gr102" draw:text-style-name="P4" draw:layer="layout" svg:width="1.42cm" svg:height="0.265cm" draw:transform="skewX (-0.00383972435438748) rotate (0.273318560862312) translate (20.091cm 6.198cm)">
          <text:p text:style-name="P3"><text:span text:style-name="T1">bov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3" draw:style-name="gr103" draw:text-style-name="P4" draw:layer="layout" svg:width="1.42cm" svg:height="0.265cm" draw:transform="rotate (0.262497519499947) translate (20.122cm 6.508cm)">
          <text:p text:style-name="P3"><text:span text:style-name="T1">bovis Mex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4" draw:style-name="gr104" draw:text-style-name="P4" draw:layer="layout" svg:width="1.42cm" svg:height="0.265cm" draw:transform="rotate (0.186924762888593) translate (20.182cm 6.823cm)">
          <text:p text:style-name="P3"><text:span text:style-name="T1">bovis Toky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5" draw:style-name="gr105" draw:text-style-name="P4" draw:layer="layout" svg:width="1.42cm" svg:height="0.265cm" draw:transform="rotate (0.0984365698124802) translate (20.231cm 7.129cm)">
          <text:p text:style-name="P3"><text:span text:style-name="T1">conspicu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6" draw:style-name="gr106" draw:text-style-name="P4" draw:layer="layout" svg:width="1.389cm" svg:height="0.265cm" draw:transform="rotate (0.0647517152489896) translate (20.294cm 7.427cm)">
          <text:p text:style-name="P3"><text:span text:style-name="T1">sherris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7" draw:style-name="gr107" draw:text-style-name="P4" draw:layer="layout" svg:width="1.42cm" svg:height="0.266cm" svg:x="20.334cm" svg:y="7.764cm">
          <text:p text:style-name="P3"><text:span text:style-name="T1">tripl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8" draw:style-name="gr108" draw:text-style-name="P4" draw:layer="layout" svg:width="1.42cm" svg:height="0.266cm" draw:transform="skewX (-0.00383972435438754) rotate (-0.0773180858633487) translate (20.316cm 8.096cm)">
          <text:p text:style-name="P3"><text:span text:style-name="T1">florentin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9" draw:style-name="gr109" draw:text-style-name="P4" draw:layer="layout" svg:width="1.42cm" svg:height="0.266cm" draw:transform="rotate (-0.112922802604033) translate (20.305cm 8.394cm)">
          <text:p text:style-name="P3"><text:span text:style-name="T1">palust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0" draw:style-name="gr110" draw:text-style-name="P4" draw:layer="layout" svg:width="1.42cm" svg:height="0.266cm" draw:transform="skewX (-0.00383972435438754) rotate (-0.176278254451428) translate (20.292cm 8.713cm)">
          <text:p text:style-name="P3"><text:span text:style-name="T1">sp. IEC18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1" draw:style-name="gr111" draw:text-style-name="P4" draw:layer="layout" svg:width="1.42cm" svg:height="0.265cm" draw:transform="rotate (-0.245044226980004) translate (20.227cm 9.009cm)">
          <text:p text:style-name="P3"><text:span text:style-name="T1">interject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2" draw:style-name="gr112" draw:text-style-name="P4" draw:layer="layout" svg:width="1.42cm" svg:height="0.265cm" draw:transform="rotate (-0.290946386307456) translate (20.139cm 9.307cm)">
          <text:p text:style-name="P3"><text:span text:style-name="T1">para. IEC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3" draw:style-name="gr113" draw:text-style-name="P4" draw:layer="layout" svg:width="1.421cm" svg:height="0.266cm" draw:transform="rotate (-0.370358867273197) translate (20.066cm 9.621cm)">
          <text:p text:style-name="P3"><text:span text:style-name="T1">para. 071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4" draw:style-name="gr114" draw:text-style-name="P4" draw:layer="layout" svg:width="1.42cm" svg:height="0.266cm" draw:transform="rotate (-0.427954732589009) translate (19.961cm 9.945cm)">
          <text:p text:style-name="P3"><text:span text:style-name="T1">para. 100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5" draw:style-name="gr115" draw:text-style-name="P4" draw:layer="layout" svg:width="1.42cm" svg:height="0.266cm" draw:transform="skewX (-0.0038397243543874) rotate (-0.497069770967985) translate (19.832cm 10.235cm)">
          <text:p text:style-name="P3"><text:span text:style-name="T1">parm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6" draw:style-name="gr116" draw:text-style-name="P4" draw:layer="layout" svg:width="1.42cm" svg:height="0.265cm" draw:transform="skewX (0.00383972435438748) rotate (-0.540703002267844) translate (19.662cm 10.492cm)">
          <text:p text:style-name="P3"><text:span text:style-name="T1">bohemic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7" draw:style-name="gr117" draw:text-style-name="P4" draw:layer="layout" svg:width="1.421cm" svg:height="0.266cm" draw:transform="skewX (-0.00383972435438753) rotate (-0.618893752757189) translate (19.45cm 10.734cm)">
          <text:p text:style-name="P3"><text:span text:style-name="T1">sask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8" draw:style-name="gr118" draw:text-style-name="P4" draw:layer="layout" svg:width="1.42cm" svg:height="0.266cm" draw:transform="skewX (-0.0038397243543874) rotate (-0.644375559836307) translate (19.231cm 10.957cm)">
          <text:p text:style-name="P3"><text:span text:style-name="T1">parascr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9" draw:style-name="gr119" draw:text-style-name="P4" draw:layer="layout" svg:width="1.42cm" svg:height="0.267cm" draw:transform="skewX (-0.00750491578357557) rotate (-0.689055988687361) translate (19.001cm 11.185cm)">
          <text:p text:style-name="P3"><text:span text:style-name="T1">europae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0" draw:style-name="gr120" draw:text-style-name="P4" draw:layer="layout" svg:width="1.42cm" svg:height="0.265cm" draw:transform="skewX (-0.00383972435438748) rotate (-0.801280659590597) translate (18.809cm 11.398cm)">
          <text:p text:style-name="P3"><text:span text:style-name="T1">nebrask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1" draw:style-name="gr121" draw:text-style-name="P4" draw:layer="layout" svg:width="1.403cm" svg:height="0.266cm" draw:transform="skewX (-0.00383972435438747) rotate (-0.856433063953618) translate (18.571cm 11.628cm)">
          <text:p text:style-name="P3"><text:span text:style-name="T1">av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2" draw:style-name="gr122" draw:text-style-name="P4" draw:layer="layout" svg:width="1.42cm" svg:height="0.265cm" draw:transform="skewX (-0.00383972435438748) rotate (-0.904429618383461) translate (18.307cm 11.769cm)">
          <text:p text:style-name="P3"><text:span text:style-name="T1">avium K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3" draw:style-name="gr123" draw:text-style-name="P4" draw:layer="layout" svg:width="1.421cm" svg:height="0.265cm" draw:transform="skewX (-0.00383972435438757) rotate (-0.936194610769758) translate (18.037cm 11.929cm)">
          <text:p text:style-name="P3"><text:span text:style-name="T1">avium MAP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4" draw:style-name="gr124" draw:text-style-name="P4" draw:layer="layout" svg:width="1.42cm" svg:height="0.265cm" draw:transform="rotate (-0.980176907920016) translate (17.787cm 12.076cm)">
          <text:p text:style-name="P3"><text:span text:style-name="T1">colombi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5" draw:style-name="gr125" draw:text-style-name="P4" draw:layer="layout" svg:width="1.42cm" svg:height="0.265cm" draw:transform="skewX (0.00383972435438748) rotate (-1.06377817909054) translate (17.517cm 12.214cm)">
          <text:p text:style-name="P3"><text:span text:style-name="T1">chimae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6" draw:style-name="gr126" draw:text-style-name="P4" draw:layer="layout" svg:width="1.421cm" svg:height="0.266cm" draw:transform="skewX (-0.00383972435438752) rotate (-1.1379546723003) translate (17.278cm 12.335cm)">
          <text:p text:style-name="P3"><text:span text:style-name="T1">yongon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7" draw:style-name="gr127" draw:text-style-name="P4" draw:layer="layout" svg:width="1.42cm" svg:height="0.265cm" draw:transform="rotate (-1.21911248251804) translate (17.024cm 12.469cm)">
          <text:p text:style-name="P3"><text:span text:style-name="T1">intrac. 139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8" draw:style-name="gr128" draw:text-style-name="P4" draw:layer="layout" svg:width="1.421cm" svg:height="0.265cm" draw:transform="rotate (-1.27269409055427) translate (16.75cm 12.574cm)">
          <text:p text:style-name="P3"><text:span text:style-name="T1">intrac. 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9" draw:style-name="gr129" draw:text-style-name="P4" draw:layer="layout" svg:width="1.42cm" svg:height="0.265cm" draw:transform="skewX (-0.00383972435438752) rotate (-1.33919113505525) translate (16.447cm 12.655cm)">
          <text:p text:style-name="P3"><text:span text:style-name="T1">intrac. 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0" draw:style-name="gr130" draw:text-style-name="P4" draw:layer="layout" svg:width="1.42cm" svg:height="0.266cm" draw:transform="skewX (-0.00383972435438748) rotate (-1.31615278892892) translate (16.151cm 12.745cm)">
          <text:p text:style-name="P3"><text:span text:style-name="T1">ind. pran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1" draw:style-name="gr131" draw:text-style-name="P7" draw:layer="layout" svg:width="1.42cm" svg:height="0.264cm" draw:transform="skewX (-0.00383972435438752) rotate (-1.33168621927167) translate (13.801cm 12.579cm)">
          <text:p text:style-name="P6"><text:span text:style-name="T1">A. subflavu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2" draw:style-name="gr132" draw:text-style-name="P7" draw:layer="layout" svg:width="1.42cm" svg:height="0.265cm" draw:transform="rotate (-1.27775554538505) translate (13.465cm 12.514cm)">
          <text:p text:style-name="P6"><text:span text:style-name="T1">chelona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3" draw:style-name="gr133" draw:text-style-name="P7" draw:layer="layout" svg:width="1.42cm" svg:height="0.264cm" draw:transform="rotate (-1.21823981789204) translate (13.101cm 12.393cm)">
          <text:p text:style-name="P6"><text:span text:style-name="T1">immunogen</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4" draw:style-name="gr134" draw:text-style-name="P7" draw:layer="layout" svg:width="1.42cm" svg:height="0.265cm" draw:transform="rotate (-1.17635191584418) translate (12.766cm 12.315cm)">
          <text:p text:style-name="P6"><text:span text:style-name="T1">abscessu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5" draw:style-name="gr135" draw:text-style-name="P7" draw:layer="layout" svg:width="1.42cm" svg:height="0.264cm" draw:transform="rotate (-1.08280226793728) translate (12.401cm 12.2cm)">
          <text:p text:style-name="P6"><text:span text:style-name="T1">absc. 5094</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6" draw:style-name="gr136" draw:text-style-name="P7" draw:layer="layout" svg:width="1.421cm" svg:height="0.265cm" draw:transform="rotate (-1.08332586671288) translate (11.853cm 11.884cm)">
          <text:p text:style-name="P6"><text:span text:style-name="T1">fallax</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7" draw:style-name="gr137" draw:text-style-name="P7" draw:layer="layout" svg:width="1.42cm" svg:height="0.265cm" draw:transform="rotate (-0.940557933899744) translate (11.513cm 11.697cm)">
          <text:p text:style-name="P6"><text:span text:style-name="T1">confluenti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8" draw:style-name="gr138" draw:text-style-name="P7" draw:layer="layout" svg:width="1.421cm" svg:height="0.266cm" draw:transform="skewX (-0.0038397243543876) rotate (-0.919264917025414) translate (11.32cm 11.461cm)">
          <text:p text:style-name="P6"><text:span text:style-name="T1">sp. 360MFT</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79" draw:style-name="gr139" draw:text-style-name="P7" draw:layer="layout" svg:width="1.421cm" svg:height="0.265cm" draw:transform="rotate (-0.824668071567321) translate (10.985cm 11.265cm)">
          <text:p text:style-name="P6"><text:span text:style-name="T1">canariasens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0" draw:style-name="gr140" draw:text-style-name="P7" draw:layer="layout" svg:width="1.421cm" svg:height="0.265cm" draw:transform="skewX (0.00383972435438757) rotate (-0.795346540133816) translate (10.753cm 11.053cm)">
          <text:p text:style-name="P6"><text:span text:style-name="T1">smeg. MC2</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1" draw:style-name="gr141" draw:text-style-name="P7" draw:layer="layout" svg:width="1.42cm" svg:height="0.266cm" draw:transform="skewX (0.00383972435438756) rotate (-0.721170046924057) translate (10.499cm 10.86cm)">
          <text:p text:style-name="P6"><text:span text:style-name="T1">wolinskyi</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2" draw:style-name="gr142" draw:text-style-name="P7" draw:layer="layout" svg:width="1.42cm" svg:height="0.264cm" draw:transform="rotate (-0.646644487863899) translate (10.209cm 10.672cm)">
          <text:p text:style-name="P6"><text:span text:style-name="T1">sp. 155</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3" draw:style-name="gr143" draw:text-style-name="P7" draw:layer="layout" svg:width="1.421cm" svg:height="0.265cm" draw:transform="rotate (-0.570897198327345) translate (9.938cm 10.462cm)">
          <text:p text:style-name="P6"><text:span text:style-name="T1">sp. 141</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4" draw:style-name="gr144" draw:text-style-name="P7" draw:layer="layout" svg:width="1.42cm" svg:height="0.265cm" draw:transform="rotate (-0.508414411105948) translate (9.737cm 10.187cm)">
          <text:p text:style-name="P6"><text:span text:style-name="T1">mageritens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5" draw:style-name="gr145" draw:text-style-name="P7" draw:layer="layout" svg:width="1.42cm" svg:height="0.264cm" draw:transform="rotate (-0.479441945522843) translate (9.587cm 9.932cm)">
          <text:p text:style-name="P6"><text:span text:style-name="T1">conception.</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6" draw:style-name="gr146" draw:text-style-name="P7" draw:layer="layout" svg:width="1.42cm" svg:height="0.267cm" draw:transform="rotate (-0.405614518163482) translate (9.353cm 9.709cm)">
          <text:p text:style-name="P6"><text:span text:style-name="T1">fortuitum</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7" draw:style-name="gr147" draw:text-style-name="P7" draw:layer="layout" svg:width="1.42cm" svg:height="0.265cm" draw:transform="rotate (-0.335452282233311) translate (9.215cm 9.438cm)">
          <text:p text:style-name="P6"><text:span text:style-name="T1">peregrinum</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8" draw:style-name="gr148" draw:text-style-name="P7" draw:layer="layout" svg:width="1.42cm" svg:height="0.266cm" draw:transform="skewX (-0.00383972435438748) rotate (-0.284314135149877) translate (9.077cm 9.18cm)">
          <text:p text:style-name="P6"><text:span text:style-name="T1">smeg. JS623</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89" draw:style-name="gr149" draw:text-style-name="P7" draw:layer="layout" svg:width="1.42cm" svg:height="0.265cm" draw:transform="rotate (-0.212755635818109) translate (8.966cm 8.927cm)">
          <text:p text:style-name="P6"><text:span text:style-name="T1">rhodes. NBB3</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0" draw:style-name="gr150" draw:text-style-name="P7" draw:layer="layout" svg:width="1.42cm" svg:height="0.266cm" draw:transform="rotate (-0.16650441064026) translate (8.855cm 8.61cm)">
          <text:p text:style-name="P6"><text:span text:style-name="T1">tuscia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1" draw:style-name="gr151" draw:text-style-name="P7" draw:layer="layout" svg:width="1.42cm" svg:height="0.265cm" draw:transform="rotate (-0.102974425867666) translate (8.764cm 8.34cm)">
          <text:p text:style-name="P6"><text:span text:style-name="T1">phlei</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2" draw:style-name="gr152" draw:text-style-name="P7" draw:layer="layout" svg:width="1.42cm" svg:height="0.265cm" draw:transform="rotate (-0.0443313630006561) translate (8.791cm 8.046cm)">
          <text:p text:style-name="P6"><text:span text:style-name="T1">hassiacum</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3" draw:style-name="gr153" draw:text-style-name="P7" draw:layer="layout" svg:width="1.42cm" svg:height="0.266cm" svg:x="8.785cm" svg:y="7.779cm">
          <text:p text:style-name="P6"><text:span text:style-name="T1">thermore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4" draw:style-name="gr154" draw:text-style-name="P7" draw:layer="layout" svg:width="1.42cm" svg:height="0.265cm" draw:transform="rotate (0.0888372589265114) translate (8.761cm 7.464cm)">
          <text:p text:style-name="P6"><text:span text:style-name="T1">doricum</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5" draw:style-name="gr155" draw:text-style-name="P7" draw:layer="layout" svg:width="1.42cm" svg:height="0.266cm" draw:transform="rotate (0.187099295813792) translate (8.81cm 7.201cm)">
          <text:p text:style-name="P6"><text:span text:style-name="T1">sp. JL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6" draw:style-name="gr156" draw:text-style-name="P7" draw:layer="layout" svg:width="1.42cm" svg:height="0.263cm" draw:transform="rotate (0.222529479629277) translate (8.834cm 6.896cm)">
          <text:p text:style-name="P6"><text:span text:style-name="T1">sp. MC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7" draw:style-name="gr157" draw:text-style-name="P7" draw:layer="layout" svg:width="1.42cm" svg:height="0.266cm" draw:transform="skewX (-0.00383972435438756) rotate (0.259879525621956) translate (8.868cm 6.605cm)">
          <text:p text:style-name="P6"><text:span text:style-name="T1">sp. KM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8" draw:style-name="gr158" draw:text-style-name="P7" draw:layer="layout" svg:width="1.42cm" svg:height="0.265cm" draw:transform="rotate (0.313635666583381) translate (8.958cm 6.314cm)">
          <text:p text:style-name="P6"><text:span text:style-name="T1">chubuens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9" draw:style-name="gr159" draw:text-style-name="P7" draw:layer="layout" svg:width="1.42cm" svg:height="0.266cm" draw:transform="skewX (-0.00383972435438748) rotate (0.335103216382911) translate (9.083cm 6.058cm)">
          <text:p text:style-name="P6"><text:span text:style-name="T1">vanbaalenii</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0" draw:style-name="gr160" draw:text-style-name="P7" draw:layer="layout" svg:width="1.42cm" svg:height="0.265cm" draw:transform="rotate (0.44924774946334) translate (9.183cm 5.834cm)">
          <text:p text:style-name="P6"><text:span text:style-name="T1">vacca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1" draw:style-name="gr161" draw:text-style-name="P7" draw:layer="layout" svg:width="1.42cm" svg:height="0.266cm" draw:transform="rotate (0.502480291649167) translate (9.352cm 5.545cm)">
          <text:p text:style-name="P6"><text:span text:style-name="T1">iranicum</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2" draw:style-name="gr162" draw:text-style-name="P7" draw:layer="layout" svg:width="1.42cm" svg:height="0.265cm" draw:transform="skewX (-0.00383972435438763) rotate (0.57560958730773) translate (9.54cm 5.332cm)">
          <text:p text:style-name="P6"><text:span text:style-name="T1">gilvum PYR</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3" draw:style-name="gr163" draw:text-style-name="P7" draw:layer="layout" svg:width="1.42cm" svg:height="0.266cm" draw:transform="rotate (0.62796946486756) translate (9.725cm 5.105cm)">
          <text:p text:style-name="P6"><text:span text:style-name="T1">gilvum Spyr1</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4" draw:style-name="gr164" draw:text-style-name="P7" draw:layer="layout" svg:width="1.42cm" svg:height="0.265cm" draw:transform="rotate (0.716457657943672) translate (9.957cm 4.864cm)">
          <text:p text:style-name="P6"><text:span text:style-name="T1">rhodes. JS60</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5" draw:style-name="gr165" draw:text-style-name="P7" draw:layer="layout" svg:width="1.42cm" svg:height="0.265cm" draw:transform="rotate (0.716457657943672) translate (10.12cm 4.582cm)">
          <text:p text:style-name="P6"><text:span text:style-name="T1">trivial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6" draw:style-name="gr166" draw:text-style-name="P7" draw:layer="layout" svg:width="1.42cm" svg:height="0.265cm" draw:transform="rotate (0.740892267471593) translate (10.323cm 4.37cm)">
          <text:p text:style-name="P6"><text:span text:style-name="T1">terra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7" draw:style-name="gr167" draw:text-style-name="P7" draw:layer="layout" svg:width="1.42cm" svg:height="0.268cm" draw:transform="rotate (0.83705990925648) translate (10.657cm 4.153cm)">
          <text:p text:style-name="P6"><text:span text:style-name="T1">senuens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8" draw:style-name="gr168" draw:text-style-name="P7" draw:layer="layout" svg:width="1.42cm" svg:height="0.265cm" draw:transform="rotate (0.918915851175014) translate (10.928cm 3.932cm)">
          <text:p text:style-name="P6"><text:span text:style-name="T1">sinens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09" draw:style-name="gr169" draw:text-style-name="P7" draw:layer="layout" svg:width="1.42cm" svg:height="0.265cm" draw:transform="skewX (0.00383972435438756) rotate (0.976686249416027) translate (11.218cm 3.794cm)">
          <text:p text:style-name="P6"><text:span text:style-name="T1">longobard.</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0" draw:style-name="gr170" draw:text-style-name="P7" draw:layer="layout" svg:width="1.42cm" svg:height="0.265cm" draw:transform="rotate (1.05452793405497) translate (11.573cm 3.639cm)">
          <text:p text:style-name="P6"><text:span text:style-name="T1">nonchrom.</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1" draw:style-name="gr171" draw:text-style-name="P7" draw:layer="layout" svg:width="1.421cm" svg:height="0.266cm" draw:transform="skewX (-0.00383972435438752) rotate (1.05557513160617) translate (11.821cm 3.447cm)">
          <text:p text:style-name="P6"><text:span text:style-name="T1">engbaekii</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2" draw:style-name="gr172" draw:text-style-name="P7" draw:layer="layout" svg:width="1.421cm" svg:height="0.266cm" draw:transform="skewX (-0.00383972435438753) rotate (1.12905349311513) translate (12.16cm 3.304cm)">
          <text:p text:style-name="P6"><text:span text:style-name="T1">hibernia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3" draw:style-name="gr173" draw:text-style-name="P7" draw:layer="layout" svg:width="1.421cm" svg:height="0.266cm" draw:transform="skewX (-0.00383972435438745) rotate (1.1695451317614) translate (12.461cm 3.137cm)">
          <text:p text:style-name="P6"><text:span text:style-name="T1">xenopi</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4" draw:style-name="gr174" draw:text-style-name="P7" draw:layer="layout" svg:width="1.42cm" svg:height="0.265cm" draw:transform="rotate (1.28176980266464) translate (12.862cm 3.086cm)">
          <text:p text:style-name="P6"><text:span text:style-name="T1">xenopi RIVM</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5" draw:style-name="gr175" draw:text-style-name="P7" draw:layer="layout" svg:width="1.42cm" svg:height="0.265cm" draw:transform="rotate (1.32016704620851) translate (13.225cm 2.934cm)">
          <text:p text:style-name="P6"><text:span text:style-name="T1">fraga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6" draw:style-name="gr176" draw:text-style-name="P7" draw:layer="layout" svg:width="1.421cm" svg:height="0.265cm" draw:transform="skewX (-0.00383972435438757) rotate (1.39731059914666) translate (13.612cm 2.872cm)">
          <text:p text:style-name="P6"><text:span text:style-name="T1">shimoldei</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7" draw:style-name="gr177" draw:text-style-name="P7" draw:layer="layout" svg:width="1.42cm" svg:height="0.265cm" draw:transform="rotate (1.43867490241893) translate (13.985cm 2.828cm)">
          <text:p text:style-name="P6"><text:span text:style-name="T1">celatum</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8" draw:style-name="gr178" draw:text-style-name="P7" draw:layer="layout" svg:width="1.42cm" svg:height="0.265cm" draw:transform="rotate (1.48073733739199) translate (14.33cm 2.813cm)">
          <text:p text:style-name="P6"><text:span text:style-name="T1">kyorinens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19" draw:style-name="gr179" draw:text-style-name="P7" draw:layer="layout" svg:width="1.42cm" svg:height="0.264cm" draw:transform="skewX (0.00383972435438753) rotate (1.52105444311306) translate (14.674cm 2.776cm)">
          <text:p text:style-name="P6"><text:span text:style-name="T1">kubicae</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20" draw:style-name="gr180" draw:text-style-name="P4" draw:layer="layout" svg:width="1.42cm" svg:height="0.318cm" draw:transform="rotate (1.5707963267949) translate (15.03cm 2.749cm)">
          <text:p text:style-name="P3"><text:span text:style-name="T1">gordona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181" draw:text-style-name="P1" draw:layer="layout" svg:x1="8.694cm" svg:y1="7.724cm" svg:x2="8.695cm" svg:y2="7.725cm">
          <text:p/>
        </draw:line>
        <draw:line draw:name="Line 260" draw:style-name="gr78" draw:text-style-name="P1" draw:layer="layout" svg:x1="13.537cm" svg:y1="10.351cm" svg:x2="11.841cm" svg:y2="13.141cm">
          <text:p/>
        </draw:line>
        <draw:custom-shape draw:name="TextBox 414" draw:style-name="gr182" draw:text-style-name="P7" draw:layer="layout" svg:width="1.421cm" svg:height="0.264cm" draw:transform="skewX (-0.00383972435438762) rotate (-1.06499990956694) translate (12.087cm 12.009cm)">
          <text:p text:style-name="P6"><text:span text:style-name="T1">absc. G006</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40" draw:style-name="gr183" draw:text-style-name="P2" draw:layer="layout" svg:width="0.382cm" svg:height="0.839cm" draw:transform="skewX (-0.00244346095279204) rotate (0.298974900866629) translate (7.634cm 9.447cm)">
          <text:p/>
          <draw:enhanced-geometry draw:mirror-horizontal="false" draw:mirror-vertical="false" drawooo:sub-view-size="138040 302156" draw:text-areas="0 0 ?f14 ?f15" svg:viewBox="0 0 0 0" draw:type="ooxml-non-primitive" draw:enhanced-path="M 138040 20124 C 134001 70313 131702 121038 130841 171730 L 132077 302156 946 302156 0 165222 C 1632 110482 5271 55408 10918 0 10918 0 10918 0 138040 20124 Z N">
            <draw:equation draw:name="f0" draw:formula="138040*logwidth/138040"/>
            <draw:equation draw:name="f1" draw:formula="20124*logheight/302156"/>
            <draw:equation draw:name="f2" draw:formula="130841*logwidth/138040"/>
            <draw:equation draw:name="f3" draw:formula="171730*logheight/302156"/>
            <draw:equation draw:name="f4" draw:formula="132077*logwidth/138040"/>
            <draw:equation draw:name="f5" draw:formula="302156*logheight/302156"/>
            <draw:equation draw:name="f6" draw:formula="946*logwidth/138040"/>
            <draw:equation draw:name="f7" draw:formula="302156*logheight/302156"/>
            <draw:equation draw:name="f8" draw:formula="0*logwidth/138040"/>
            <draw:equation draw:name="f9" draw:formula="165222*logheight/302156"/>
            <draw:equation draw:name="f10" draw:formula="10918*logwidth/138040"/>
            <draw:equation draw:name="f11" draw:formula="0*logheight/302156"/>
            <draw:equation draw:name="f12" draw:formula="138040*logwidth/138040"/>
            <draw:equation draw:name="f13" draw:formula="20124*logheight/302156"/>
            <draw:equation draw:name="f14" draw:formula="logwidth"/>
            <draw:equation draw:name="f15" draw:formula="logheight"/>
          </draw:enhanced-geometry>
        </draw:custom-shape>
        <draw:custom-shape draw:name="Freeform 194" draw:style-name="gr184" draw:text-style-name="P8" draw:layer="layout" svg:width="0.432cm" svg:height="0.475cm" svg:x="7.68cm" svg:y="8.957cm">
          <text:p/>
          <draw:enhanced-geometry draw:mirror-horizontal="false" draw:mirror-vertical="false" drawooo:sub-view-size="43 47" draw:text-areas="0 0 ?f10 ?f11" svg:viewBox="0 0 0 0" draw:type="ooxml-non-primitive" draw:enhanced-path="M 35 0 C 0 4 0 4 0 4 2 19 5 33 8 47 43 42 43 42 43 42 40 28 38 14 35 0 Z N">
            <draw:equation draw:name="f0" draw:formula="35*logwidth/43"/>
            <draw:equation draw:name="f1" draw:formula="0*logheight/47"/>
            <draw:equation draw:name="f2" draw:formula="0*logwidth/43"/>
            <draw:equation draw:name="f3" draw:formula="4*logheight/47"/>
            <draw:equation draw:name="f4" draw:formula="8*logwidth/43"/>
            <draw:equation draw:name="f5" draw:formula="47*logheight/47"/>
            <draw:equation draw:name="f6" draw:formula="43*logwidth/43"/>
            <draw:equation draw:name="f7" draw:formula="42*logheight/47"/>
            <draw:equation draw:name="f8" draw:formula="35*logwidth/43"/>
            <draw:equation draw:name="f9" draw:formula="0*logheight/47"/>
            <draw:equation draw:name="f10" draw:formula="logwidth"/>
            <draw:equation draw:name="f11" draw:formula="logheight"/>
          </draw:enhanced-geometry>
        </draw:custom-shape>
        <draw:custom-shape draw:name="Freeform 195" draw:style-name="gr185" draw:text-style-name="P8" draw:layer="layout" svg:width="0.389cm" svg:height="0.5cm" svg:x="7.587cm" svg:y="7.219cm">
          <text:p/>
          <draw:enhanced-geometry draw:mirror-horizontal="false" draw:mirror-vertical="false" drawooo:sub-view-size="39 45" draw:text-areas="0 0 ?f10 ?f11" svg:viewBox="0 0 0 0" draw:type="ooxml-non-primitive" draw:enhanced-path="M 39 3 C 3 0 3 0 3 0 2 14 1 29 0 43 36 45 36 45 36 45 37 31 38 17 39 3 Z N">
            <draw:equation draw:name="f0" draw:formula="39*logwidth/39"/>
            <draw:equation draw:name="f1" draw:formula="3*logheight/45"/>
            <draw:equation draw:name="f2" draw:formula="3*logwidth/39"/>
            <draw:equation draw:name="f3" draw:formula="0*logheight/45"/>
            <draw:equation draw:name="f4" draw:formula="0*logwidth/39"/>
            <draw:equation draw:name="f5" draw:formula="43*logheight/45"/>
            <draw:equation draw:name="f6" draw:formula="36*logwidth/39"/>
            <draw:equation draw:name="f7" draw:formula="45*logheight/45"/>
            <draw:equation draw:name="f8" draw:formula="39*logwidth/39"/>
            <draw:equation draw:name="f9" draw:formula="3*logheight/45"/>
            <draw:equation draw:name="f10" draw:formula="logwidth"/>
            <draw:equation draw:name="f11" draw:formula="logheight"/>
          </draw:enhanced-geometry>
        </draw:custom-shape>
        <draw:custom-shape draw:name="Freeform 196" draw:style-name="gr186" draw:text-style-name="P9" draw:layer="layout" svg:width="1.913cm" svg:height="4.109cm" svg:x="7.613cm" svg:y="3.167cm">
          <text:p/>
          <draw:enhanced-geometry draw:mirror-horizontal="false" draw:mirror-vertical="false" drawooo:sub-view-size="189 406" draw:text-areas="0 0 ?f10 ?f11" svg:viewBox="0 0 0 0" draw:type="ooxml-non-primitive" draw:enhanced-path="M 189 23 C 161 0 161 0 161 0 71 112 12 251 0 403 36 406 36 406 36 406 48 262 103 130 189 23 Z N">
            <draw:equation draw:name="f0" draw:formula="189*logwidth/189"/>
            <draw:equation draw:name="f1" draw:formula="23*logheight/406"/>
            <draw:equation draw:name="f2" draw:formula="161*logwidth/189"/>
            <draw:equation draw:name="f3" draw:formula="0*logheight/406"/>
            <draw:equation draw:name="f4" draw:formula="0*logwidth/189"/>
            <draw:equation draw:name="f5" draw:formula="403*logheight/406"/>
            <draw:equation draw:name="f6" draw:formula="36*logwidth/189"/>
            <draw:equation draw:name="f7" draw:formula="406*logheight/406"/>
            <draw:equation draw:name="f8" draw:formula="189*logwidth/189"/>
            <draw:equation draw:name="f9" draw:formula="23*logheight/406"/>
            <draw:equation draw:name="f10" draw:formula="logwidth"/>
            <draw:equation draw:name="f11" draw:formula="logheight"/>
          </draw:enhanced-geometry>
        </draw:custom-shape>
        <draw:custom-shape draw:name="Freeform 197" draw:style-name="gr187" draw:text-style-name="P9" draw:layer="layout" svg:width="0.429cm" svg:height="1.313cm" svg:x="7.587cm" svg:y="7.678cm">
          <text:p/>
          <draw:enhanced-geometry draw:mirror-horizontal="false" draw:mirror-vertical="false" drawooo:sub-view-size="44 130" draw:text-areas="0 0 ?f14 ?f15" svg:viewBox="0 0 0 0" draw:type="ooxml-non-primitive" draw:enhanced-path="M 36 18 C 36 13 36 8 36 2 0 0 0 0 0 0 0 6 0 12 0 18 0 56 3 94 9 130 44 126 44 126 44 126 39 91 36 55 36 18 Z N">
            <draw:equation draw:name="f0" draw:formula="36*logwidth/44"/>
            <draw:equation draw:name="f1" draw:formula="18*logheight/130"/>
            <draw:equation draw:name="f2" draw:formula="36*logwidth/44"/>
            <draw:equation draw:name="f3" draw:formula="2*logheight/130"/>
            <draw:equation draw:name="f4" draw:formula="0*logwidth/44"/>
            <draw:equation draw:name="f5" draw:formula="0*logheight/130"/>
            <draw:equation draw:name="f6" draw:formula="0*logwidth/44"/>
            <draw:equation draw:name="f7" draw:formula="18*logheight/130"/>
            <draw:equation draw:name="f8" draw:formula="9*logwidth/44"/>
            <draw:equation draw:name="f9" draw:formula="130*logheight/130"/>
            <draw:equation draw:name="f10" draw:formula="44*logwidth/44"/>
            <draw:equation draw:name="f11" draw:formula="126*logheight/130"/>
            <draw:equation draw:name="f12" draw:formula="36*logwidth/44"/>
            <draw:equation draw:name="f13" draw:formula="18*logheight/130"/>
            <draw:equation draw:name="f14" draw:formula="logwidth"/>
            <draw:equation draw:name="f15" draw:formula="logheight"/>
          </draw:enhanced-geometry>
        </draw:custom-shape>
        <draw:custom-shape draw:name="Freeform 198" draw:style-name="gr188" draw:text-style-name="P9" draw:layer="layout" svg:width="2.865cm" svg:height="1.6cm" svg:x="10.597cm" svg:y="13.569cm">
          <text:p/>
          <draw:enhanced-geometry draw:mirror-horizontal="false" draw:mirror-vertical="false" drawooo:sub-view-size="283 158" draw:text-areas="0 0 ?f10 ?f11" svg:viewBox="0 0 0 0" draw:type="ooxml-non-primitive" draw:enhanced-path="M 21 0 C 0 29 0 29 0 29 80 90 173 134 273 158 283 123 283 123 283 123 187 100 98 58 21 0 Z N">
            <draw:equation draw:name="f0" draw:formula="21*logwidth/283"/>
            <draw:equation draw:name="f1" draw:formula="0*logheight/158"/>
            <draw:equation draw:name="f2" draw:formula="0*logwidth/283"/>
            <draw:equation draw:name="f3" draw:formula="29*logheight/158"/>
            <draw:equation draw:name="f4" draw:formula="273*logwidth/283"/>
            <draw:equation draw:name="f5" draw:formula="158*logheight/158"/>
            <draw:equation draw:name="f6" draw:formula="283*logwidth/283"/>
            <draw:equation draw:name="f7" draw:formula="123*logheight/158"/>
            <draw:equation draw:name="f8" draw:formula="21*logwidth/283"/>
            <draw:equation draw:name="f9" draw:formula="0*logheight/158"/>
            <draw:equation draw:name="f10" draw:formula="logwidth"/>
            <draw:equation draw:name="f11" draw:formula="logheight"/>
          </draw:enhanced-geometry>
        </draw:custom-shape>
        <draw:custom-shape draw:name="Freeform 200" draw:style-name="gr189" draw:text-style-name="P8" draw:layer="layout" svg:width="13.347cm" svg:height="14.882cm" svg:x="9.259cm" svg:y="0.366cm">
          <text:p/>
          <draw:enhanced-geometry draw:mirror-horizontal="false" draw:mirror-vertical="false" drawooo:sub-view-size="1318 1470" draw:text-areas="0 0 ?f18 ?f19" svg:viewBox="0 0 0 0" draw:type="ooxml-non-primitive" draw:enhanced-path="M 1318 740 C 1318 332 985 0 577 0 344 0 136 108 0 276 28 299 28 299 28 299 157 138 355 36 577 36 966 36 1282 352 1282 740 1282 1088 1029 1377 698 1435 704 1470 704 1470 704 1470 1052 1410 1318 1105 1318 740 Z N">
            <draw:equation draw:name="f0" draw:formula="1318*logwidth/1318"/>
            <draw:equation draw:name="f1" draw:formula="740*logheight/1470"/>
            <draw:equation draw:name="f2" draw:formula="577*logwidth/1318"/>
            <draw:equation draw:name="f3" draw:formula="0*logheight/1470"/>
            <draw:equation draw:name="f4" draw:formula="0*logwidth/1318"/>
            <draw:equation draw:name="f5" draw:formula="276*logheight/1470"/>
            <draw:equation draw:name="f6" draw:formula="28*logwidth/1318"/>
            <draw:equation draw:name="f7" draw:formula="299*logheight/1470"/>
            <draw:equation draw:name="f8" draw:formula="577*logwidth/1318"/>
            <draw:equation draw:name="f9" draw:formula="36*logheight/1470"/>
            <draw:equation draw:name="f10" draw:formula="1282*logwidth/1318"/>
            <draw:equation draw:name="f11" draw:formula="740*logheight/1470"/>
            <draw:equation draw:name="f12" draw:formula="698*logwidth/1318"/>
            <draw:equation draw:name="f13" draw:formula="1435*logheight/1470"/>
            <draw:equation draw:name="f14" draw:formula="704*logwidth/1318"/>
            <draw:equation draw:name="f15" draw:formula="1470*logheight/1470"/>
            <draw:equation draw:name="f16" draw:formula="1318*logwidth/1318"/>
            <draw:equation draw:name="f17" draw:formula="740*logheight/1470"/>
            <draw:equation draw:name="f18" draw:formula="logwidth"/>
            <draw:equation draw:name="f19" draw:formula="logheight"/>
          </draw:enhanced-geometry>
        </draw:custom-shape>
        <draw:custom-shape draw:name="Freeform 442" draw:style-name="gr190" draw:text-style-name="P9" draw:layer="layout" svg:width="0.63cm" svg:height="1.842cm" draw:transform="skewX (0.000523598775598258) rotate (0.298974900866629) translate (7.996cm 10.248cm)">
          <text:p/>
          <draw:enhanced-geometry draw:mirror-horizontal="false" draw:mirror-vertical="false" drawooo:sub-view-size="227025 663645" draw:text-areas="0 0 ?f28 ?f29" svg:viewBox="0 0 0 0" draw:type="ooxml-non-primitive" draw:enhanced-path="M 131131 0 L 131322 20254 131524 20246 138524 131038 138524 131038 141490 177996 C 156143 334448 184806 487163 227025 637613 227025 637613 227025 637613 100893 663645 56869 509776 25050 351078 9837 188907 L 7100 141926 7100 141926 362 26277 181 26284 0 0 Z N">
            <draw:equation draw:name="f0" draw:formula="131131*logwidth/227025"/>
            <draw:equation draw:name="f1" draw:formula="0*logheight/663645"/>
            <draw:equation draw:name="f2" draw:formula="131322*logwidth/227025"/>
            <draw:equation draw:name="f3" draw:formula="20254*logheight/663645"/>
            <draw:equation draw:name="f4" draw:formula="131524*logwidth/227025"/>
            <draw:equation draw:name="f5" draw:formula="20246*logheight/663645"/>
            <draw:equation draw:name="f6" draw:formula="138524*logwidth/227025"/>
            <draw:equation draw:name="f7" draw:formula="131038*logheight/663645"/>
            <draw:equation draw:name="f8" draw:formula="138524*logwidth/227025"/>
            <draw:equation draw:name="f9" draw:formula="131038*logheight/663645"/>
            <draw:equation draw:name="f10" draw:formula="141490*logwidth/227025"/>
            <draw:equation draw:name="f11" draw:formula="177996*logheight/663645"/>
            <draw:equation draw:name="f12" draw:formula="227025*logwidth/227025"/>
            <draw:equation draw:name="f13" draw:formula="637613*logheight/663645"/>
            <draw:equation draw:name="f14" draw:formula="100893*logwidth/227025"/>
            <draw:equation draw:name="f15" draw:formula="663645*logheight/663645"/>
            <draw:equation draw:name="f16" draw:formula="9837*logwidth/227025"/>
            <draw:equation draw:name="f17" draw:formula="188907*logheight/663645"/>
            <draw:equation draw:name="f18" draw:formula="7100*logwidth/227025"/>
            <draw:equation draw:name="f19" draw:formula="141926*logheight/663645"/>
            <draw:equation draw:name="f20" draw:formula="7100*logwidth/227025"/>
            <draw:equation draw:name="f21" draw:formula="141926*logheight/663645"/>
            <draw:equation draw:name="f22" draw:formula="362*logwidth/227025"/>
            <draw:equation draw:name="f23" draw:formula="26277*logheight/663645"/>
            <draw:equation draw:name="f24" draw:formula="181*logwidth/227025"/>
            <draw:equation draw:name="f25" draw:formula="26284*logheight/663645"/>
            <draw:equation draw:name="f26" draw:formula="0*logwidth/227025"/>
            <draw:equation draw:name="f27" draw:formula="0*logheight/663645"/>
            <draw:equation draw:name="f28" draw:formula="logwidth"/>
            <draw:equation draw:name="f29" draw:formula="logheight"/>
          </draw:enhanced-geometry>
        </draw:custom-shape>
        <draw:custom-shape draw:name="Freeform 735" draw:style-name="gr191" draw:text-style-name="P9" draw:layer="layout" svg:width="0.512cm" svg:height="1.482cm" draw:transform="skewX (0.000698131700797746) rotate (0.669508301065025) translate (9.239cm 12.546cm)">
          <text:p/>
          <draw:enhanced-geometry draw:mirror-horizontal="false" draw:mirror-vertical="false" drawooo:sub-view-size="184458 533707" draw:text-areas="0 0 ?f24 ?f25" svg:viewBox="0 0 0 0" draw:type="ooxml-non-primitive" draw:enhanced-path="M 132493 0 L 132078 40107 C 132078 40107 132078 40107 43596 41795 L 38741 41888 56214 41569 C 74769 41231 99508 40780 132494 40179 137879 197702 153495 354034 184458 508578 184458 508578 184458 508578 57753 533707 40545 452747 27175 371340 17641 289486 L 552 42616 0 42627 795 1 Z N">
            <draw:equation draw:name="f0" draw:formula="132493*logwidth/184458"/>
            <draw:equation draw:name="f1" draw:formula="0*logheight/533707"/>
            <draw:equation draw:name="f2" draw:formula="132078*logwidth/184458"/>
            <draw:equation draw:name="f3" draw:formula="40107*logheight/533707"/>
            <draw:equation draw:name="f4" draw:formula="43596*logwidth/184458"/>
            <draw:equation draw:name="f5" draw:formula="41795*logheight/533707"/>
            <draw:equation draw:name="f6" draw:formula="38741*logwidth/184458"/>
            <draw:equation draw:name="f7" draw:formula="41888*logheight/533707"/>
            <draw:equation draw:name="f8" draw:formula="56214*logwidth/184458"/>
            <draw:equation draw:name="f9" draw:formula="41569*logheight/533707"/>
            <draw:equation draw:name="f10" draw:formula="132494*logwidth/184458"/>
            <draw:equation draw:name="f11" draw:formula="40179*logheight/533707"/>
            <draw:equation draw:name="f12" draw:formula="184458*logwidth/184458"/>
            <draw:equation draw:name="f13" draw:formula="508578*logheight/533707"/>
            <draw:equation draw:name="f14" draw:formula="57753*logwidth/184458"/>
            <draw:equation draw:name="f15" draw:formula="533707*logheight/533707"/>
            <draw:equation draw:name="f16" draw:formula="17641*logwidth/184458"/>
            <draw:equation draw:name="f17" draw:formula="289486*logheight/533707"/>
            <draw:equation draw:name="f18" draw:formula="552*logwidth/184458"/>
            <draw:equation draw:name="f19" draw:formula="42616*logheight/533707"/>
            <draw:equation draw:name="f20" draw:formula="0*logwidth/184458"/>
            <draw:equation draw:name="f21" draw:formula="42627*logheight/533707"/>
            <draw:equation draw:name="f22" draw:formula="795*logwidth/184458"/>
            <draw:equation draw:name="f23" draw:formula="1*logheight/533707"/>
            <draw:equation draw:name="f24" draw:formula="logwidth"/>
            <draw:equation draw:name="f25" draw:formula="logheight"/>
          </draw:enhanced-geometry>
        </draw:custom-shape>
        <draw:custom-shape draw:name="Rectangle 736" draw:style-name="gr192" draw:text-style-name="P8" draw:layer="layout" svg:width="0.49cm" svg:height="0.498cm" svg:x="4.054cm" svg:y="2.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7" draw:style-name="gr193" draw:text-style-name="P9" draw:layer="layout" svg:width="0.49cm" svg:height="0.498cm" svg:x="4.054cm" svg:y="0.97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38" draw:style-name="gr194" draw:text-style-name="P11" draw:layer="layout" svg:width="6.223cm" svg:height="3.714cm" svg:x="4.527cm" svg:y="0.811cm">
          <text:p text:style-name="P10"><text:span text:style-name="T3">Rapid </text:span><text:span text:style-name="T3"><text:line-break/></text:span><text:span text:style-name="T3">(usually 7-10 days</text:span><text:span text:style-name="T4">2</text:span><text:span text:style-name="T3">)</text:span></text:p>
          <text:p text:style-name="P10"><text:span text:style-name="T3">Slow </text:span><text:span text:style-name="T3"><text:line-break/></text:span><text:span text:style-name="T3">(usually 1-3 weeks, sometimes up to </text:span><text:span text:style-name="T3"><text:line-break/></text:span><text:span text:style-name="T3">8 weeks</text:span><text:span text:style-name="T4">2</text:span><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39" draw:style-name="gr195" draw:text-style-name="P11" draw:layer="layout" svg:width="3.307cm" svg:height="0.756cm" svg:x="3.815cm" svg:y="0.037cm">
          <text:p text:style-name="P10"><text:span text:style-name="T5">Growth r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6" draw:text-style-name="P1" draw:layer="layout" svg:width="2.106cm" svg:height="1.545cm" svg:x="10.357cm" svg:y="2.031cm">
          <text:p/>
          <draw:enhanced-geometry draw:mirror-horizontal="false" draw:mirror-vertical="false" drawooo:sub-view-size="9731 9733" draw:text-areas="0 0 ?f8 ?f9" svg:viewBox="0 0 0 0" draw:type="ooxml-non-primitive" draw:enhanced-path="M 0 9733 C 2769 5496 5888 2373 9731 0 N">
            <draw:equation draw:name="f0" draw:formula="0*logwidth/242"/>
            <draw:equation draw:name="f1" draw:formula="177*logheight/177"/>
            <draw:equation draw:name="f2" draw:formula="242*logwidth/242"/>
            <draw:equation draw:name="f3" draw:formula="0*logheight/177"/>
            <draw:equation draw:name="f4" draw:formula="0*logwidth/9731"/>
            <draw:equation draw:name="f5" draw:formula="9733*logheight/9733"/>
            <draw:equation draw:name="f6" draw:formula="9731*logwidth/9731"/>
            <draw:equation draw:name="f7" draw:formula="0*logheight/9733"/>
            <draw:equation draw:name="f8" draw:formula="logwidth"/>
            <draw:equation draw:name="f9" draw:formula="logheight"/>
          </draw:enhanced-geometry>
        </draw:custom-shape>
        <draw:custom-shape draw:name="Freeform 6" draw:style-name="gr197" draw:text-style-name="P1" draw:layer="layout" svg:width="0.634cm" svg:height="1.356cm" svg:x="8.959cm" svg:y="9.898cm">
          <text:p/>
          <draw:enhanced-geometry draw:mirror-horizontal="false" draw:mirror-vertical="false" drawooo:sub-view-size="9836 9923" draw:text-areas="0 0 ?f18 ?f19" svg:viewBox="0 0 0 0" draw:type="ooxml-non-primitive" draw:enhanced-path="M 9836 9923 C 7621 8286 6092 6942 4292 5174 2631 3537 1246 1768 0 0 N">
            <draw:equation draw:name="f0" draw:formula="74*logwidth/74"/>
            <draw:equation draw:name="f1" draw:formula="158*logheight/158"/>
            <draw:equation draw:name="f2" draw:formula="31*logwidth/74"/>
            <draw:equation draw:name="f3" draw:formula="79*logheight/158"/>
            <draw:equation draw:name="f4" draw:formula="0*logwidth/74"/>
            <draw:equation draw:name="f5" draw:formula="0*logheight/158"/>
            <draw:equation draw:name="f6" draw:formula="9760*logwidth/9760"/>
            <draw:equation draw:name="f7" draw:formula="9664*logheight/9664"/>
            <draw:equation draw:name="f8" draw:formula="4189*logwidth/9760"/>
            <draw:equation draw:name="f9" draw:formula="5000*logheight/9664"/>
            <draw:equation draw:name="f10" draw:formula="0*logwidth/9760"/>
            <draw:equation draw:name="f11" draw:formula="0*logheight/9664"/>
            <draw:equation draw:name="f12" draw:formula="9836*logwidth/9836"/>
            <draw:equation draw:name="f13" draw:formula="9923*logheight/9923"/>
            <draw:equation draw:name="f14" draw:formula="4292*logwidth/9836"/>
            <draw:equation draw:name="f15" draw:formula="5174*logheight/9923"/>
            <draw:equation draw:name="f16" draw:formula="0*logwidth/9836"/>
            <draw:equation draw:name="f17" draw:formula="0*logheight/9923"/>
            <draw:equation draw:name="f18" draw:formula="logwidth"/>
            <draw:equation draw:name="f19" draw:formula="logheight"/>
          </draw:enhanced-geometry>
        </draw:custom-shape>
        <draw:custom-shape draw:name="Freeform 7" draw:style-name="gr198" draw:text-style-name="P1" draw:layer="layout" svg:width="0.537cm" svg:height="0.6cm" svg:x="10.058cm" svg:y="11.881cm">
          <text:p/>
          <draw:enhanced-geometry draw:mirror-horizontal="false" draw:mirror-vertical="false" drawooo:sub-view-size="60 67" draw:text-areas="0 0 ?f4 ?f5" svg:viewBox="0 0 0 0" draw:type="ooxml-non-primitive" draw:enhanced-path="M 60 67 C 38 46 18 24 0 0 N">
            <draw:equation draw:name="f0" draw:formula="60*logwidth/60"/>
            <draw:equation draw:name="f1" draw:formula="67*logheight/67"/>
            <draw:equation draw:name="f2" draw:formula="0*logwidth/60"/>
            <draw:equation draw:name="f3" draw:formula="0*logheight/67"/>
            <draw:equation draw:name="f4" draw:formula="logwidth"/>
            <draw:equation draw:name="f5" draw:formula="logheight"/>
          </draw:enhanced-geometry>
        </draw:custom-shape>
        <draw:custom-shape draw:name="Freeform 8" draw:style-name="gr199" draw:text-style-name="P1" draw:layer="layout" svg:width="1.807cm" svg:height="0.771cm" svg:x="11.705cm" svg:y="13.358cm">
          <text:p/>
          <draw:enhanced-geometry draw:mirror-horizontal="false" draw:mirror-vertical="false" drawooo:sub-view-size="202 86" draw:text-areas="0 0 ?f6 ?f7" svg:viewBox="0 0 0 0" draw:type="ooxml-non-primitive" draw:enhanced-path="M 202 86 C 152 73 105 55 60 33 39 23 20 12 0 0 N">
            <draw:equation draw:name="f0" draw:formula="202*logwidth/202"/>
            <draw:equation draw:name="f1" draw:formula="86*logheight/86"/>
            <draw:equation draw:name="f2" draw:formula="60*logwidth/202"/>
            <draw:equation draw:name="f3" draw:formula="33*logheight/86"/>
            <draw:equation draw:name="f4" draw:formula="0*logwidth/202"/>
            <draw:equation draw:name="f5" draw:formula="0*logheight/86"/>
            <draw:equation draw:name="f6" draw:formula="logwidth"/>
            <draw:equation draw:name="f7" draw:formula="logheight"/>
          </draw:enhanced-geometry>
        </draw:custom-shape>
        <draw:custom-shape draw:name="Freeform 9" draw:style-name="gr200" draw:text-style-name="P1" draw:layer="layout" svg:width="3.359cm" svg:height="1.648cm" svg:x="16.188cm" svg:y="12.618cm">
          <text:p/>
          <draw:enhanced-geometry draw:mirror-horizontal="false" draw:mirror-vertical="false" drawooo:sub-view-size="375 184" draw:text-areas="0 0 ?f8 ?f9" svg:viewBox="0 0 0 0" draw:type="ooxml-non-primitive" draw:enhanced-path="M 375 0 C 362 11 349 23 336 34 260 95 172 141 75 168 51 175 26 180 0 184 N">
            <draw:equation draw:name="f0" draw:formula="375*logwidth/375"/>
            <draw:equation draw:name="f1" draw:formula="0*logheight/184"/>
            <draw:equation draw:name="f2" draw:formula="336*logwidth/375"/>
            <draw:equation draw:name="f3" draw:formula="34*logheight/184"/>
            <draw:equation draw:name="f4" draw:formula="75*logwidth/375"/>
            <draw:equation draw:name="f5" draw:formula="168*logheight/184"/>
            <draw:equation draw:name="f6" draw:formula="0*logwidth/375"/>
            <draw:equation draw:name="f7" draw:formula="184*logheight/184"/>
            <draw:equation draw:name="f8" draw:formula="logwidth"/>
            <draw:equation draw:name="f9" draw:formula="logheight"/>
          </draw:enhanced-geometry>
        </draw:custom-shape>
        <draw:custom-shape draw:name="Freeform 10" draw:style-name="gr201" draw:text-style-name="P1" draw:layer="layout" svg:width="1.997cm" svg:height="5.287cm" svg:x="19.589cm" svg:y="7.283cm">
          <text:p/>
          <draw:enhanced-geometry draw:mirror-horizontal="false" draw:mirror-vertical="false" drawooo:sub-view-size="10000 10060" draw:text-areas="0 0 ?f16 ?f17" svg:viewBox="0 0 0 0" draw:type="ooxml-non-primitive" draw:enhanced-path="M 9839 0 C 9929 375 9996 785 10000 1184 10004 1583 9955 2002 9865 2394 9058 5409 5426 8101 0 10060 N">
            <draw:equation draw:name="f0" draw:formula="220*logwidth/223"/>
            <draw:equation draw:name="f1" draw:formula="0*logheight/587"/>
            <draw:equation draw:name="f2" draw:formula="223*logwidth/223"/>
            <draw:equation draw:name="f3" draw:formula="66*logheight/587"/>
            <draw:equation draw:name="f4" draw:formula="220*logwidth/223"/>
            <draw:equation draw:name="f5" draw:formula="137*logheight/587"/>
            <draw:equation draw:name="f6" draw:formula="0*logwidth/223"/>
            <draw:equation draw:name="f7" draw:formula="587*logheight/587"/>
            <draw:equation draw:name="f8" draw:formula="9839*logwidth/10000"/>
            <draw:equation draw:name="f9" draw:formula="0*logheight/10060"/>
            <draw:equation draw:name="f10" draw:formula="10000*logwidth/10000"/>
            <draw:equation draw:name="f11" draw:formula="1184*logheight/10060"/>
            <draw:equation draw:name="f12" draw:formula="9865*logwidth/10000"/>
            <draw:equation draw:name="f13" draw:formula="2394*logheight/10060"/>
            <draw:equation draw:name="f14" draw:formula="0*logwidth/10000"/>
            <draw:equation draw:name="f15" draw:formula="10060*logheight/10060"/>
            <draw:equation draw:name="f16" draw:formula="logwidth"/>
            <draw:equation draw:name="f17" draw:formula="logheight"/>
          </draw:enhanced-geometry>
        </draw:custom-shape>
        <draw:custom-shape draw:name="Freeform 11" draw:style-name="gr202" draw:text-style-name="P1" draw:layer="layout" svg:width="1.956cm" svg:height="3.706cm" svg:x="19.572cm" svg:y="3.148cm">
          <text:p/>
          <draw:enhanced-geometry draw:mirror-horizontal="false" draw:mirror-vertical="false" drawooo:sub-view-size="10250 10115" draw:text-areas="0 0 ?f24 ?f25" svg:viewBox="0 0 0 0" draw:type="ooxml-non-primitive" draw:enhanced-path="M 0 0 C 2488 1271 4898 2829 6588 4443 8372 6179 9640 8086 10250 10115 N">
            <draw:equation draw:name="f0" draw:formula="0*logwidth/213"/>
            <draw:equation draw:name="f1" draw:formula="0*logheight/409"/>
            <draw:equation draw:name="f2" draw:formula="135*logwidth/213"/>
            <draw:equation draw:name="f3" draw:formula="177*logheight/409"/>
            <draw:equation draw:name="f4" draw:formula="213*logwidth/213"/>
            <draw:equation draw:name="f5" draw:formula="409*logheight/409"/>
            <draw:equation draw:name="f6" draw:formula="0*logwidth/10111"/>
            <draw:equation draw:name="f7" draw:formula="0*logheight/10043"/>
            <draw:equation draw:name="f8" draw:formula="6449*logwidth/10111"/>
            <draw:equation draw:name="f9" draw:formula="4371*logheight/10043"/>
            <draw:equation draw:name="f10" draw:formula="10111*logwidth/10111"/>
            <draw:equation draw:name="f11" draw:formula="10043*logheight/10043"/>
            <draw:equation draw:name="f12" draw:formula="0*logwidth/10305"/>
            <draw:equation draw:name="f13" draw:formula="0*logheight/10101"/>
            <draw:equation draw:name="f14" draw:formula="6643*logwidth/10305"/>
            <draw:equation draw:name="f15" draw:formula="4429*logheight/10101"/>
            <draw:equation draw:name="f16" draw:formula="10305*logwidth/10305"/>
            <draw:equation draw:name="f17" draw:formula="10101*logheight/10101"/>
            <draw:equation draw:name="f18" draw:formula="0*logwidth/10250"/>
            <draw:equation draw:name="f19" draw:formula="0*logheight/10115"/>
            <draw:equation draw:name="f20" draw:formula="6588*logwidth/10250"/>
            <draw:equation draw:name="f21" draw:formula="4443*logheight/10115"/>
            <draw:equation draw:name="f22" draw:formula="10250*logwidth/10250"/>
            <draw:equation draw:name="f23" draw:formula="10115*logheight/10115"/>
            <draw:equation draw:name="f24" draw:formula="logwidth"/>
            <draw:equation draw:name="f25" draw:formula="logheight"/>
          </draw:enhanced-geometry>
        </draw:custom-shape>
        <draw:custom-shape draw:name="Freeform 13" draw:style-name="gr203" draw:text-style-name="P1" draw:layer="layout" svg:width="1.507cm" svg:height="0.268cm" svg:x="13.164cm" svg:y="1.452cm">
          <text:p/>
          <draw:enhanced-geometry draw:mirror-horizontal="false" draw:mirror-vertical="false" drawooo:sub-view-size="168 30" draw:text-areas="0 0 ?f6 ?f7" svg:viewBox="0 0 0 0" draw:type="ooxml-non-primitive" draw:enhanced-path="M 0 30 C 28 22 56 15 85 10 112 5 140 2 168 0 N">
            <draw:equation draw:name="f0" draw:formula="0*logwidth/168"/>
            <draw:equation draw:name="f1" draw:formula="30*logheight/30"/>
            <draw:equation draw:name="f2" draw:formula="85*logwidth/168"/>
            <draw:equation draw:name="f3" draw:formula="10*logheight/30"/>
            <draw:equation draw:name="f4" draw:formula="168*logwidth/168"/>
            <draw:equation draw:name="f5" draw:formula="0*logheight/30"/>
            <draw:equation draw:name="f6" draw:formula="logwidth"/>
            <draw:equation draw:name="f7" draw:formula="logheight"/>
          </draw:enhanced-geometry>
        </draw:custom-shape>
        <draw:line draw:name="Line 14" draw:style-name="gr204" draw:text-style-name="P1" draw:layer="layout" svg:x1="21.87cm" svg:y1="6.861cm" svg:x2="21.871cm" svg:y2="6.862cm">
          <text:p/>
        </draw:line>
        <draw:line draw:name="Line 15" draw:style-name="gr204" draw:text-style-name="P1" draw:layer="layout" svg:x1="20.975cm" svg:y1="7.033cm" svg:x2="20.976cm" svg:y2="7.034cm">
          <text:p/>
        </draw:line>
        <draw:line draw:name="Line 16" draw:style-name="gr204" draw:text-style-name="P1" draw:layer="layout" svg:x1="19.943cm" svg:y1="12.898cm" svg:x2="19.944cm" svg:y2="12.899cm">
          <text:p/>
        </draw:line>
        <draw:line draw:name="Line 17" draw:style-name="gr204" draw:text-style-name="P1" draw:layer="layout" svg:x1="19.317cm" svg:y1="12.325cm" svg:x2="19.318cm" svg:y2="12.326cm">
          <text:p/>
        </draw:line>
        <draw:line draw:name="Line 18" draw:style-name="gr204" draw:text-style-name="P1" draw:layer="layout" svg:x1="9.986cm" svg:y1="12.065cm" svg:x2="9.987cm" svg:y2="12.066cm">
          <text:p/>
        </draw:line>
        <draw:line draw:name="Line 19" draw:style-name="gr204" draw:text-style-name="P1" draw:layer="layout" svg:x1="10.211cm" svg:y1="11.849cm" svg:x2="10.212cm" svg:y2="11.85cm">
          <text:p/>
        </draw:line>
        <draw:line draw:name="Line 20" draw:style-name="gr204" draw:text-style-name="P1" draw:layer="layout" svg:x1="9.422cm" svg:y1="11.439cm" svg:x2="9.423cm" svg:y2="11.44cm">
          <text:p/>
        </draw:line>
        <draw:line draw:name="Line 21" draw:style-name="gr204" draw:text-style-name="P1" draw:layer="layout" svg:x1="9.933cm" svg:y1="11.152cm" svg:x2="9.934cm" svg:y2="11.153cm">
          <text:p/>
        </draw:line>
        <draw:custom-shape draw:name="Freeform 12" draw:style-name="gr205" draw:text-style-name="P1" draw:layer="layout" svg:width="0.084cm" svg:height="0.777cm" draw:transform="skewX (0.00506145483078358) rotate (1.36135681655558) translate (15.374cm 1.506cm)">
          <text:p/>
          <draw:enhanced-geometry draw:mirror-horizontal="false" draw:mirror-vertical="false" drawooo:sub-view-size="82641 160811" draw:text-areas="0 0 ?f18 ?f19" svg:viewBox="0 0 0 0" draw:type="ooxml-non-primitive" draw:enhanced-path="M 0 0 C 27146 33020 43217 62520 56991 89322 70765 116124 77403 131601 82642 160811 N">
            <draw:equation draw:name="f0" draw:formula="0*logwidth/97155"/>
            <draw:equation draw:name="f1" draw:formula="0*logheight/186690"/>
            <draw:equation draw:name="f2" draw:formula="70485*logwidth/97155"/>
            <draw:equation draw:name="f3" draw:formula="97155*logheight/186690"/>
            <draw:equation draw:name="f4" draw:formula="97155*logwidth/97155"/>
            <draw:equation draw:name="f5" draw:formula="186690*logheight/186690"/>
            <draw:equation draw:name="f6" draw:formula="0*logwidth/96135"/>
            <draw:equation draw:name="f7" draw:formula="0*logheight/168644"/>
            <draw:equation draw:name="f8" draw:formula="70485*logwidth/96135"/>
            <draw:equation draw:name="f9" draw:formula="97155*logheight/168644"/>
            <draw:equation draw:name="f10" draw:formula="96136*logwidth/96135"/>
            <draw:equation draw:name="f11" draw:formula="168644*logheight/168644"/>
            <draw:equation draw:name="f12" draw:formula="0*logwidth/82641"/>
            <draw:equation draw:name="f13" draw:formula="0*logheight/160811"/>
            <draw:equation draw:name="f14" draw:formula="56991*logwidth/82641"/>
            <draw:equation draw:name="f15" draw:formula="89322*logheight/160811"/>
            <draw:equation draw:name="f16" draw:formula="82642*logwidth/82641"/>
            <draw:equation draw:name="f17" draw:formula="160811*logheight/160811"/>
            <draw:equation draw:name="f18" draw:formula="logwidth"/>
            <draw:equation draw:name="f19" draw:formula="logheight"/>
          </draw:enhanced-geometry>
        </draw:custom-shape>
        <draw:frame draw:style-name="gr206" draw:text-style-name="P13" draw:layer="layout" svg:width="4.318cm" svg:height="1.673cm" svg:x="22.352cm" svg:y="3.81cm">
          <draw:text-box>
            <text:p text:style-name="P12"><text:span text:style-name="T6">M. tuberculosis</text:span><text:span text:style-name="T7"> complex</text:span></text:p>
          </draw:text-box>
        </draw:frame>
        <draw:frame draw:style-name="gr206" draw:text-style-name="P13" draw:layer="layout" svg:width="4.318cm" svg:height="1.673cm" svg:x="19.304cm" svg:y="14.076cm">
          <draw:text-box>
            <text:p text:style-name="P12"><text:span text:style-name="T6">M. avium</text:span><text:span text:style-name="T7"> complex</text:span></text:p>
          </draw:text-box>
        </draw:frame>
        <draw:frame draw:style-name="gr206" draw:text-style-name="P13" draw:layer="layout" svg:width="4.318cm" svg:height="1.673cm" svg:x="22.505cm" svg:y="10.159cm">
          <draw:text-box>
            <text:p text:style-name="P12"><text:span text:style-name="T6">M. simiae</text:span><text:span text:style-name="T7"> complex</text:span></text:p>
          </draw:text-box>
        </draw:frame>
        <draw:frame draw:style-name="gr206" draw:text-style-name="P13" draw:layer="layout" svg:width="4.318cm" svg:height="1.673cm" svg:x="9.144cm" svg:y="14.731cm">
          <draw:text-box>
            <text:p text:style-name="P12"><text:span text:style-name="T6">M. abscessus</text:span><text:span text:style-name="T7"> </text:span></text:p>
          </draw:text-box>
        </draw:frame>
        <draw:frame draw:style-name="gr206" draw:text-style-name="P15" draw:layer="layout" svg:width="4.318cm" svg:height="1.673cm" svg:x="15.24cm" svg:y="-0.253cm">
          <draw:text-box>
            <text:p text:style-name="P14"><text:span text:style-name="T6">M. kansasii</text:span></text:p>
          </draw:text-box>
        </draw:frame>
        <draw:frame draw:style-name="gr206" draw:text-style-name="P15" draw:layer="layout" svg:width="4.318cm" svg:height="1.673cm" svg:x="10.34cm" svg:y="0.046cm">
          <draw:text-box>
            <text:p text:style-name="P14"><text:span text:style-name="T6">M. xenopi</text:span></text:p>
          </draw:text-box>
        </draw:frame>
        <presentation:notes draw:style-name="dp2">
          <draw:page-thumbnail draw:style-name="gr207" draw:layer="layout" svg:width="18.624cm" svg:height="10.476cm" svg:x="1.482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1" draw:dots1-length="0.035cm" draw:distance="0.03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4cm" presentation:class="outline" presentation:placeholder="true">
        <draw:text-box/>
      </draw:frame>
      <draw:frame presentation:style-name="Mpr1" draw:text-style-name="MP2" draw:layer="backgroundobjects" svg:width="6.523cm" svg:height="1.085cm" svg:x="1.4cm" svg:y="14.347cm" presentation:class="date-time">
        <draw:text-box>
          <text:p text:style-name="MP1"><presentation:date-time/></text:p>
        </draw:text-box>
      </draw:frame>
      <draw:frame presentation:style-name="Mpr1" draw:text-style-name="MP6" draw:layer="backgroundobjects" svg:width="8.875cm" svg:height="1.085cm" svg:x="9.576cm" svg:y="14.347cm" presentation:class="footer">
        <draw:text-box>
          <text:p text:style-name="MP5"><presentation:footer/></text:p>
        </draw:text-box>
      </draw:frame>
      <draw:frame presentation:style-name="Mpr1" draw:text-style-name="MP4" draw:layer="backgroundobjects" svg:width="6.523cm" svg:height="1.085cm" svg:x="20.076cm" svg:y="14.347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2-15T15:47:03.173662980</meta:creation-date>
    <dc:date>2021-12-15T16:10:26.765880709</dc:date>
    <meta:editing-duration>PT13M12S</meta:editing-duration>
    <meta:editing-cycles>2</meta:editing-cycles>
    <meta:generator>LibreOffice/6.0.7.3$Linux_X86_64 LibreOffice_project/00m0$Build-3</meta:generator>
    <meta:document-statistic meta:object-count="453"/>
  </office:meta>
</office:document-meta>
</file>